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19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4_32_4" style:data-style-name="N0">
      <style:table-cell-properties style:vertical-align="automatic" fo:background-color="transparent"/>
    </style:style>
    <style:style style:name="ce62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7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5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6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7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78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Porcentaje_32_4" style:data-style-name="N36"/>
    <style:style style:name="ce92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4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5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6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1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2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3" style:family="table-cell" style:parent-style-name="Normal_32_5" style:data-style-name="N0">
      <style:table-cell-properties style:vertical-align="automatic" fo:background-color="transparent"/>
    </style:style>
    <style:style style:name="ce114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6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7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18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21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2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3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2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7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5" style:data-style-name="N0">
      <style:table-cell-properties style:vertical-align="top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31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2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3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4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5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6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7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0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ro13" style:family="table-row">
      <style:table-row-properties style:row-height="4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48.75pt" style:use-optimal-row-height="true" fo:break-before="auto"/>
    </style:style>
    <style:style style:name="ro16" style:family="table-row">
      <style:table-row-properties style:row-height="24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7"/>
          <table:table-cell office:value-type="string" table:number-columns-spanned="1" table:number-rows-spanned="2" table:style-name="ce48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8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8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8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8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8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8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8">
            <text:p>Dosis administradas<text:s/><text:span text:style-name="T2">(2)*</text:span></text:p>
          </table:table-cell>
          <table:table-cell office:value-type="string" table:number-columns-spanned="1" table:number-rows-spanned="2" table:style-name="ce48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1630" table:style-name="ce30">
            <text:p>11.421.630</text:p>
          </table:table-cell>
          <table:table-cell office:value-type="float" office:value="997000" table:style-name="ce30">
            <text:p>997.0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40" table:style-name="ce30">
            <text:p>2.716.140</text:p>
          </table:table-cell>
          <table:table-cell office:value-type="float" office:value="163500" table:style-name="ce30">
            <text:p>163.50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9035210" table:style-name="ce30">
            <text:p>19.035.210</text:p>
          </table:table-cell>
          <table:table-cell office:value-type="float" office:value="18881583.5" table:style-name="ce30">
            <text:p>18.881.584</text:p>
          </table:table-cell>
          <table:table-cell office:value-type="percentage" office:value="0.99192935092389312" table:style-name="ce31">
            <text:p>99,1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864317" table:style-name="ce33">
            <text:p>1.864.317</text:p>
          </table:table-cell>
          <table:table-cell office:value-type="float" office:value="152930" table:style-name="ce33">
            <text:p>152.930</text:p>
          </table:table-cell>
          <table:table-cell office:value-type="float" office:value="411954" table:style-name="ce33">
            <text:p>411.954</text:p>
          </table:table-cell>
          <table:table-cell office:value-type="float" office:value="423230" table:style-name="ce33">
            <text:p>423.230</text:p>
          </table:table-cell>
          <table:table-cell office:value-type="float" office:value="33000" table:style-name="ce33">
            <text:p>33.000</text:p>
          </table:table-cell>
          <table:table-cell office:value-type="float" office:value="252500" table:style-name="ce33">
            <text:p>252.500</text:p>
          </table:table-cell>
          <table:table-cell office:value-type="float" office:value="58035" table:style-name="ce33">
            <text:p>58.035</text:p>
          </table:table-cell>
          <table:table-cell office:value-type="float" office:value="3195966" table:style-name="ce33">
            <text:p>3.195.966</text:p>
          </table:table-cell>
          <table:table-cell office:value-type="float" office:value="3012987.5" table:style-name="ce33">
            <text:p>3.012.988</text:p>
          </table:table-cell>
          <table:table-cell office:value-type="percentage" office:value="0.94274704424264844" table:style-name="ce34">
            <text:p>94,2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1499021" table:style-name="ce33">
            <text:p>1.499.021</text:p>
          </table:table-cell>
          <table:table-cell office:value-type="float" office:value="116000" table:style-name="ce33">
            <text:p>116.000</text:p>
          </table:table-cell>
          <table:table-cell office:value-type="float" office:value="506880" table:style-name="ce33">
            <text:p>506.880</text:p>
          </table:table-cell>
          <table:table-cell office:value-type="float" office:value="369610" table:style-name="ce33">
            <text:p>369.610</text:p>
          </table:table-cell>
          <table:table-cell office:value-type="float" office:value="30600" table:style-name="ce33">
            <text:p>30.600</text:p>
          </table:table-cell>
          <table:table-cell office:value-type="float" office:value="219760" table:style-name="ce33">
            <text:p>219.760</text:p>
          </table:table-cell>
          <table:table-cell office:value-type="float" office:value="42940" table:style-name="ce33">
            <text:p>42.940</text:p>
          </table:table-cell>
          <table:table-cell office:value-type="float" office:value="2784811" table:style-name="ce33">
            <text:p>2.784.811</text:p>
          </table:table-cell>
          <table:table-cell office:value-type="float" office:value="2647600.5" table:style-name="ce33">
            <text:p>2.647.601</text:p>
          </table:table-cell>
          <table:table-cell office:value-type="percentage" office:value="0.95072897227136777" table:style-name="ce34">
            <text:p>95,0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1291146" table:style-name="ce33">
            <text:p>1.291.146</text:p>
          </table:table-cell>
          <table:table-cell office:value-type="float" office:value="98320" table:style-name="ce33">
            <text:p>98.320</text:p>
          </table:table-cell>
          <table:table-cell office:value-type="float" office:value="252198" table:style-name="ce33">
            <text:p>252.198</text:p>
          </table:table-cell>
          <table:table-cell office:value-type="float" office:value="433590" table:style-name="ce33">
            <text:p>433.590</text:p>
          </table:table-cell>
          <table:table-cell office:value-type="float" office:value="22200" table:style-name="ce33">
            <text:p>22.200</text:p>
          </table:table-cell>
          <table:table-cell office:value-type="float" office:value="225400" table:style-name="ce33">
            <text:p>225.400</text:p>
          </table:table-cell>
          <table:table-cell office:value-type="float" office:value="50040" table:style-name="ce33">
            <text:p>50.040</text:p>
          </table:table-cell>
          <table:table-cell office:value-type="float" office:value="2372894" table:style-name="ce33">
            <text:p>2.372.894</text:p>
          </table:table-cell>
          <table:table-cell office:value-type="float" office:value="2228785.5" table:style-name="ce33">
            <text:p>2.228.786</text:p>
          </table:table-cell>
          <table:table-cell office:value-type="percentage" office:value="0.9392688843243735" table:style-name="ce34">
            <text:p>93,9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2834346" table:style-name="ce33">
            <text:p>2.834.346</text:p>
          </table:table-cell>
          <table:table-cell office:value-type="float" office:value="231950" table:style-name="ce33">
            <text:p>231.950</text:p>
          </table:table-cell>
          <table:table-cell office:value-type="float" office:value="603648" table:style-name="ce33">
            <text:p>603.648</text:p>
          </table:table-cell>
          <table:table-cell office:value-type="float" office:value="796470" table:style-name="ce33">
            <text:p>796.470</text:p>
          </table:table-cell>
          <table:table-cell office:value-type="float" office:value="43175" table:style-name="ce33">
            <text:p>43.175</text:p>
          </table:table-cell>
          <table:table-cell office:value-type="float" office:value="455710" table:style-name="ce33">
            <text:p>455.710</text:p>
          </table:table-cell>
          <table:table-cell office:value-type="float" office:value="132660" table:style-name="ce33">
            <text:p>132.660</text:p>
          </table:table-cell>
          <table:table-cell office:value-type="float" office:value="5097959" table:style-name="ce33">
            <text:p>5.097.959</text:p>
          </table:table-cell>
          <table:table-cell office:value-type="float" office:value="4460602" table:style-name="ce33">
            <text:p>4.460.602</text:p>
          </table:table-cell>
          <table:table-cell office:value-type="percentage" office:value="0.87497800590393138" table:style-name="ce34">
            <text:p>87,5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919185" table:style-name="ce33">
            <text:p>919.185</text:p>
          </table:table-cell>
          <table:table-cell office:value-type="float" office:value="60000" table:style-name="ce33">
            <text:p>60.000</text:p>
          </table:table-cell>
          <table:table-cell office:value-type="float" office:value="144000" table:style-name="ce33">
            <text:p>144.000</text:p>
          </table:table-cell>
          <table:table-cell office:value-type="float" office:value="175400" table:style-name="ce33">
            <text:p>175.400</text:p>
          </table:table-cell>
          <table:table-cell office:value-type="float" office:value="15600" table:style-name="ce33">
            <text:p>15.600</text:p>
          </table:table-cell>
          <table:table-cell office:value-type="float" office:value="120490" table:style-name="ce33">
            <text:p>120.490</text:p>
          </table:table-cell>
          <table:table-cell office:value-type="float" office:value="22145" table:style-name="ce33">
            <text:p>22.145</text:p>
          </table:table-cell>
          <table:table-cell office:value-type="float" office:value="1456820" table:style-name="ce33">
            <text:p>1.456.820</text:p>
          </table:table-cell>
          <table:table-cell office:value-type="float" office:value="1401661.5" table:style-name="ce33">
            <text:p>1.401.662</text:p>
          </table:table-cell>
          <table:table-cell office:value-type="percentage" office:value="0.96213773836163696" table:style-name="ce34">
            <text:p>96,2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4084281" table:style-name="ce33">
            <text:p>4.084.281</text:p>
          </table:table-cell>
          <table:table-cell office:value-type="float" office:value="283630" table:style-name="ce33">
            <text:p>283.630</text:p>
          </table:table-cell>
          <table:table-cell office:value-type="float" office:value="852090" table:style-name="ce33">
            <text:p>852.090</text:p>
          </table:table-cell>
          <table:table-cell office:value-type="float" office:value="576550" table:style-name="ce33">
            <text:p>576.550</text:p>
          </table:table-cell>
          <table:table-cell office:value-type="float" office:value="0" table:style-name="ce35">
            <text:p>0</text:p>
          </table:table-cell>
          <table:table-cell office:value-type="float" office:value="472170" table:style-name="ce33">
            <text:p>472.170</text:p>
          </table:table-cell>
          <table:table-cell office:value-type="float" office:value="94635" table:style-name="ce33">
            <text:p>94.635</text:p>
          </table:table-cell>
          <table:table-cell office:value-type="float" office:value="6363356" table:style-name="ce33">
            <text:p>6.363.356</text:p>
          </table:table-cell>
          <table:table-cell office:value-type="float" office:value="6015770" table:style-name="ce33">
            <text:p>6.015.770</text:p>
          </table:table-cell>
          <table:table-cell office:value-type="percentage" office:value="0.94537693632102304" table:style-name="ce34">
            <text:p>94,54%</text:p>
          </table:table-cell>
          <table:table-cell table:number-columns-repeated="16373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2762673" table:style-name="ce33">
            <text:p>2.762.673</text:p>
          </table:table-cell>
          <table:table-cell office:value-type="float" office:value="265150" table:style-name="ce33">
            <text:p>265.150</text:p>
          </table:table-cell>
          <table:table-cell office:value-type="float" office:value="782520" table:style-name="ce33">
            <text:p>782.520</text:p>
          </table:table-cell>
          <table:table-cell office:value-type="float" office:value="712830" table:style-name="ce33">
            <text:p>712.830</text:p>
          </table:table-cell>
          <table:table-cell office:value-type="float" office:value="91200" table:style-name="ce33">
            <text:p>91.200</text:p>
          </table:table-cell>
          <table:table-cell office:value-type="float" office:value="381270" table:style-name="ce33">
            <text:p>381.270</text:p>
          </table:table-cell>
          <table:table-cell office:value-type="float" office:value="93045" table:style-name="ce33">
            <text:p>93.045</text:p>
          </table:table-cell>
          <table:table-cell office:value-type="float" office:value="5088688" table:style-name="ce33">
            <text:p>5.088.688</text:p>
          </table:table-cell>
          <table:table-cell office:value-type="float" office:value="4455257" table:style-name="ce33">
            <text:p>4.455.257</text:p>
          </table:table-cell>
          <table:table-cell office:value-type="percentage" office:value="0.87552174548724548" table:style-name="ce34">
            <text:p>87,5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8920424" table:style-name="ce33">
            <text:p>8.920.424</text:p>
          </table:table-cell>
          <table:table-cell office:value-type="float" office:value="513870" table:style-name="ce33">
            <text:p>513.870</text:p>
          </table:table-cell>
          <table:table-cell office:value-type="float" office:value="1785600" table:style-name="ce33">
            <text:p>1.785.600</text:p>
          </table:table-cell>
          <table:table-cell office:value-type="float" office:value="3139230" table:style-name="ce33">
            <text:p>3.139.230</text:p>
          </table:table-cell>
          <table:table-cell office:value-type="float" office:value="0" table:style-name="ce35">
            <text:p>0</text:p>
          </table:table-cell>
          <table:table-cell office:value-type="float" office:value="1484350" table:style-name="ce33">
            <text:p>1.484.350</text:p>
          </table:table-cell>
          <table:table-cell office:value-type="float" office:value="352320" table:style-name="ce33">
            <text:p>352.320</text:p>
          </table:table-cell>
          <table:table-cell office:value-type="float" office:value="16195794" table:style-name="ce33">
            <text:p>16.195.794</text:p>
          </table:table-cell>
          <table:table-cell office:value-type="float" office:value="15804844.5" table:style-name="ce33">
            <text:p>15.804.845</text:p>
          </table:table-cell>
          <table:table-cell office:value-type="percentage" office:value="0.97586104762755066" table:style-name="ce34">
            <text:p>97,5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6688912" table:style-name="ce33">
            <text:p>6.688.912</text:p>
          </table:table-cell>
          <table:table-cell office:value-type="float" office:value="554670" table:style-name="ce33">
            <text:p>554.670</text:p>
          </table:table-cell>
          <table:table-cell office:value-type="float" office:value="1618560" table:style-name="ce33">
            <text:p>1.618.560</text:p>
          </table:table-cell>
          <table:table-cell office:value-type="float" office:value="2120240" table:style-name="ce33">
            <text:p>2.120.240</text:p>
          </table:table-cell>
          <table:table-cell office:value-type="float" office:value="0" table:style-name="ce35">
            <text:p>0</text:p>
          </table:table-cell>
          <table:table-cell office:value-type="float" office:value="857060" table:style-name="ce33">
            <text:p>857.060</text:p>
          </table:table-cell>
          <table:table-cell office:value-type="float" office:value="208530" table:style-name="ce33">
            <text:p>208.530</text:p>
          </table:table-cell>
          <table:table-cell office:value-type="float" office:value="12047972" table:style-name="ce33">
            <text:p>12.047.972</text:p>
          </table:table-cell>
          <table:table-cell office:value-type="float" office:value="11271001" table:style-name="ce33">
            <text:p>11.271.001</text:p>
          </table:table-cell>
          <table:table-cell office:value-type="percentage" office:value="0.93551022528936822" table:style-name="ce34">
            <text:p>93,5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1639217" table:style-name="ce33">
            <text:p>1.639.217</text:p>
          </table:table-cell>
          <table:table-cell office:value-type="float" office:value="166600" table:style-name="ce33">
            <text:p>166.600</text:p>
          </table:table-cell>
          <table:table-cell office:value-type="float" office:value="331158" table:style-name="ce33">
            <text:p>331.158</text:p>
          </table:table-cell>
          <table:table-cell office:value-type="float" office:value="282430" table:style-name="ce33">
            <text:p>282.430</text:p>
          </table:table-cell>
          <table:table-cell office:value-type="float" office:value="10200" table:style-name="ce33">
            <text:p>10.200</text:p>
          </table:table-cell>
          <table:table-cell office:value-type="float" office:value="182380" table:style-name="ce33">
            <text:p>182.380</text:p>
          </table:table-cell>
          <table:table-cell office:value-type="float" office:value="37450" table:style-name="ce33">
            <text:p>37.450</text:p>
          </table:table-cell>
          <table:table-cell office:value-type="float" office:value="2649435" table:style-name="ce33">
            <text:p>2.649.435</text:p>
          </table:table-cell>
          <table:table-cell office:value-type="float" office:value="2592216" table:style-name="ce33">
            <text:p>2.592.216</text:p>
          </table:table-cell>
          <table:table-cell office:value-type="percentage" office:value="0.97840331995312213" table:style-name="ce34">
            <text:p>97,8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4138999" table:style-name="ce33">
            <text:p>4.138.999</text:p>
          </table:table-cell>
          <table:table-cell office:value-type="float" office:value="261800" table:style-name="ce33">
            <text:p>261.800</text:p>
          </table:table-cell>
          <table:table-cell office:value-type="float" office:value="1042560" table:style-name="ce33">
            <text:p>1.042.560</text:p>
          </table:table-cell>
          <table:table-cell office:value-type="float" office:value="1077580" table:style-name="ce33">
            <text:p>1.077.580</text:p>
          </table:table-cell>
          <table:table-cell office:value-type="float" office:value="76800" table:style-name="ce33">
            <text:p>76.800</text:p>
          </table:table-cell>
          <table:table-cell office:value-type="float" office:value="571870" table:style-name="ce33">
            <text:p>571.870</text:p>
          </table:table-cell>
          <table:table-cell office:value-type="float" office:value="122525" table:style-name="ce33">
            <text:p>122.525</text:p>
          </table:table-cell>
          <table:table-cell office:value-type="float" office:value="7292134" table:style-name="ce33">
            <text:p>7.292.134</text:p>
          </table:table-cell>
          <table:table-cell office:value-type="float" office:value="7079923" table:style-name="ce33">
            <text:p>7.079.923</text:p>
          </table:table-cell>
          <table:table-cell office:value-type="percentage" office:value="0.97089864229044609" table:style-name="ce34">
            <text:p>97,0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449249" table:style-name="ce33">
            <text:p>449.249</text:p>
          </table:table-cell>
          <table:table-cell office:value-type="float" office:value="31590" table:style-name="ce33">
            <text:p>31.590</text:p>
          </table:table-cell>
          <table:table-cell office:value-type="float" office:value="96576" table:style-name="ce33">
            <text:p>96.576</text:p>
          </table:table-cell>
          <table:table-cell office:value-type="float" office:value="108710" table:style-name="ce33">
            <text:p>108.710</text:p>
          </table:table-cell>
          <table:table-cell office:value-type="float" office:value="7200" table:style-name="ce33">
            <text:p>7.200</text:p>
          </table:table-cell>
          <table:table-cell office:value-type="float" office:value="53270" table:style-name="ce33">
            <text:p>53.270</text:p>
          </table:table-cell>
          <table:table-cell office:value-type="float" office:value="15200" table:style-name="ce33">
            <text:p>15.200</text:p>
          </table:table-cell>
          <table:table-cell office:value-type="float" office:value="761795" table:style-name="ce33">
            <text:p>761.795</text:p>
          </table:table-cell>
          <table:table-cell office:value-type="float" office:value="734533.5" table:style-name="ce33">
            <text:p>734.534</text:p>
          </table:table-cell>
          <table:table-cell office:value-type="percentage" office:value="0.96421412584750488" table:style-name="ce34">
            <text:p>96,4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9302727" table:style-name="ce33">
            <text:p>9.302.727</text:p>
          </table:table-cell>
          <table:table-cell office:value-type="float" office:value="564460" table:style-name="ce33">
            <text:p>564.460</text:p>
          </table:table-cell>
          <table:table-cell office:value-type="float" office:value="1480320" table:style-name="ce33">
            <text:p>1.480.320</text:p>
          </table:table-cell>
          <table:table-cell office:value-type="float" office:value="2168580" table:style-name="ce33">
            <text:p>2.168.580</text:p>
          </table:table-cell>
          <table:table-cell office:value-type="float" office:value="140400" table:style-name="ce33">
            <text:p>140.400</text:p>
          </table:table-cell>
          <table:table-cell office:value-type="float" office:value="1182300" table:style-name="ce33">
            <text:p>1.182.300</text:p>
          </table:table-cell>
          <table:table-cell office:value-type="float" office:value="253150" table:style-name="ce33">
            <text:p>253.150</text:p>
          </table:table-cell>
          <table:table-cell office:value-type="float" office:value="15091937" table:style-name="ce33">
            <text:p>15.091.937</text:p>
          </table:table-cell>
          <table:table-cell office:value-type="float" office:value="14775381" table:style-name="ce33">
            <text:p>14.775.381</text:p>
          </table:table-cell>
          <table:table-cell office:value-type="percentage" office:value="0.97902482630294574" table:style-name="ce34">
            <text:p>97,9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785635" table:style-name="ce33">
            <text:p>1.785.635</text:p>
          </table:table-cell>
          <table:table-cell office:value-type="float" office:value="209800" table:style-name="ce33">
            <text:p>209.800</text:p>
          </table:table-cell>
          <table:table-cell office:value-type="float" office:value="339840" table:style-name="ce33">
            <text:p>339.840</text:p>
          </table:table-cell>
          <table:table-cell office:value-type="float" office:value="625500" table:style-name="ce33">
            <text:p>625.500</text:p>
          </table:table-cell>
          <table:table-cell office:value-type="float" office:value="0" table:style-name="ce35">
            <text:p>0</text:p>
          </table:table-cell>
          <table:table-cell office:value-type="float" office:value="253010" table:style-name="ce33">
            <text:p>253.010</text:p>
          </table:table-cell>
          <table:table-cell office:value-type="float" office:value="68300" table:style-name="ce33">
            <text:p>68.300</text:p>
          </table:table-cell>
          <table:table-cell office:value-type="float" office:value="3282085" table:style-name="ce33">
            <text:p>3.282.085</text:p>
          </table:table-cell>
          <table:table-cell office:value-type="float" office:value="3077521.5" table:style-name="ce33">
            <text:p>3.077.522</text:p>
          </table:table-cell>
          <table:table-cell office:value-type="percentage" office:value="0.93767269890938232" table:style-name="ce34">
            <text:p>93,7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893181" table:style-name="ce33">
            <text:p>893.181</text:p>
          </table:table-cell>
          <table:table-cell office:value-type="float" office:value="60130" table:style-name="ce33">
            <text:p>60.130</text:p>
          </table:table-cell>
          <table:table-cell office:value-type="float" office:value="170976" table:style-name="ce33">
            <text:p>170.976</text:p>
          </table:table-cell>
          <table:table-cell office:value-type="float" office:value="273600" table:style-name="ce33">
            <text:p>273.600</text:p>
          </table:table-cell>
          <table:table-cell office:value-type="float" office:value="0" table:style-name="ce35">
            <text:p>0</text:p>
          </table:table-cell>
          <table:table-cell office:value-type="float" office:value="135150" table:style-name="ce33">
            <text:p>135.150</text:p>
          </table:table-cell>
          <table:table-cell office:value-type="float" office:value="23710" table:style-name="ce33">
            <text:p>23.710</text:p>
          </table:table-cell>
          <table:table-cell office:value-type="float" office:value="1556747" table:style-name="ce33">
            <text:p>1.556.747</text:p>
          </table:table-cell>
          <table:table-cell office:value-type="float" office:value="1486482" table:style-name="ce33">
            <text:p>1.486.482</text:p>
          </table:table-cell>
          <table:table-cell office:value-type="percentage" office:value="0.95486421364550567" table:style-name="ce34">
            <text:p>95,4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2978868" table:style-name="ce33">
            <text:p>2.978.868</text:p>
          </table:table-cell>
          <table:table-cell office:value-type="float" office:value="181500" table:style-name="ce33">
            <text:p>181.500</text:p>
          </table:table-cell>
          <table:table-cell office:value-type="float" office:value="685440" table:style-name="ce33">
            <text:p>685.440</text:p>
          </table:table-cell>
          <table:table-cell office:value-type="float" office:value="817900" table:style-name="ce33">
            <text:p>817.900</text:p>
          </table:table-cell>
          <table:table-cell office:value-type="float" office:value="0" table:style-name="ce35">
            <text:p>0</text:p>
          </table:table-cell>
          <table:table-cell office:value-type="float" office:value="444200" table:style-name="ce33">
            <text:p>444.200</text:p>
          </table:table-cell>
          <table:table-cell office:value-type="float" office:value="101305" table:style-name="ce33">
            <text:p>101.305</text:p>
          </table:table-cell>
          <table:table-cell office:value-type="float" office:value="5209213" table:style-name="ce33">
            <text:p>5.209.213</text:p>
          </table:table-cell>
          <table:table-cell office:value-type="float" office:value="4988665.5" table:style-name="ce33">
            <text:p>4.988.666</text:p>
          </table:table-cell>
          <table:table-cell office:value-type="percentage" office:value="0.95766203071366063" table:style-name="ce34">
            <text:p>95,7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108450" table:style-name="ce33">
            <text:p>108.450</text:p>
          </table:table-cell>
          <table:table-cell office:value-type="float" office:value="7210" table:style-name="ce33">
            <text:p>7.210</text:p>
          </table:table-cell>
          <table:table-cell office:value-type="float" office:value="20160" table:style-name="ce33">
            <text:p>20.160</text:p>
          </table:table-cell>
          <table:table-cell office:value-type="float" office:value="24620" table:style-name="ce33">
            <text:p>24.620</text:p>
          </table:table-cell>
          <table:table-cell office:value-type="float" office:value="1800" table:style-name="ce33">
            <text:p>1.800</text:p>
          </table:table-cell>
          <table:table-cell office:value-type="float" office:value="17540" table:style-name="ce33">
            <text:p>17.540</text:p>
          </table:table-cell>
          <table:table-cell office:value-type="float" office:value="3935" table:style-name="ce33">
            <text:p>3.935</text:p>
          </table:table-cell>
          <table:table-cell office:value-type="float" office:value="183715" table:style-name="ce33">
            <text:p>183.715</text:p>
          </table:table-cell>
          <table:table-cell office:value-type="float" office:value="165495" table:style-name="ce33">
            <text:p>165.495</text:p>
          </table:table-cell>
          <table:table-cell office:value-type="percentage" office:value="0.90082464687151298" table:style-name="ce34">
            <text:p>90,0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111258" table:style-name="ce33">
            <text:p>111.258</text:p>
          </table:table-cell>
          <table:table-cell office:value-type="float" office:value="11600" table:style-name="ce33">
            <text:p>11.600</text:p>
          </table:table-cell>
          <table:table-cell office:value-type="float" office:value="14400" table:style-name="ce33">
            <text:p>14.400</text:p>
          </table:table-cell>
          <table:table-cell office:value-type="float" office:value="17860" table:style-name="ce33">
            <text:p>17.860</text:p>
          </table:table-cell>
          <table:table-cell office:value-type="float" office:value="1800" table:style-name="ce33">
            <text:p>1.800</text:p>
          </table:table-cell>
          <table:table-cell office:value-type="float" office:value="12660" table:style-name="ce33">
            <text:p>12.660</text:p>
          </table:table-cell>
          <table:table-cell office:value-type="float" office:value="3830" table:style-name="ce33">
            <text:p>3.830</text:p>
          </table:table-cell>
          <table:table-cell office:value-type="float" office:value="173408" table:style-name="ce33">
            <text:p>173.408</text:p>
          </table:table-cell>
          <table:table-cell office:value-type="float" office:value="156411.5" table:style-name="ce33">
            <text:p>156.412</text:p>
          </table:table-cell>
          <table:table-cell office:value-type="percentage" office:value="0.9019854908654733" table:style-name="ce34">
            <text:p>90,2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58986" table:style-name="ce33">
            <text:p>58.986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8710" table:style-name="ce33">
            <text:p>58.710</text:p>
          </table:table-cell>
          <table:table-cell office:value-type="float" office:value="2000" table:style-name="ce33">
            <text:p>2.000</text:p>
          </table:table-cell>
          <table:table-cell office:value-type="float" office:value="103800" table:style-name="ce33">
            <text:p>103.800</text:p>
          </table:table-cell>
          <table:table-cell office:value-type="float" office:value="2000" table:style-name="ce33">
            <text:p>2.000</text:p>
          </table:table-cell>
          <table:table-cell office:value-type="float" office:value="225496" table:style-name="ce33">
            <text:p>225.496</text:p>
          </table:table-cell>
          <table:table-cell office:value-type="float" office:value="209061.5" table:style-name="ce33">
            <text:p>209.062</text:p>
          </table:table-cell>
          <table:table-cell office:value-type="percentage" office:value="0.92711844112534147" table:style-name="ce34">
            <text:p>92,71%</text:p>
          </table:table-cell>
          <table:table-cell table:number-columns-repeated="16373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2742" table:style-name="ce37">
            <text:p>2742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8400" table:style-name="ce38">
            <text:p>8.400</text:p>
          </table:table-cell>
          <table:table-cell office:value-type="float" office:value="0" table:style-name="ce37">
            <text:p>0</text:p>
          </table:table-cell>
          <table:table-cell office:value-type="float" office:value="3370" table:style-name="ce37">
            <text:p>3370</text:p>
          </table:table-cell>
          <table:table-cell office:value-type="float" office:value="4705" table:style-name="ce38">
            <text:p>4.705</text:p>
          </table:table-cell>
          <table:table-cell office:value-type="float" office:value="19217" table:style-name="ce38">
            <text:p>19.217</text:p>
          </table:table-cell>
          <table:table-cell office:value-type="float" office:value="13844" table:style-name="ce38">
            <text:p>13.844</text:p>
          </table:table-cell>
          <table:table-cell office:value-type="percentage" office:value="0.72040380912733515" table:style-name="ce39">
            <text:p>72,04%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63755247" table:style-name="ce41">
            <text:p>63.755.247</text:p>
          </table:table-cell>
          <table:table-cell office:value-type="float" office:value="4768210" table:style-name="ce41">
            <text:p>4.768.210</text:p>
          </table:table-cell>
          <table:table-cell office:value-type="float" office:value="13005120" table:style-name="ce41">
            <text:p>13.005.120</text:p>
          </table:table-cell>
          <table:table-cell office:value-type="float" office:value="16927180" table:style-name="ce42">
            <text:p>16.927.180</text:p>
          </table:table-cell>
          <table:table-cell office:value-type="float" office:value="639475" table:style-name="ce42">
            <text:p>639.475</text:p>
          </table:table-cell>
          <table:table-cell office:value-type="float" office:value="8965460" table:style-name="ce43">
            <text:p>8.965.460</text:p>
          </table:table-cell>
          <table:table-cell office:value-type="float" office:value="2023960" table:style-name="ce44">
            <text:p>2.023.960</text:p>
          </table:table-cell>
          <table:table-cell office:value-type="float" office:value="110084652" table:style-name="ce45">
            <text:p>110.084.652</text:p>
          </table:table-cell>
          <table:table-cell office:value-type="float" office:value="105459627.5" table:style-name="ce45">
            <text:p>105.459.628</text:p>
          </table:table-cell>
          <table:table-cell office:value-type="percentage" office:value="0.9579866546700806" table:style-name="ce46">
            <text:p>95,80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49"/>
          <table:table-cell office:value-type="string" table:style-name="ce50">
            <text:p>Nº Personas con al menos 1 dosis</text:p>
          </table:table-cell>
          <table:table-cell office:value-type="string" table:style-name="ce50">
            <text:p>Nº Personas con pauta completa</text:p>
          </table:table-cell>
          <table:table-cell office:value-type="string" table:style-name="ce50">
            <text:p>% Pautas incompletas</text:p>
          </table:table-cell>
          <table:table-cell office:value-type="string" table:style-name="ce50">
            <text:p>Nº Personas con 1ª dosis de recuerdo<text:span text:style-name="T3">(2)</text:span></text:p>
          </table:table-cell>
          <table:table-cell office:value-type="string" table:style-name="ce50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92865" table:style-name="ce51">
            <text:p>7.492.865</text:p>
          </table:table-cell>
          <table:table-cell office:value-type="float" office:value="7341162" table:style-name="ce51">
            <text:p>7.341.162</text:p>
          </table:table-cell>
          <table:table-cell office:value-type="percentage" office:value="2.0246327673059637E-2" table:style-name="ce31">
            <text:p>2,02%</text:p>
          </table:table-cell>
          <table:table-cell office:value-type="float" office:value="4342105" table:style-name="ce51">
            <text:p>4.342.105</text:p>
          </table:table-cell>
          <table:table-cell office:value-type="date" office:date-value="2023-02-15T00:00:00" table:style-name="ce52">
            <text:p>15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153068" table:style-name="ce53">
            <text:p>1.153.068</text:p>
          </table:table-cell>
          <table:table-cell office:value-type="float" office:value="1133153" table:style-name="ce53">
            <text:p>1.133.153</text:p>
          </table:table-cell>
          <table:table-cell office:value-type="percentage" office:value="1.727131444112576E-2" table:style-name="ce34">
            <text:p>1,73%</text:p>
          </table:table-cell>
          <table:table-cell office:value-type="float" office:value="748738" table:style-name="ce53">
            <text:p>748.738</text:p>
          </table:table-cell>
          <table:table-cell office:value-type="date" office:date-value="2023-02-15T00:00:00" table:style-name="ce54">
            <text:p>15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930581" table:style-name="ce53">
            <text:p>930.581</text:p>
          </table:table-cell>
          <table:table-cell office:value-type="float" office:value="921239" table:style-name="ce53">
            <text:p>921.239</text:p>
          </table:table-cell>
          <table:table-cell office:value-type="percentage" office:value="1.0038889682897029E-2" table:style-name="ce34">
            <text:p>1,00%</text:p>
          </table:table-cell>
          <table:table-cell office:value-type="float" office:value="740444" table:style-name="ce53">
            <text:p>740.444</text:p>
          </table:table-cell>
          <table:table-cell office:value-type="date" office:date-value="2023-02-15T00:00:00" table:style-name="ce54">
            <text:p>15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929925" table:style-name="ce53">
            <text:p>929.925</text:p>
          </table:table-cell>
          <table:table-cell office:value-type="float" office:value="915369" table:style-name="ce53">
            <text:p>915.369</text:p>
          </table:table-cell>
          <table:table-cell office:value-type="percentage" office:value="1.5652875231873538E-2" table:style-name="ce34">
            <text:p>1,57%</text:p>
          </table:table-cell>
          <table:table-cell office:value-type="float" office:value="507480" table:style-name="ce53">
            <text:p>507.480</text:p>
          </table:table-cell>
          <table:table-cell office:value-type="date" office:date-value="2023-02-15T00:00:00" table:style-name="ce54">
            <text:p>15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1827894" table:style-name="ce53">
            <text:p>1.827.894</text:p>
          </table:table-cell>
          <table:table-cell office:value-type="float" office:value="1774658" table:style-name="ce53">
            <text:p>1.774.658</text:p>
          </table:table-cell>
          <table:table-cell office:value-type="percentage" office:value="2.9124227116014385E-2" table:style-name="ce34">
            <text:p>2,91%</text:p>
          </table:table-cell>
          <table:table-cell office:value-type="float" office:value="1039971" table:style-name="ce53">
            <text:p>1.039.971</text:p>
          </table:table-cell>
          <table:table-cell office:value-type="date" office:date-value="2023-02-15T00:00:00" table:style-name="ce54">
            <text:p>15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520457" table:style-name="ce53">
            <text:p>520.457</text:p>
          </table:table-cell>
          <table:table-cell office:value-type="float" office:value="517034" table:style-name="ce53">
            <text:p>517.034</text:p>
          </table:table-cell>
          <table:table-cell office:value-type="percentage" office:value="6.5769122136891235E-3" table:style-name="ce34">
            <text:p>0,66%</text:p>
          </table:table-cell>
          <table:table-cell office:value-type="float" office:value="368001" table:style-name="ce53">
            <text:p>368.001</text:p>
          </table:table-cell>
          <table:table-cell office:value-type="date" office:date-value="2023-02-15T00:00:00" table:style-name="ce54">
            <text:p>15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2154241" table:style-name="ce53">
            <text:p>2.154.241</text:p>
          </table:table-cell>
          <table:table-cell office:value-type="float" office:value="2176597" table:style-name="ce53">
            <text:p>2.176.597</text:p>
          </table:table-cell>
          <table:table-cell office:value-type="percentage" office:value="0" table:style-name="ce34">
            <text:p>0,00%</text:p>
          </table:table-cell>
          <table:table-cell office:value-type="float" office:value="1581515" table:style-name="ce53">
            <text:p>1.581.515</text:p>
          </table:table-cell>
          <table:table-cell office:value-type="date" office:date-value="2023-02-14T00:00:00" table:style-name="ce54">
            <text:p>14/02/2023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771513" table:style-name="ce53">
            <text:p>1.771.513</text:p>
          </table:table-cell>
          <table:table-cell office:value-type="float" office:value="1721344" table:style-name="ce53">
            <text:p>1.721.344</text:p>
          </table:table-cell>
          <table:table-cell office:value-type="percentage" office:value="2.8319859916353985E-2" table:style-name="ce34">
            <text:p>2,83%</text:p>
          </table:table-cell>
          <table:table-cell office:value-type="float" office:value="1130363" table:style-name="ce53">
            <text:p>1.130.363</text:p>
          </table:table-cell>
          <table:table-cell office:value-type="date" office:date-value="2023-02-15T00:00:00" table:style-name="ce54">
            <text:p>15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6506432" table:style-name="ce53">
            <text:p>6.506.432</text:p>
          </table:table-cell>
          <table:table-cell office:value-type="float" office:value="6373366" table:style-name="ce53">
            <text:p>6.373.366</text:p>
          </table:table-cell>
          <table:table-cell office:value-type="percentage" office:value="2.0451454806566793E-2" table:style-name="ce34">
            <text:p>2,05%</text:p>
          </table:table-cell>
          <table:table-cell office:value-type="float" office:value="3996419" table:style-name="ce53">
            <text:p>3.996.419</text:p>
          </table:table-cell>
          <table:table-cell office:value-type="date" office:date-value="2023-02-15T00:00:00" table:style-name="ce54">
            <text:p>15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4457307" table:style-name="ce53">
            <text:p>4.457.307</text:p>
          </table:table-cell>
          <table:table-cell office:value-type="float" office:value="4399909" table:style-name="ce53">
            <text:p>4.399.909</text:p>
          </table:table-cell>
          <table:table-cell office:value-type="percentage" office:value="1.2877282179576142E-2" table:style-name="ce34">
            <text:p>1,29%</text:p>
          </table:table-cell>
          <table:table-cell office:value-type="float" office:value="3071218" table:style-name="ce53">
            <text:p>3.071.218</text:p>
          </table:table-cell>
          <table:table-cell office:value-type="date" office:date-value="2023-02-15T00:00:00" table:style-name="ce54">
            <text:p>15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971709" table:style-name="ce53">
            <text:p>971.709</text:p>
          </table:table-cell>
          <table:table-cell office:value-type="float" office:value="954390" table:style-name="ce53">
            <text:p>954.390</text:p>
          </table:table-cell>
          <table:table-cell office:value-type="percentage" office:value="1.7823237203730746E-2" table:style-name="ce34">
            <text:p>1,78%</text:p>
          </table:table-cell>
          <table:table-cell office:value-type="float" office:value="666771" table:style-name="ce53">
            <text:p>666.771</text:p>
          </table:table-cell>
          <table:table-cell office:value-type="date" office:date-value="2023-02-14T00:00:00" table:style-name="ce54">
            <text:p>14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486845" table:style-name="ce53">
            <text:p>2.486.845</text:p>
          </table:table-cell>
          <table:table-cell office:value-type="float" office:value="2462354" table:style-name="ce53">
            <text:p>2.462.354</text:p>
          </table:table-cell>
          <table:table-cell office:value-type="percentage" office:value="9.8482213406947353E-3" table:style-name="ce34">
            <text:p>0,98%</text:p>
          </table:table-cell>
          <table:table-cell office:value-type="float" office:value="2018728" table:style-name="ce53">
            <text:p>2.018.728</text:p>
          </table:table-cell>
          <table:table-cell office:value-type="date" office:date-value="2023-02-15T00:00:00" table:style-name="ce54">
            <text:p>15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285062" table:style-name="ce53">
            <text:p>285.062</text:p>
          </table:table-cell>
          <table:table-cell office:value-type="float" office:value="287322" table:style-name="ce53">
            <text:p>287.322</text:p>
          </table:table-cell>
          <table:table-cell office:value-type="percentage" office:value="0" table:style-name="ce34">
            <text:p>0,00%</text:p>
          </table:table-cell>
          <table:table-cell office:value-type="float" office:value="190399" table:style-name="ce53">
            <text:p>190.399</text:p>
          </table:table-cell>
          <table:table-cell office:value-type="date" office:date-value="2023-02-15T00:00:00" table:style-name="ce54">
            <text:p>15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5787337" table:style-name="ce53">
            <text:p>5.787.337</text:p>
          </table:table-cell>
          <table:table-cell office:value-type="float" office:value="5747830" table:style-name="ce53">
            <text:p>5.747.830</text:p>
          </table:table-cell>
          <table:table-cell office:value-type="percentage" office:value="6.8264557602227072E-3" table:style-name="ce34">
            <text:p>0,68%</text:p>
          </table:table-cell>
          <table:table-cell office:value-type="float" office:value="3601023" table:style-name="ce53">
            <text:p>3.601.023</text:p>
          </table:table-cell>
          <table:table-cell office:value-type="date" office:date-value="2023-02-15T00:00:00" table:style-name="ce54">
            <text:p>15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302509" table:style-name="ce53">
            <text:p>1.302.509</text:p>
          </table:table-cell>
          <table:table-cell office:value-type="float" office:value="1283981" table:style-name="ce53">
            <text:p>1.283.981</text:p>
          </table:table-cell>
          <table:table-cell office:value-type="percentage" office:value="1.4224853724619178E-2" table:style-name="ce34">
            <text:p>1,42%</text:p>
          </table:table-cell>
          <table:table-cell office:value-type="float" office:value="729089" table:style-name="ce53">
            <text:p>729.089</text:p>
          </table:table-cell>
          <table:table-cell office:value-type="date" office:date-value="2023-02-15T00:00:00" table:style-name="ce54">
            <text:p>15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569227" table:style-name="ce53">
            <text:p>569.227</text:p>
          </table:table-cell>
          <table:table-cell office:value-type="float" office:value="564438" table:style-name="ce53">
            <text:p>564.438</text:p>
          </table:table-cell>
          <table:table-cell office:value-type="percentage" office:value="8.4131638168955438E-3" table:style-name="ce34">
            <text:p>0,84%</text:p>
          </table:table-cell>
          <table:table-cell office:value-type="float" office:value="375527" table:style-name="ce53">
            <text:p>375.527</text:p>
          </table:table-cell>
          <table:table-cell office:value-type="date" office:date-value="2023-02-15T00:00:00" table:style-name="ce54">
            <text:p>15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956794" table:style-name="ce53">
            <text:p>1.956.794</text:p>
          </table:table-cell>
          <table:table-cell office:value-type="float" office:value="1923266" table:style-name="ce53">
            <text:p>1.923.266</text:p>
          </table:table-cell>
          <table:table-cell office:value-type="percentage" office:value="1.7134149021307301E-2" table:style-name="ce34">
            <text:p>1,71%</text:p>
          </table:table-cell>
          <table:table-cell office:value-type="float" office:value="1264848" table:style-name="ce53">
            <text:p>1.264.848</text:p>
          </table:table-cell>
          <table:table-cell office:value-type="date" office:date-value="2023-02-15T00:00:00" table:style-name="ce54">
            <text:p>15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68748" table:style-name="ce53">
            <text:p>68.748</text:p>
          </table:table-cell>
          <table:table-cell office:value-type="float" office:value="65913" table:style-name="ce53">
            <text:p>65.913</text:p>
          </table:table-cell>
          <table:table-cell office:value-type="percentage" office:value="4.1237563274567984E-2" table:style-name="ce34">
            <text:p>4,12%</text:p>
          </table:table-cell>
          <table:table-cell office:value-type="float" office:value="44218" table:style-name="ce53">
            <text:p>44.218</text:p>
          </table:table-cell>
          <table:table-cell office:value-type="date" office:date-value="2023-02-15T00:00:00" table:style-name="ce54">
            <text:p>15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66607" table:style-name="ce53">
            <text:p>66.607</text:p>
          </table:table-cell>
          <table:table-cell office:value-type="float" office:value="63336" table:style-name="ce53">
            <text:p>63.336</text:p>
          </table:table-cell>
          <table:table-cell office:value-type="percentage" office:value="4.9108952512498687E-2" table:style-name="ce34">
            <text:p>4,91%</text:p>
          </table:table-cell>
          <table:table-cell office:value-type="float" office:value="37352" table:style-name="ce53">
            <text:p>37.352</text:p>
          </table:table-cell>
          <table:table-cell office:value-type="date" office:date-value="2023-02-14T00:00:00" table:style-name="ce54">
            <text:p>14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95182" table:style-name="ce53">
            <text:p>95.182</text:p>
          </table:table-cell>
          <table:table-cell office:value-type="float" office:value="94859" table:style-name="ce53">
            <text:p>94.859</text:p>
          </table:table-cell>
          <table:table-cell office:value-type="percentage" office:value="3.3934987707759869E-3" table:style-name="ce34">
            <text:p>0,34%</text:p>
          </table:table-cell>
          <table:table-cell office:value-type="float" office:value="52024" table:style-name="ce53">
            <text:p>52.024</text:p>
          </table:table-cell>
          <table:table-cell office:value-type="date" office:date-value="2023-02-15T00:00:00" table:style-name="ce54">
            <text:p>15/02/2023</text:p>
          </table:table-cell>
          <table:table-cell table:number-columns-repeated="16378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8133" table:style-name="ce55">
            <text:p>8.133</text:p>
          </table:table-cell>
          <table:table-cell office:value-type="float" office:value="8151" table:style-name="ce55">
            <text:p>8.151</text:p>
          </table:table-cell>
          <table:table-cell office:value-type="percentage" office:value="0" table:style-name="ce39">
            <text:p>0,00%</text:p>
          </table:table-cell>
          <table:table-cell office:value-type="float" office:value="4211" table:style-name="ce55">
            <text:p>4.211</text:p>
          </table:table-cell>
          <table:table-cell office:value-type="date" office:date-value="2023-02-15T00:00:00" table:style-name="ce56">
            <text:p>15/02/2023</text:p>
          </table:table-cell>
          <table:table-cell table:number-columns-repeated="16378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41342436" table:style-name="ce57">
            <text:p>41.342.436</text:p>
          </table:table-cell>
          <table:table-cell office:value-type="float" office:value="40729671" table:style-name="ce57">
            <text:p>40.729.671</text:p>
          </table:table-cell>
          <table:table-cell office:value-type="percentage" office:value="1.4821695557562211E-2" table:style-name="ce46">
            <text:p>1,48%</text:p>
          </table:table-cell>
          <table:table-cell office:value-type="float" office:value="26510444" table:style-name="ce57">
            <text:p>26.510.444</text:p>
          </table:table-cell>
          <table:table-cell table:style-name="ce58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61"/>
        <table:table-column table:style-name="co6" table:number-columns-repeated="5" table:default-cell-style-name="ce61"/>
        <table:table-column table:style-name="co4" table:number-columns-repeated="2" table:default-cell-style-name="ce61"/>
        <table:table-column table:style-name="co3" table:number-columns-repeated="7" table:default-cell-style-name="ce61"/>
        <table:table-column table:style-name="co4" table:number-columns-repeated="16369" table:default-cell-style-name="ce61"/>
        <table:table-row table:style-name="ro8">
          <table:table-cell table:style-name="ce59"/>
          <table:table-cell office:value-type="string" table:style-name="ce60">
            <text:p>Población a vacunar mayor de 12 años</text:p>
          </table:table-cell>
          <table:table-cell office:value-type="string" table:style-name="ce60">
            <text:p>Nº Personas con 1 dosis</text:p>
          </table:table-cell>
          <table:table-cell office:value-type="string" table:style-name="ce60">
            <text:p>% 1ª dosis</text:p>
          </table:table-cell>
          <table:table-cell office:value-type="string" table:style-name="ce60">
            <text:p>Nº Personas con pauta completa</text:p>
          </table:table-cell>
          <table:table-cell office:value-type="string" table:style-name="ce60">
            <text:p>% personas con pauta completa</text:p>
          </table:table-cell>
          <table:table-cell office:value-type="string" table:style-name="ce60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62">
            <text:p>Andalucía</text:p>
          </table:table-cell>
          <table:table-cell office:value-type="float" office:value="7549680.891117" table:style-name="ce63">
            <text:p>7.549.681</text:p>
          </table:table-cell>
          <table:table-cell office:value-type="float" office:value="7047512" table:style-name="ce63">
            <text:p>7.047.512</text:p>
          </table:table-cell>
          <table:table-cell office:value-type="percentage" office:value="0.93348475275188714" table:style-name="ce64">
            <text:p>93,3%</text:p>
          </table:table-cell>
          <table:table-cell office:value-type="float" office:value="7019434" table:style-name="ce63">
            <text:p>7.019.434</text:p>
          </table:table-cell>
          <table:table-cell office:value-type="percentage" office:value="0.92976565516287035" table:style-name="ce64">
            <text:p>93,0%</text:p>
          </table:table-cell>
          <table:table-cell office:value-type="date" office:date-value="2023-02-15T00:00:00" table:style-name="ce65">
            <text:p>15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ragón</text:p>
          </table:table-cell>
          <table:table-cell office:value-type="float" office:value="1176072.6972430001" table:style-name="ce63">
            <text:p>1.176.073</text:p>
          </table:table-cell>
          <table:table-cell office:value-type="float" office:value="1098847" table:style-name="ce63">
            <text:p>1.098.847</text:p>
          </table:table-cell>
          <table:table-cell office:value-type="percentage" office:value="0.93433594927929542" table:style-name="ce64">
            <text:p>93,4%</text:p>
          </table:table-cell>
          <table:table-cell office:value-type="float" office:value="1092754" table:style-name="ce63">
            <text:p>1.092.754</text:p>
          </table:table-cell>
          <table:table-cell office:value-type="percentage" office:value="0.92915514709395142" table:style-name="ce67">
            <text:p>92,9%</text:p>
          </table:table-cell>
          <table:table-cell office:value-type="date" office:date-value="2023-02-15T00:00:00" table:style-name="ce65">
            <text:p>15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sturias<text:s/></text:p>
          </table:table-cell>
          <table:table-cell office:value-type="float" office:value="926948.79131500016" table:style-name="ce63">
            <text:p>926.949</text:p>
          </table:table-cell>
          <table:table-cell office:value-type="float" office:value="886357" table:style-name="ce63">
            <text:p>886.357</text:p>
          </table:table-cell>
          <table:table-cell office:value-type="percentage" office:value="0.95620924079590708" table:style-name="ce64">
            <text:p>95,6%</text:p>
          </table:table-cell>
          <table:table-cell office:value-type="float" office:value="886943" table:style-name="ce63">
            <text:p>886.943</text:p>
          </table:table-cell>
          <table:table-cell office:value-type="percentage" office:value="0.95684142242825887" table:style-name="ce67">
            <text:p>95,7%</text:p>
          </table:table-cell>
          <table:table-cell office:value-type="date" office:date-value="2023-02-15T00:00:00" table:style-name="ce65">
            <text:p>15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Baleares</text:p>
          </table:table-cell>
          <table:table-cell office:value-type="float" office:value="1089409.0493709997" table:style-name="ce63">
            <text:p>1.089.409</text:p>
          </table:table-cell>
          <table:table-cell office:value-type="float" office:value="898083" table:style-name="ce63">
            <text:p>898.083</text:p>
          </table:table-cell>
          <table:table-cell office:value-type="percentage" office:value="0.82437629880028351" table:style-name="ce64">
            <text:p>82,4%</text:p>
          </table:table-cell>
          <table:table-cell office:value-type="float" office:value="892862" table:style-name="ce63">
            <text:p>892.862</text:p>
          </table:table-cell>
          <table:table-cell office:value-type="percentage" office:value="0.81958379225463429" table:style-name="ce67">
            <text:p>82,0%</text:p>
          </table:table-cell>
          <table:table-cell office:value-type="date" office:date-value="2023-02-15T00:00:00" table:style-name="ce65">
            <text:p>15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arias</text:p>
          </table:table-cell>
          <table:table-cell office:value-type="float" office:value="2048188.859992" table:style-name="ce63">
            <text:p>2.048.189</text:p>
          </table:table-cell>
          <table:table-cell office:value-type="float" office:value="1751304" table:style-name="ce63">
            <text:p>1.751.304</text:p>
          </table:table-cell>
          <table:table-cell office:value-type="percentage" office:value="0.85505005627598252" table:style-name="ce64">
            <text:p>85,5%</text:p>
          </table:table-cell>
          <table:table-cell office:value-type="float" office:value="1720375" table:style-name="ce63">
            <text:p>1.720.375</text:p>
          </table:table-cell>
          <table:table-cell office:value-type="percentage" office:value="0.8399493980290077" table:style-name="ce67">
            <text:p>84,0%</text:p>
          </table:table-cell>
          <table:table-cell office:value-type="date" office:date-value="2023-02-15T00:00:00" table:style-name="ce65">
            <text:p>15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tabria</text:p>
          </table:table-cell>
          <table:table-cell office:value-type="float" office:value="529709.28377600014" table:style-name="ce63">
            <text:p>529.709</text:p>
          </table:table-cell>
          <table:table-cell office:value-type="float" office:value="495235" table:style-name="ce63">
            <text:p>495.235</text:p>
          </table:table-cell>
          <table:table-cell office:value-type="percentage" office:value="0.93491848296436808" table:style-name="ce64">
            <text:p>93,5%</text:p>
          </table:table-cell>
          <table:table-cell office:value-type="float" office:value="496662" table:style-name="ce63">
            <text:p>496.662</text:p>
          </table:table-cell>
          <table:table-cell office:value-type="percentage" office:value="0.9376124134724908" table:style-name="ce67">
            <text:p>93,8%</text:p>
          </table:table-cell>
          <table:table-cell office:value-type="date" office:date-value="2023-02-15T00:00:00" table:style-name="ce65">
            <text:p>15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y Leon<text:s/></text:p>
          </table:table-cell>
          <table:table-cell office:value-type="float" office:value="2168005.04715" table:style-name="ce63">
            <text:p>2.168.005</text:p>
          </table:table-cell>
          <table:table-cell office:value-type="float" office:value="2050152" table:style-name="ce63">
            <text:p>2.050.152</text:p>
          </table:table-cell>
          <table:table-cell office:value-type="percentage" office:value="0.94563986495099428" table:style-name="ce64">
            <text:p>94,6%</text:p>
          </table:table-cell>
          <table:table-cell office:value-type="float" office:value="2089238" table:style-name="ce63">
            <text:p>2.089.238</text:p>
          </table:table-cell>
          <table:table-cell office:value-type="percentage" office:value="0.9636684207661117" table:style-name="ce67">
            <text:p>96,4%</text:p>
          </table:table-cell>
          <table:table-cell office:value-type="date" office:date-value="2023-02-14T00:00:00" table:style-name="ce65">
            <text:p>14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- La Mancha</text:p>
          </table:table-cell>
          <table:table-cell office:value-type="float" office:value="1822885.5576560001" table:style-name="ce63">
            <text:p>1.822.886</text:p>
          </table:table-cell>
          <table:table-cell office:value-type="float" office:value="1665958" table:style-name="ce63">
            <text:p>1.665.958</text:p>
          </table:table-cell>
          <table:table-cell office:value-type="percentage" office:value="0.91391255638791224" table:style-name="ce64">
            <text:p>91,4%</text:p>
          </table:table-cell>
          <table:table-cell office:value-type="float" office:value="1644058" table:style-name="ce63">
            <text:p>1.644.058</text:p>
          </table:table-cell>
          <table:table-cell office:value-type="percentage" office:value="0.90189863707848461" table:style-name="ce67">
            <text:p>90,2%</text:p>
          </table:table-cell>
          <table:table-cell office:value-type="date" office:date-value="2023-02-15T00:00:00" table:style-name="ce65">
            <text:p>15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taluña</text:p>
          </table:table-cell>
          <table:table-cell office:value-type="float" office:value="6811841.3897879999" table:style-name="ce63">
            <text:p>6.811.841</text:p>
          </table:table-cell>
          <table:table-cell office:value-type="float" office:value="6261798" table:style-name="ce63">
            <text:p>6.261.798</text:p>
          </table:table-cell>
          <table:table-cell office:value-type="percentage" office:value="0.91925187943856124" table:style-name="ce64">
            <text:p>91,9%</text:p>
          </table:table-cell>
          <table:table-cell office:value-type="float" office:value="6195456" table:style-name="ce63">
            <text:p>6.195.456</text:p>
          </table:table-cell>
          <table:table-cell office:value-type="percentage" office:value="0.90951266265358788" table:style-name="ce67">
            <text:p>91,0%</text:p>
          </table:table-cell>
          <table:table-cell office:value-type="date" office:date-value="2023-02-15T00:00:00" table:style-name="ce65">
            <text:p>15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. Valenciana</text:p>
          </table:table-cell>
          <table:table-cell office:value-type="float" office:value="4528081.8524599997" table:style-name="ce63">
            <text:p>4.528.082</text:p>
          </table:table-cell>
          <table:table-cell office:value-type="float" office:value="4199018" table:style-name="ce63">
            <text:p>4.199.018</text:p>
          </table:table-cell>
          <table:table-cell office:value-type="percentage" office:value="0.92732820139255501" table:style-name="ce64">
            <text:p>92,7%</text:p>
          </table:table-cell>
          <table:table-cell office:value-type="float" office:value="4223649" table:style-name="ce63">
            <text:p>4.223.649</text:p>
          </table:table-cell>
          <table:table-cell office:value-type="percentage" office:value="0.93276781154152311" table:style-name="ce67">
            <text:p>93,3%</text:p>
          </table:table-cell>
          <table:table-cell office:value-type="date" office:date-value="2023-02-15T00:00:00" table:style-name="ce65">
            <text:p>15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Extremadura</text:p>
          </table:table-cell>
          <table:table-cell office:value-type="float" office:value="948307.09296600008" table:style-name="ce63">
            <text:p>948.307</text:p>
          </table:table-cell>
          <table:table-cell office:value-type="float" office:value="910438" table:style-name="ce63">
            <text:p>910.438</text:p>
          </table:table-cell>
          <table:table-cell office:value-type="percentage" office:value="0.96006663532637115" table:style-name="ce64">
            <text:p>96,0%</text:p>
          </table:table-cell>
          <table:table-cell office:value-type="float" office:value="908031" table:style-name="ce63">
            <text:p>908.031</text:p>
          </table:table-cell>
          <table:table-cell office:value-type="percentage" office:value="0.95752842801161653" table:style-name="ce67">
            <text:p>95,8%</text:p>
          </table:table-cell>
          <table:table-cell office:value-type="date" office:date-value="2023-02-14T00:00:00" table:style-name="ce65">
            <text:p>14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Galicia</text:p>
          </table:table-cell>
          <table:table-cell office:value-type="float" office:value="2457737.9663919997" table:style-name="ce63">
            <text:p>2.457.738</text:p>
          </table:table-cell>
          <table:table-cell office:value-type="float" office:value="2343275" table:style-name="ce63">
            <text:p>2.343.275</text:p>
          </table:table-cell>
          <table:table-cell office:value-type="percentage" office:value="0.95342751426018235" table:style-name="ce64">
            <text:p>95,3%</text:p>
          </table:table-cell>
          <table:table-cell office:value-type="float" office:value="2349770" table:style-name="ce63">
            <text:p>2.349.770</text:p>
          </table:table-cell>
          <table:table-cell office:value-type="percentage" office:value="0.95607018816961253" table:style-name="ce67">
            <text:p>95,6%</text:p>
          </table:table-cell>
          <table:table-cell office:value-type="date" office:date-value="2023-02-15T00:00:00" table:style-name="ce65">
            <text:p>15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La Rioja</text:p>
          </table:table-cell>
          <table:table-cell office:value-type="float" office:value="281978.88969400001" table:style-name="ce63">
            <text:p>281.979</text:p>
          </table:table-cell>
          <table:table-cell office:value-type="float" office:value="269629" table:style-name="ce63">
            <text:p>269.629</text:p>
          </table:table-cell>
          <table:table-cell office:value-type="percentage" office:value="0.95620278628871136" table:style-name="ce64">
            <text:p>95,6%</text:p>
          </table:table-cell>
          <table:table-cell office:value-type="float" office:value="274440" table:style-name="ce63">
            <text:p>274.440</text:p>
          </table:table-cell>
          <table:table-cell office:value-type="percentage" office:value="0.97326434719215638" table:style-name="ce67">
            <text:p>97,3%</text:p>
          </table:table-cell>
          <table:table-cell office:value-type="date" office:date-value="2023-02-15T00:00:00" table:style-name="ce65">
            <text:p>15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adrid</text:p>
          </table:table-cell>
          <table:table-cell office:value-type="float" office:value="6006507.0008920003" table:style-name="ce63">
            <text:p>6.006.507</text:p>
          </table:table-cell>
          <table:table-cell office:value-type="float" office:value="5530354" table:style-name="ce63">
            <text:p>5.530.354</text:p>
          </table:table-cell>
          <table:table-cell office:value-type="percentage" office:value="0.92072713794867989" table:style-name="ce64">
            <text:p>92,1%</text:p>
          </table:table-cell>
          <table:table-cell office:value-type="float" office:value="5543040" table:style-name="ce63">
            <text:p>5.543.040</text:p>
          </table:table-cell>
          <table:table-cell office:value-type="percentage" office:value="0.92283918077125815" table:style-name="ce67">
            <text:p>92,3%</text:p>
          </table:table-cell>
          <table:table-cell office:value-type="date" office:date-value="2023-02-15T00:00:00" table:style-name="ce65">
            <text:p>15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urcia<text:s/></text:p>
          </table:table-cell>
          <table:table-cell office:value-type="float" office:value="1329419.0966020001" table:style-name="ce63">
            <text:p>1.329.419</text:p>
          </table:table-cell>
          <table:table-cell office:value-type="float" office:value="1233303" table:style-name="ce63">
            <text:p>1.233.303</text:p>
          </table:table-cell>
          <table:table-cell office:value-type="percentage" office:value="0.92770068005817496" table:style-name="ce64">
            <text:p>92,8%</text:p>
          </table:table-cell>
          <table:table-cell office:value-type="float" office:value="1238945" table:style-name="ce63">
            <text:p>1.238.945</text:p>
          </table:table-cell>
          <table:table-cell office:value-type="percentage" office:value="0.93194463895301927" table:style-name="ce67">
            <text:p>93,2%</text:p>
          </table:table-cell>
          <table:table-cell office:value-type="date" office:date-value="2023-02-15T00:00:00" table:style-name="ce65">
            <text:p>15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Navarra</text:p>
          </table:table-cell>
          <table:table-cell office:value-type="float" office:value="583256.26343299996" table:style-name="ce63">
            <text:p>583.256</text:p>
          </table:table-cell>
          <table:table-cell office:value-type="float" office:value="540411" table:style-name="ce63">
            <text:p>540.411</text:p>
          </table:table-cell>
          <table:table-cell office:value-type="percentage" office:value="0.92654127161735711" table:style-name="ce64">
            <text:p>92,7%</text:p>
          </table:table-cell>
          <table:table-cell office:value-type="float" office:value="541826" table:style-name="ce63">
            <text:p>541.826</text:p>
          </table:table-cell>
          <table:table-cell office:value-type="percentage" office:value="0.92896730643037639" table:style-name="ce67">
            <text:p>92,9%</text:p>
          </table:table-cell>
          <table:table-cell office:value-type="date" office:date-value="2023-02-15T00:00:00" table:style-name="ce65">
            <text:p>15/02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País Vasco</text:p>
          </table:table-cell>
          <table:table-cell office:value-type="float" office:value="1953592.4880969999" table:style-name="ce63">
            <text:p>1.953.592</text:p>
          </table:table-cell>
          <table:table-cell office:value-type="float" office:value="1871140" table:style-name="ce63">
            <text:p>1.871.140</text:p>
          </table:table-cell>
          <table:table-cell office:value-type="percentage" office:value="0.95779442816279603" table:style-name="ce64">
            <text:p>95,8%</text:p>
          </table:table-cell>
          <table:table-cell office:value-type="float" office:value="1862043" table:style-name="ce63">
            <text:p>1.862.043</text:p>
          </table:table-cell>
          <table:table-cell office:value-type="percentage" office:value="0.95313787872609068" table:style-name="ce67">
            <text:p>95,3%</text:p>
          </table:table-cell>
          <table:table-cell office:value-type="date" office:date-value="2023-02-15T00:00:00" table:style-name="ce65">
            <text:p>15/02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Ceuta</text:p>
          </table:table-cell>
          <table:table-cell office:value-type="float" office:value="70789.104772000006" table:style-name="ce63">
            <text:p>70.789</text:p>
          </table:table-cell>
          <table:table-cell office:value-type="float" office:value="65729" table:style-name="ce63">
            <text:p>65.729</text:p>
          </table:table-cell>
          <table:table-cell office:value-type="percentage" office:value="0.92851859352794808" table:style-name="ce64">
            <text:p>92,9%</text:p>
          </table:table-cell>
          <table:table-cell office:value-type="float" office:value="64004" table:style-name="ce63">
            <text:p>64.004</text:p>
          </table:table-cell>
          <table:table-cell office:value-type="percentage" office:value="0.90415043679597717" table:style-name="ce67">
            <text:p>90,4%</text:p>
          </table:table-cell>
          <table:table-cell office:value-type="date" office:date-value="2023-02-15T00:00:00" table:style-name="ce65">
            <text:p>15/02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Melilla</text:p>
          </table:table-cell>
          <table:table-cell office:value-type="float" office:value="68173.882383999997" table:style-name="ce63">
            <text:p>68.174</text:p>
          </table:table-cell>
          <table:table-cell office:value-type="float" office:value="63119" table:style-name="ce63">
            <text:p>63.119</text:p>
          </table:table-cell>
          <table:table-cell office:value-type="percentage" office:value="0.92585309495023937" table:style-name="ce64">
            <text:p>92,6%</text:p>
          </table:table-cell>
          <table:table-cell office:value-type="float" office:value="61488" table:style-name="ce63">
            <text:p>61.488</text:p>
          </table:table-cell>
          <table:table-cell office:value-type="percentage" office:value="0.90192897704812047" table:style-name="ce67">
            <text:p>90,2%</text:p>
          </table:table-cell>
          <table:table-cell office:value-type="date" office:date-value="2023-02-14T00:00:00" table:style-name="ce65">
            <text:p>14/02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FF.AA.</text:p>
          </table:table-cell>
          <table:table-cell office:value-type="string" table:style-name="ce63">
            <text:p>-</text:p>
          </table:table-cell>
          <table:table-cell office:value-type="float" office:value="95182" table:style-name="ce63">
            <text:p>95.182</text:p>
          </table:table-cell>
          <table:table-cell office:value-type="string" table:style-name="ce64">
            <text:p>-</text:p>
          </table:table-cell>
          <table:table-cell office:value-type="float" office:value="94859" table:style-name="ce63">
            <text:p>94.859</text:p>
          </table:table-cell>
          <table:table-cell office:value-type="string" table:style-name="ce67">
            <text:p>-</text:p>
          </table:table-cell>
          <table:table-cell office:value-type="date" office:date-value="2023-02-15T00:00:00" table:style-name="ce65">
            <text:p>15/02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Sanidad Exterior</text:p>
          </table:table-cell>
          <table:table-cell office:value-type="string" table:style-name="ce63">
            <text:p>-</text:p>
          </table:table-cell>
          <table:table-cell office:value-type="float" office:value="8133" table:style-name="ce63">
            <text:p>8.133</text:p>
          </table:table-cell>
          <table:table-cell office:value-type="string" table:style-name="ce64">
            <text:p>-</text:p>
          </table:table-cell>
          <table:table-cell office:value-type="float" office:value="8151" table:style-name="ce63">
            <text:p>8.151</text:p>
          </table:table-cell>
          <table:table-cell office:value-type="string" table:style-name="ce67">
            <text:p>-</text:p>
          </table:table-cell>
          <table:table-cell office:value-type="date" office:date-value="2023-02-15T00:00:00" table:style-name="ce65">
            <text:p>15/02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8">
            <text:p>Totales</text:p>
          </table:table-cell>
          <table:table-cell office:value-type="float" office:value="42350585.205100007" table:style-name="ce69">
            <text:p>42.350.585</text:p>
          </table:table-cell>
          <table:table-cell office:value-type="float" office:value="39284977" table:style-name="ce69">
            <text:p>39.284.977</text:p>
          </table:table-cell>
          <table:table-cell office:value-type="percentage" office:value="0.92761355739823792" table:style-name="ce70">
            <text:p>92,8%</text:p>
          </table:table-cell>
          <table:table-cell office:value-type="float" office:value="39208028" table:style-name="ce69">
            <text:p>39.208.028</text:p>
          </table:table-cell>
          <table:table-cell office:value-type="percentage" office:value="0.92579660493754945" table:style-name="ce70">
            <text:p>92,6%</text:p>
          </table:table-cell>
          <table:table-cell table:style-name="ce71"/>
          <table:table-cell table:number-columns-repeated="16377" table:style-name="ce6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3" table:number-columns-repeated="20" table:default-cell-style-name="ce61"/>
        <table:table-column table:style-name="co4" table:number-columns-repeated="16344" table:default-cell-style-name="ce61"/>
        <table:table-row table:style-name="ro10">
          <table:table-cell table:style-name="ce72"/>
          <table:table-cell office:value-type="string" table:style-name="ce73">
            <text:p>Personas con al menos 1 dosis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con al menos 1 dosis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Con al menos 1 dosis sobre Población a Vacunar INE</text:p>
          </table:table-cell>
          <table:table-cell office:value-type="string" table:style-name="ce76">
            <text:p>% Con al menos 1 dosis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5668" table:style-name="ce79">
            <text:p>435.668</text:p>
          </table:table-cell>
          <table:table-cell office:value-type="percentage" office:value="1" table:style-name="ce80">
            <text:p>100,0%</text:p>
          </table:table-cell>
          <table:table-cell office:value-type="float" office:value="656770" table:style-name="ce79">
            <text:p>656.770</text:p>
          </table:table-cell>
          <table:table-cell office:value-type="percentage" office:value="0.97690438162090876" table:style-name="ce80">
            <text:p>97,7%</text:p>
          </table:table-cell>
          <table:table-cell office:value-type="float" office:value="937960" table:style-name="ce79">
            <text:p>937.960</text:p>
          </table:table-cell>
          <table:table-cell office:value-type="percentage" office:value="0.94849791102140235" table:style-name="ce80">
            <text:p>94,8%</text:p>
          </table:table-cell>
          <table:table-cell office:value-type="float" office:value="1230245" table:style-name="ce79">
            <text:p>1.230.245</text:p>
          </table:table-cell>
          <table:table-cell office:value-type="percentage" office:value="0.94220219444521647" table:style-name="ce80">
            <text:p>94,2%</text:p>
          </table:table-cell>
          <table:table-cell office:value-type="float" office:value="1278442" table:style-name="ce79">
            <text:p>1.278.442</text:p>
          </table:table-cell>
          <table:table-cell office:value-type="percentage" office:value="0.92835186068641007" table:style-name="ce80">
            <text:p>92,8%</text:p>
          </table:table-cell>
          <table:table-cell office:value-type="float" office:value="970039" table:style-name="ce79">
            <text:p>970.039</text:p>
          </table:table-cell>
          <table:table-cell office:value-type="percentage" office:value="0.89898409736467599" table:style-name="ce80">
            <text:p>89,9%</text:p>
          </table:table-cell>
          <table:table-cell office:value-type="float" office:value="814259" table:style-name="ce79">
            <text:p>814.259</text:p>
          </table:table-cell>
          <table:table-cell office:value-type="percentage" office:value="0.8802672809723785" table:style-name="ce80">
            <text:p>88,0%</text:p>
          </table:table-cell>
          <table:table-cell office:value-type="float" office:value="724129" table:style-name="ce79">
            <text:p>724.129</text:p>
          </table:table-cell>
          <table:table-cell office:value-type="percentage" office:value="0.92699273418130401" table:style-name="ce80">
            <text:p>92,7%</text:p>
          </table:table-cell>
          <table:table-cell office:value-type="float" office:value="7047512" table:style-name="ce79">
            <text:p>7.047.512</text:p>
          </table:table-cell>
          <table:table-cell office:value-type="float" office:value="7549680.891117" table:style-name="ce79">
            <text:p>7.549.681</text:p>
          </table:table-cell>
          <table:table-cell office:value-type="percentage" office:value="0.93348475275188714" table:style-name="ce80">
            <text:p>93,3%</text:p>
          </table:table-cell>
          <table:table-cell office:value-type="percentage" office:value="0.82725952394809854" table:style-name="ce80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1775" table:style-name="ce82">
            <text:p>101.775</text:p>
          </table:table-cell>
          <table:table-cell office:value-type="percentage" office:value="1" table:style-name="ce83">
            <text:p>100,0%</text:p>
          </table:table-cell>
          <table:table-cell office:value-type="float" office:value="119941" table:style-name="ce82">
            <text:p>119.941</text:p>
          </table:table-cell>
          <table:table-cell office:value-type="percentage" office:value="0.99061331941026121" table:style-name="ce83">
            <text:p>99,1%</text:p>
          </table:table-cell>
          <table:table-cell office:value-type="float" office:value="156168" table:style-name="ce82">
            <text:p>156.168</text:p>
          </table:table-cell>
          <table:table-cell office:value-type="percentage" office:value="0.95285796650319843" table:style-name="ce83">
            <text:p>95,3%</text:p>
          </table:table-cell>
          <table:table-cell office:value-type="float" office:value="188738" table:style-name="ce82">
            <text:p>188.738</text:p>
          </table:table-cell>
          <table:table-cell office:value-type="percentage" office:value="0.94274029729692665" table:style-name="ce83">
            <text:p>94,3%</text:p>
          </table:table-cell>
          <table:table-cell office:value-type="float" office:value="192658" table:style-name="ce82">
            <text:p>192.658</text:p>
          </table:table-cell>
          <table:table-cell office:value-type="percentage" office:value="0.93215862353681322" table:style-name="ce83">
            <text:p>93,2%</text:p>
          </table:table-cell>
          <table:table-cell office:value-type="float" office:value="132419" table:style-name="ce82">
            <text:p>132.419</text:p>
          </table:table-cell>
          <table:table-cell office:value-type="percentage" office:value="0.88587747321650023" table:style-name="ce83">
            <text:p>88,6%</text:p>
          </table:table-cell>
          <table:table-cell office:value-type="float" office:value="111238" table:style-name="ce82">
            <text:p>111.238</text:p>
          </table:table-cell>
          <table:table-cell office:value-type="percentage" office:value="0.85331297770922543" table:style-name="ce83">
            <text:p>85,3%</text:p>
          </table:table-cell>
          <table:table-cell office:value-type="float" office:value="95910" table:style-name="ce82">
            <text:p>95.910</text:p>
          </table:table-cell>
          <table:table-cell office:value-type="percentage" office:value="0.89361253409860164" table:style-name="ce83">
            <text:p>89,4%</text:p>
          </table:table-cell>
          <table:table-cell office:value-type="float" office:value="1098847" table:style-name="ce82">
            <text:p>1.098.847</text:p>
          </table:table-cell>
          <table:table-cell office:value-type="float" office:value="1176072.6972429999" table:style-name="ce82">
            <text:p>1.176.073</text:p>
          </table:table-cell>
          <table:table-cell office:value-type="percentage" office:value="0.93433594927929564" table:style-name="ce83">
            <text:p>93,4%</text:p>
          </table:table-cell>
          <table:table-cell office:value-type="percentage" office:value="0.83615961051408338" table:style-name="ce83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9335" table:style-name="ce82">
            <text:p>89.335</text:p>
          </table:table-cell>
          <table:table-cell office:value-type="percentage" office:value="1" table:style-name="ce83">
            <text:p>100,0%</text:p>
          </table:table-cell>
          <table:table-cell office:value-type="float" office:value="114873" table:style-name="ce82">
            <text:p>114.873</text:p>
          </table:table-cell>
          <table:table-cell office:value-type="percentage" office:value="0.99903620852403907" table:style-name="ce83">
            <text:p>99,9%</text:p>
          </table:table-cell>
          <table:table-cell office:value-type="float" office:value="149286" table:style-name="ce82">
            <text:p>149.286</text:p>
          </table:table-cell>
          <table:table-cell office:value-type="percentage" office:value="0.96988040770754413" table:style-name="ce83">
            <text:p>97,0%</text:p>
          </table:table-cell>
          <table:table-cell office:value-type="float" office:value="154576" table:style-name="ce82">
            <text:p>154.576</text:p>
          </table:table-cell>
          <table:table-cell office:value-type="percentage" office:value="0.95277824974225755" table:style-name="ce83">
            <text:p>95,3%</text:p>
          </table:table-cell>
          <table:table-cell office:value-type="float" office:value="152738" table:style-name="ce82">
            <text:p>152.738</text:p>
          </table:table-cell>
          <table:table-cell office:value-type="percentage" office:value="0.93551483175080052" table:style-name="ce83">
            <text:p>93,6%</text:p>
          </table:table-cell>
          <table:table-cell office:value-type="float" office:value="93294" table:style-name="ce82">
            <text:p>93.294</text:p>
          </table:table-cell>
          <table:table-cell office:value-type="percentage" office:value="0.90360506353090997" table:style-name="ce83">
            <text:p>90,4%</text:p>
          </table:table-cell>
          <table:table-cell office:value-type="float" office:value="69060" table:style-name="ce82">
            <text:p>69.060</text:p>
          </table:table-cell>
          <table:table-cell office:value-type="percentage" office:value="0.87866120093238387" table:style-name="ce83">
            <text:p>87,9%</text:p>
          </table:table-cell>
          <table:table-cell office:value-type="float" office:value="63195" table:style-name="ce82">
            <text:p>63.195</text:p>
          </table:table-cell>
          <table:table-cell office:value-type="percentage" office:value="0.95306265411566327" table:style-name="ce83">
            <text:p>95,3%</text:p>
          </table:table-cell>
          <table:table-cell office:value-type="float" office:value="886357" table:style-name="ce82">
            <text:p>886.357</text:p>
          </table:table-cell>
          <table:table-cell office:value-type="float" office:value="926948.79131500004" table:style-name="ce82">
            <text:p>926.949</text:p>
          </table:table-cell>
          <table:table-cell office:value-type="percentage" office:value="0.95620924079590719" table:style-name="ce83">
            <text:p>95,6%</text:p>
          </table:table-cell>
          <table:table-cell office:value-type="percentage" office:value="0.88086561519008721" table:style-name="ce83">
            <text:p>88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885" table:style-name="ce82">
            <text:p>51.885</text:p>
          </table:table-cell>
          <table:table-cell office:value-type="percentage" office:value="0.95984966423535523" table:style-name="ce83">
            <text:p>96,0%</text:p>
          </table:table-cell>
          <table:table-cell office:value-type="float" office:value="79981" table:style-name="ce82">
            <text:p>79.981</text:p>
          </table:table-cell>
          <table:table-cell office:value-type="percentage" office:value="0.88971138573488739" table:style-name="ce83">
            <text:p>89,0%</text:p>
          </table:table-cell>
          <table:table-cell office:value-type="float" office:value="112277" table:style-name="ce82">
            <text:p>112.277</text:p>
          </table:table-cell>
          <table:table-cell office:value-type="percentage" office:value="0.85871398153774192" table:style-name="ce83">
            <text:p>85,9%</text:p>
          </table:table-cell>
          <table:table-cell office:value-type="float" office:value="153836" table:style-name="ce82">
            <text:p>153.836</text:p>
          </table:table-cell>
          <table:table-cell office:value-type="percentage" office:value="0.84347783770798312" table:style-name="ce83">
            <text:p>84,3%</text:p>
          </table:table-cell>
          <table:table-cell office:value-type="float" office:value="174124" table:style-name="ce82">
            <text:p>174.124</text:p>
          </table:table-cell>
          <table:table-cell office:value-type="percentage" office:value="0.80610980217227235" table:style-name="ce83">
            <text:p>80,6%</text:p>
          </table:table-cell>
          <table:table-cell office:value-type="float" office:value="135799" table:style-name="ce82">
            <text:p>135.799</text:p>
          </table:table-cell>
          <table:table-cell office:value-type="percentage" office:value="0.75660633566233915" table:style-name="ce83">
            <text:p>75,7%</text:p>
          </table:table-cell>
          <table:table-cell office:value-type="float" office:value="105209" table:style-name="ce82">
            <text:p>105.209</text:p>
          </table:table-cell>
          <table:table-cell office:value-type="percentage" office:value="0.77363652691866724" table:style-name="ce83">
            <text:p>77,4%</text:p>
          </table:table-cell>
          <table:table-cell office:value-type="float" office:value="84972" table:style-name="ce82">
            <text:p>84.972</text:p>
          </table:table-cell>
          <table:table-cell office:value-type="percentage" office:value="0.84261970476206305" table:style-name="ce83">
            <text:p>84,3%</text:p>
          </table:table-cell>
          <table:table-cell office:value-type="float" office:value="898083" table:style-name="ce82">
            <text:p>898.083</text:p>
          </table:table-cell>
          <table:table-cell office:value-type="float" office:value="1089409.0493709999" table:style-name="ce82">
            <text:p>1.089.409</text:p>
          </table:table-cell>
          <table:table-cell office:value-type="percentage" office:value="0.82437629880028329" table:style-name="ce83">
            <text:p>82,4%</text:p>
          </table:table-cell>
          <table:table-cell office:value-type="percentage" office:value="0.73373997350614095" table:style-name="ce83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4999" table:style-name="ce82">
            <text:p>94.999</text:p>
          </table:table-cell>
          <table:table-cell office:value-type="percentage" office:value="0.92074272364558196" table:style-name="ce83">
            <text:p>92,1%</text:p>
          </table:table-cell>
          <table:table-cell office:value-type="float" office:value="156417" table:style-name="ce82">
            <text:p>156.417</text:p>
          </table:table-cell>
          <table:table-cell office:value-type="percentage" office:value="0.90280063217116702" table:style-name="ce83">
            <text:p>90,3%</text:p>
          </table:table-cell>
          <table:table-cell office:value-type="float" office:value="229795" table:style-name="ce82">
            <text:p>229.795</text:p>
          </table:table-cell>
          <table:table-cell office:value-type="percentage" office:value="0.87974069144393863" table:style-name="ce83">
            <text:p>88,0%</text:p>
          </table:table-cell>
          <table:table-cell office:value-type="float" office:value="326399" table:style-name="ce82">
            <text:p>326.399</text:p>
          </table:table-cell>
          <table:table-cell office:value-type="percentage" office:value="0.86562653224330888" table:style-name="ce83">
            <text:p>86,6%</text:p>
          </table:table-cell>
          <table:table-cell office:value-type="float" office:value="325677" table:style-name="ce82">
            <text:p>325.677</text:p>
          </table:table-cell>
          <table:table-cell office:value-type="percentage" office:value="0.83660431931895729" table:style-name="ce83">
            <text:p>83,7%</text:p>
          </table:table-cell>
          <table:table-cell office:value-type="float" office:value="240625" table:style-name="ce82">
            <text:p>240.625</text:p>
          </table:table-cell>
          <table:table-cell office:value-type="percentage" office:value="0.78567806618632774" table:style-name="ce83">
            <text:p>78,6%</text:p>
          </table:table-cell>
          <table:table-cell office:value-type="float" office:value="203275" table:style-name="ce82">
            <text:p>203.275</text:p>
          </table:table-cell>
          <table:table-cell office:value-type="percentage" office:value="0.79840286184849174" table:style-name="ce83">
            <text:p>79,8%</text:p>
          </table:table-cell>
          <table:table-cell office:value-type="float" office:value="174117" table:style-name="ce82">
            <text:p>174.117</text:p>
          </table:table-cell>
          <table:table-cell office:value-type="percentage" office:value="0.94974697391762142" table:style-name="ce83">
            <text:p>95,0%</text:p>
          </table:table-cell>
          <table:table-cell office:value-type="float" office:value="1751304" table:style-name="ce82">
            <text:p>1.751.304</text:p>
          </table:table-cell>
          <table:table-cell office:value-type="float" office:value="2048188.859992" table:style-name="ce82">
            <text:p>2.048.189</text:p>
          </table:table-cell>
          <table:table-cell office:value-type="percentage" office:value="0.85505005627598252" table:style-name="ce83">
            <text:p>85,5%</text:p>
          </table:table-cell>
          <table:table-cell office:value-type="percentage" office:value="0.7775843550731445" table:style-name="ce83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610" table:style-name="ce82">
            <text:p>42.610</text:p>
          </table:table-cell>
          <table:table-cell office:value-type="percentage" office:value="1" table:style-name="ce83">
            <text:p>100,0%</text:p>
          </table:table-cell>
          <table:table-cell office:value-type="float" office:value="56235" table:style-name="ce82">
            <text:p>56.235</text:p>
          </table:table-cell>
          <table:table-cell office:value-type="percentage" office:value="0.9889791575874417" table:style-name="ce83">
            <text:p>98,9%</text:p>
          </table:table-cell>
          <table:table-cell office:value-type="float" office:value="77317" table:style-name="ce82">
            <text:p>77.317</text:p>
          </table:table-cell>
          <table:table-cell office:value-type="percentage" office:value="0.95444704634293254" table:style-name="ce83">
            <text:p>95,4%</text:p>
          </table:table-cell>
          <table:table-cell office:value-type="float" office:value="85280" table:style-name="ce82">
            <text:p>85.280</text:p>
          </table:table-cell>
          <table:table-cell office:value-type="percentage" office:value="0.93192657728172645" table:style-name="ce83">
            <text:p>93,2%</text:p>
          </table:table-cell>
          <table:table-cell office:value-type="float" office:value="89615" table:style-name="ce82">
            <text:p>89.615</text:p>
          </table:table-cell>
          <table:table-cell office:value-type="percentage" office:value="0.92252958158312681" table:style-name="ce83">
            <text:p>92,3%</text:p>
          </table:table-cell>
          <table:table-cell office:value-type="float" office:value="57074" table:style-name="ce82">
            <text:p>57.074</text:p>
          </table:table-cell>
          <table:table-cell office:value-type="percentage" office:value="0.88537679450622531" table:style-name="ce83">
            <text:p>88,5%</text:p>
          </table:table-cell>
          <table:table-cell office:value-type="float" office:value="43671" table:style-name="ce82">
            <text:p>43.671</text:p>
          </table:table-cell>
          <table:table-cell office:value-type="percentage" office:value="0.85331292328403052" table:style-name="ce83">
            <text:p>85,3%</text:p>
          </table:table-cell>
          <table:table-cell office:value-type="float" office:value="43433" table:style-name="ce82">
            <text:p>43.433</text:p>
          </table:table-cell>
          <table:table-cell office:value-type="percentage" office:value="0.93860642330026989" table:style-name="ce83">
            <text:p>93,9%</text:p>
          </table:table-cell>
          <table:table-cell office:value-type="float" office:value="495235" table:style-name="ce82">
            <text:p>495.235</text:p>
          </table:table-cell>
          <table:table-cell office:value-type="float" office:value="529709.28377600003" table:style-name="ce82">
            <text:p>529.709</text:p>
          </table:table-cell>
          <table:table-cell office:value-type="percentage" office:value="0.9349184829643683" table:style-name="ce83">
            <text:p>93,5%</text:p>
          </table:table-cell>
          <table:table-cell office:value-type="percentage" office:value="0.84747122465554448" table:style-name="ce83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30142" table:style-name="ce82">
            <text:p>230.142</text:p>
          </table:table-cell>
          <table:table-cell office:value-type="percentage" office:value="1" table:style-name="ce83">
            <text:p>100,0%</text:p>
          </table:table-cell>
          <table:table-cell office:value-type="float" office:value="252405" table:style-name="ce82">
            <text:p>252.405</text:p>
          </table:table-cell>
          <table:table-cell office:value-type="percentage" office:value="1" table:style-name="ce83">
            <text:p>100,0%</text:p>
          </table:table-cell>
          <table:table-cell office:value-type="float" office:value="324806" table:style-name="ce82">
            <text:p>324.806</text:p>
          </table:table-cell>
          <table:table-cell office:value-type="percentage" office:value="0.96797971079958478" table:style-name="ce83">
            <text:p>96,8%</text:p>
          </table:table-cell>
          <table:table-cell office:value-type="float" office:value="358127" table:style-name="ce82">
            <text:p>358.127</text:p>
          </table:table-cell>
          <table:table-cell office:value-type="percentage" office:value="0.94138336135618828" table:style-name="ce83">
            <text:p>94,1%</text:p>
          </table:table-cell>
          <table:table-cell office:value-type="float" office:value="326602" table:style-name="ce82">
            <text:p>326.602</text:p>
          </table:table-cell>
          <table:table-cell office:value-type="percentage" office:value="0.92192893397537024" table:style-name="ce83">
            <text:p>92,2%</text:p>
          </table:table-cell>
          <table:table-cell office:value-type="float" office:value="219514" table:style-name="ce82">
            <text:p>219.514</text:p>
          </table:table-cell>
          <table:table-cell office:value-type="percentage" office:value="0.87847484862043657" table:style-name="ce83">
            <text:p>87,8%</text:p>
          </table:table-cell>
          <table:table-cell office:value-type="float" office:value="181748" table:style-name="ce82">
            <text:p>181.748</text:p>
          </table:table-cell>
          <table:table-cell office:value-type="percentage" office:value="0.86119210348275976" table:style-name="ce83">
            <text:p>86,1%</text:p>
          </table:table-cell>
          <table:table-cell office:value-type="float" office:value="156808" table:style-name="ce82">
            <text:p>156.808</text:p>
          </table:table-cell>
          <table:table-cell office:value-type="percentage" office:value="0.92669081705679823" table:style-name="ce83">
            <text:p>92,7%</text:p>
          </table:table-cell>
          <table:table-cell office:value-type="float" office:value="2050152" table:style-name="ce82">
            <text:p>2.050.152</text:p>
          </table:table-cell>
          <table:table-cell office:value-type="float" office:value="2168005.04715" table:style-name="ce82">
            <text:p>2.168.005</text:p>
          </table:table-cell>
          <table:table-cell office:value-type="percentage" office:value="0.94563986495099428" table:style-name="ce83">
            <text:p>94,6%</text:p>
          </table:table-cell>
          <table:table-cell office:value-type="percentage" office:value="0.86260914458301508" table:style-name="ce83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9330" table:style-name="ce82">
            <text:p>139.330</text:p>
          </table:table-cell>
          <table:table-cell office:value-type="percentage" office:value="1" table:style-name="ce83">
            <text:p>100,0%</text:p>
          </table:table-cell>
          <table:table-cell office:value-type="float" office:value="159901" table:style-name="ce82">
            <text:p>159.901</text:p>
          </table:table-cell>
          <table:table-cell office:value-type="percentage" office:value="0.99627080381389799" table:style-name="ce83">
            <text:p>99,6%</text:p>
          </table:table-cell>
          <table:table-cell office:value-type="float" office:value="226036" table:style-name="ce82">
            <text:p>226.036</text:p>
          </table:table-cell>
          <table:table-cell office:value-type="percentage" office:value="0.95051665255968854" table:style-name="ce83">
            <text:p>95,1%</text:p>
          </table:table-cell>
          <table:table-cell office:value-type="float" office:value="290996" table:style-name="ce82">
            <text:p>290.996</text:p>
          </table:table-cell>
          <table:table-cell office:value-type="percentage" office:value="0.92673580819029122" table:style-name="ce83">
            <text:p>92,7%</text:p>
          </table:table-cell>
          <table:table-cell office:value-type="float" office:value="293067" table:style-name="ce82">
            <text:p>293.067</text:p>
          </table:table-cell>
          <table:table-cell office:value-type="percentage" office:value="0.89095918077006087" table:style-name="ce83">
            <text:p>89,1%</text:p>
          </table:table-cell>
          <table:table-cell office:value-type="float" office:value="213438" table:style-name="ce82">
            <text:p>213.438</text:p>
          </table:table-cell>
          <table:table-cell office:value-type="percentage" office:value="0.85100227073048573" table:style-name="ce83">
            <text:p>85,1%</text:p>
          </table:table-cell>
          <table:table-cell office:value-type="float" office:value="182010" table:style-name="ce82">
            <text:p>182.010</text:p>
          </table:table-cell>
          <table:table-cell office:value-type="percentage" office:value="0.83402967871951195" table:style-name="ce83">
            <text:p>83,4%</text:p>
          </table:table-cell>
          <table:table-cell office:value-type="float" office:value="161180" table:style-name="ce82">
            <text:p>161.180</text:p>
          </table:table-cell>
          <table:table-cell office:value-type="percentage" office:value="0.89393483938849627" table:style-name="ce83">
            <text:p>89,4%</text:p>
          </table:table-cell>
          <table:table-cell office:value-type="float" office:value="1665958" table:style-name="ce82">
            <text:p>1.665.958</text:p>
          </table:table-cell>
          <table:table-cell office:value-type="float" office:value="1822885.5576559999" table:style-name="ce82">
            <text:p>1.822.886</text:p>
          </table:table-cell>
          <table:table-cell office:value-type="percentage" office:value="0.91391255638791236" table:style-name="ce83">
            <text:p>91,4%</text:p>
          </table:table-cell>
          <table:table-cell office:value-type="percentage" office:value="0.81267017827079957" table:style-name="ce83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61467" table:style-name="ce82">
            <text:p>461.467</text:p>
          </table:table-cell>
          <table:table-cell office:value-type="percentage" office:value="1" table:style-name="ce83">
            <text:p>100,0%</text:p>
          </table:table-cell>
          <table:table-cell office:value-type="float" office:value="622449" table:style-name="ce82">
            <text:p>622.449</text:p>
          </table:table-cell>
          <table:table-cell office:value-type="percentage" office:value="0.95849604860371906" table:style-name="ce83">
            <text:p>95,8%</text:p>
          </table:table-cell>
          <table:table-cell office:value-type="float" office:value="810679" table:style-name="ce82">
            <text:p>810.679</text:p>
          </table:table-cell>
          <table:table-cell office:value-type="percentage" office:value="0.93472232109451059" table:style-name="ce83">
            <text:p>93,5%</text:p>
          </table:table-cell>
          <table:table-cell office:value-type="float" office:value="1046010" table:style-name="ce82">
            <text:p>1.046.010</text:p>
          </table:table-cell>
          <table:table-cell office:value-type="percentage" office:value="0.93697337028298999" table:style-name="ce83">
            <text:p>93,7%</text:p>
          </table:table-cell>
          <table:table-cell office:value-type="float" office:value="1168631" table:style-name="ce82">
            <text:p>1.168.631</text:p>
          </table:table-cell>
          <table:table-cell office:value-type="percentage" office:value="0.9282803163110982" table:style-name="ce83">
            <text:p>92,8%</text:p>
          </table:table-cell>
          <table:table-cell office:value-type="float" office:value="836617" table:style-name="ce82">
            <text:p>836.617</text:p>
          </table:table-cell>
          <table:table-cell office:value-type="percentage" office:value="0.8843302320638502" table:style-name="ce83">
            <text:p>88,4%</text:p>
          </table:table-cell>
          <table:table-cell office:value-type="float" office:value="703738" table:style-name="ce82">
            <text:p>703.738</text:p>
          </table:table-cell>
          <table:table-cell office:value-type="percentage" office:value="0.84119958639150827" table:style-name="ce83">
            <text:p>84,1%</text:p>
          </table:table-cell>
          <table:table-cell office:value-type="float" office:value="612207" table:style-name="ce82">
            <text:p>612.207</text:p>
          </table:table-cell>
          <table:table-cell office:value-type="percentage" office:value="0.89714577869406853" table:style-name="ce83">
            <text:p>89,7%</text:p>
          </table:table-cell>
          <table:table-cell office:value-type="float" office:value="6261798" table:style-name="ce82">
            <text:p>6.261.798</text:p>
          </table:table-cell>
          <table:table-cell office:value-type="float" office:value="6811841.3897879999" table:style-name="ce82">
            <text:p>6.811.841</text:p>
          </table:table-cell>
          <table:table-cell office:value-type="percentage" office:value="0.91925187943856124" table:style-name="ce83">
            <text:p>91,9%</text:p>
          </table:table-cell>
          <table:table-cell office:value-type="percentage" office:value="0.81542404756395759" table:style-name="ce83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9258" table:style-name="ce82">
            <text:p>299.258</text:p>
          </table:table-cell>
          <table:table-cell office:value-type="percentage" office:value="1" table:style-name="ce83">
            <text:p>100,0%</text:p>
          </table:table-cell>
          <table:table-cell office:value-type="float" office:value="438031" table:style-name="ce82">
            <text:p>438.031</text:p>
          </table:table-cell>
          <table:table-cell office:value-type="percentage" office:value="0.97355510400230727" table:style-name="ce83">
            <text:p>97,4%</text:p>
          </table:table-cell>
          <table:table-cell office:value-type="float" office:value="577076" table:style-name="ce82">
            <text:p>577.076</text:p>
          </table:table-cell>
          <table:table-cell office:value-type="percentage" office:value="0.94083469044522861" table:style-name="ce83">
            <text:p>94,1%</text:p>
          </table:table-cell>
          <table:table-cell office:value-type="float" office:value="724426" table:style-name="ce82">
            <text:p>724.426</text:p>
          </table:table-cell>
          <table:table-cell office:value-type="percentage" office:value="0.93271979801022797" table:style-name="ce83">
            <text:p>93,3%</text:p>
          </table:table-cell>
          <table:table-cell office:value-type="float" office:value="768798" table:style-name="ce82">
            <text:p>768.798</text:p>
          </table:table-cell>
          <table:table-cell office:value-type="percentage" office:value="0.92045030424872598" table:style-name="ce83">
            <text:p>92,0%</text:p>
          </table:table-cell>
          <table:table-cell office:value-type="float" office:value="532165" table:style-name="ce82">
            <text:p>532.165</text:p>
          </table:table-cell>
          <table:table-cell office:value-type="percentage" office:value="0.88436023756034754" table:style-name="ce83">
            <text:p>88,4%</text:p>
          </table:table-cell>
          <table:table-cell office:value-type="float" office:value="450414" table:style-name="ce82">
            <text:p>450.414</text:p>
          </table:table-cell>
          <table:table-cell office:value-type="percentage" office:value="0.86752276826703134" table:style-name="ce83">
            <text:p>86,8%</text:p>
          </table:table-cell>
          <table:table-cell office:value-type="float" office:value="408850" table:style-name="ce82">
            <text:p>408.850</text:p>
          </table:table-cell>
          <table:table-cell office:value-type="percentage" office:value="0.92928497078983241" table:style-name="ce83">
            <text:p>92,9%</text:p>
          </table:table-cell>
          <table:table-cell office:value-type="float" office:value="4199018" table:style-name="ce82">
            <text:p>4.199.018</text:p>
          </table:table-cell>
          <table:table-cell office:value-type="float" office:value="4528081.8524599997" table:style-name="ce82">
            <text:p>4.528.082</text:p>
          </table:table-cell>
          <table:table-cell office:value-type="percentage" office:value="0.92732820139255501" table:style-name="ce83">
            <text:p>92,7%</text:p>
          </table:table-cell>
          <table:table-cell office:value-type="percentage" office:value="0.82779230415394389" table:style-name="ce83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8466" table:style-name="ce82">
            <text:p>78.466</text:p>
          </table:table-cell>
          <table:table-cell office:value-type="percentage" office:value="1" table:style-name="ce83">
            <text:p>100,0%</text:p>
          </table:table-cell>
          <table:table-cell office:value-type="float" office:value="96192" table:style-name="ce82">
            <text:p>96.192</text:p>
          </table:table-cell>
          <table:table-cell office:value-type="percentage" office:value="1" table:style-name="ce83">
            <text:p>100,0%</text:p>
          </table:table-cell>
          <table:table-cell office:value-type="float" office:value="133525" table:style-name="ce82">
            <text:p>133.525</text:p>
          </table:table-cell>
          <table:table-cell office:value-type="percentage" office:value="0.98664447546429968" table:style-name="ce83">
            <text:p>98,7%</text:p>
          </table:table-cell>
          <table:table-cell office:value-type="float" office:value="162416" table:style-name="ce82">
            <text:p>162.416</text:p>
          </table:table-cell>
          <table:table-cell office:value-type="percentage" office:value="0.96890767815155598" table:style-name="ce83">
            <text:p>96,9%</text:p>
          </table:table-cell>
          <table:table-cell office:value-type="float" office:value="147471" table:style-name="ce82">
            <text:p>147.471</text:p>
          </table:table-cell>
          <table:table-cell office:value-type="percentage" office:value="0.94736717221130617" table:style-name="ce83">
            <text:p>94,7%</text:p>
          </table:table-cell>
          <table:table-cell office:value-type="float" office:value="115005" table:style-name="ce82">
            <text:p>115.005</text:p>
          </table:table-cell>
          <table:table-cell office:value-type="percentage" office:value="0.90603309186401748" table:style-name="ce83">
            <text:p>90,6%</text:p>
          </table:table-cell>
          <table:table-cell office:value-type="float" office:value="95842" table:style-name="ce82">
            <text:p>95.842</text:p>
          </table:table-cell>
          <table:table-cell office:value-type="percentage" office:value="0.86490082236131149" table:style-name="ce83">
            <text:p>86,5%</text:p>
          </table:table-cell>
          <table:table-cell office:value-type="float" office:value="81521" table:style-name="ce82">
            <text:p>81.521</text:p>
          </table:table-cell>
          <table:table-cell office:value-type="percentage" office:value="0.9515616708895297" table:style-name="ce83">
            <text:p>95,2%</text:p>
          </table:table-cell>
          <table:table-cell office:value-type="float" office:value="910438" table:style-name="ce82">
            <text:p>910.438</text:p>
          </table:table-cell>
          <table:table-cell office:value-type="float" office:value="948307.09296599997" table:style-name="ce82">
            <text:p>948.307</text:p>
          </table:table-cell>
          <table:table-cell office:value-type="percentage" office:value="0.96006663532637138" table:style-name="ce83">
            <text:p>96,0%</text:p>
          </table:table-cell>
          <table:table-cell office:value-type="percentage" office:value="0.86435323538737263" table:style-name="ce83">
            <text:p>86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3200" table:style-name="ce82">
            <text:p>243.200</text:p>
          </table:table-cell>
          <table:table-cell office:value-type="percentage" office:value="1" table:style-name="ce83">
            <text:p>100,0%</text:p>
          </table:table-cell>
          <table:table-cell office:value-type="float" office:value="292479" table:style-name="ce82">
            <text:p>292.479</text:p>
          </table:table-cell>
          <table:table-cell office:value-type="percentage" office:value="0.99082701010597896" table:style-name="ce83">
            <text:p>99,1%</text:p>
          </table:table-cell>
          <table:table-cell office:value-type="float" office:value="348440" table:style-name="ce82">
            <text:p>348.440</text:p>
          </table:table-cell>
          <table:table-cell office:value-type="percentage" office:value="0.96726041073037916" table:style-name="ce83">
            <text:p>96,7%</text:p>
          </table:table-cell>
          <table:table-cell office:value-type="float" office:value="394088" table:style-name="ce82">
            <text:p>394.088</text:p>
          </table:table-cell>
          <table:table-cell office:value-type="percentage" office:value="0.95364012273580445" table:style-name="ce83">
            <text:p>95,4%</text:p>
          </table:table-cell>
          <table:table-cell office:value-type="float" office:value="412916" table:style-name="ce82">
            <text:p>412.916</text:p>
          </table:table-cell>
          <table:table-cell office:value-type="percentage" office:value="0.93892798498414254" table:style-name="ce83">
            <text:p>93,9%</text:p>
          </table:table-cell>
          <table:table-cell office:value-type="float" office:value="269429" table:style-name="ce82">
            <text:p>269.429</text:p>
          </table:table-cell>
          <table:table-cell office:value-type="percentage" office:value="0.90896474757096646" table:style-name="ce83">
            <text:p>90,9%</text:p>
          </table:table-cell>
          <table:table-cell office:value-type="float" office:value="205281" table:style-name="ce82">
            <text:p>205.281</text:p>
          </table:table-cell>
          <table:table-cell office:value-type="percentage" office:value="0.89413616179562772" table:style-name="ce83">
            <text:p>89,4%</text:p>
          </table:table-cell>
          <table:table-cell office:value-type="float" office:value="177442" table:style-name="ce82">
            <text:p>177.442</text:p>
          </table:table-cell>
          <table:table-cell office:value-type="percentage" office:value="0.95377671138099129" table:style-name="ce83">
            <text:p>95,4%</text:p>
          </table:table-cell>
          <table:table-cell office:value-type="float" office:value="2343275" table:style-name="ce82">
            <text:p>2.343.275</text:p>
          </table:table-cell>
          <table:table-cell office:value-type="float" office:value="2457737.9663920002" table:style-name="ce82">
            <text:p>2.457.738</text:p>
          </table:table-cell>
          <table:table-cell office:value-type="percentage" office:value="0.95342751426018224" table:style-name="ce83">
            <text:p>95,3%</text:p>
          </table:table-cell>
          <table:table-cell office:value-type="percentage" office:value="0.87063465610465207" table:style-name="ce83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3505" table:style-name="ce82">
            <text:p>23.505</text:p>
          </table:table-cell>
          <table:table-cell office:value-type="percentage" office:value="1" table:style-name="ce83">
            <text:p>100,0%</text:p>
          </table:table-cell>
          <table:table-cell office:value-type="float" office:value="28798" table:style-name="ce82">
            <text:p>28.798</text:p>
          </table:table-cell>
          <table:table-cell office:value-type="percentage" office:value="1" table:style-name="ce83">
            <text:p>100,0%</text:p>
          </table:table-cell>
          <table:table-cell office:value-type="float" office:value="38561" table:style-name="ce82">
            <text:p>38.561</text:p>
          </table:table-cell>
          <table:table-cell office:value-type="percentage" office:value="0.97358154754415704" table:style-name="ce83">
            <text:p>97,4%</text:p>
          </table:table-cell>
          <table:table-cell office:value-type="float" office:value="46001" table:style-name="ce82">
            <text:p>46.001</text:p>
          </table:table-cell>
          <table:table-cell office:value-type="percentage" office:value="0.96378497777600769" table:style-name="ce83">
            <text:p>96,4%</text:p>
          </table:table-cell>
          <table:table-cell office:value-type="float" office:value="48578" table:style-name="ce82">
            <text:p>48.578</text:p>
          </table:table-cell>
          <table:table-cell office:value-type="percentage" office:value="0.94919373048337874" table:style-name="ce83">
            <text:p>94,9%</text:p>
          </table:table-cell>
          <table:table-cell office:value-type="float" office:value="32658" table:style-name="ce82">
            <text:p>32.658</text:p>
          </table:table-cell>
          <table:table-cell office:value-type="percentage" office:value="0.91146074887651218" table:style-name="ce83">
            <text:p>91,1%</text:p>
          </table:table-cell>
          <table:table-cell office:value-type="float" office:value="25928" table:style-name="ce82">
            <text:p>25.928</text:p>
          </table:table-cell>
          <table:table-cell office:value-type="percentage" office:value="0.85649071270496047" table:style-name="ce83">
            <text:p>85,6%</text:p>
          </table:table-cell>
          <table:table-cell office:value-type="float" office:value="25600" table:style-name="ce82">
            <text:p>25.600</text:p>
          </table:table-cell>
          <table:table-cell office:value-type="percentage" office:value="0.96653490013791976" table:style-name="ce83">
            <text:p>96,7%</text:p>
          </table:table-cell>
          <table:table-cell office:value-type="float" office:value="269629" table:style-name="ce82">
            <text:p>269.629</text:p>
          </table:table-cell>
          <table:table-cell office:value-type="float" office:value="281978.88969400001" table:style-name="ce82">
            <text:p>281.979</text:p>
          </table:table-cell>
          <table:table-cell office:value-type="percentage" office:value="0.95620278628871136" table:style-name="ce83">
            <text:p>95,6%</text:p>
          </table:table-cell>
          <table:table-cell office:value-type="percentage" office:value="0.85348418900329892" table:style-name="ce83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5668" table:style-name="ce82">
            <text:p>375.668</text:p>
          </table:table-cell>
          <table:table-cell office:value-type="percentage" office:value="1" table:style-name="ce83">
            <text:p>100,0%</text:p>
          </table:table-cell>
          <table:table-cell office:value-type="float" office:value="513432" table:style-name="ce82">
            <text:p>513.432</text:p>
          </table:table-cell>
          <table:table-cell office:value-type="percentage" office:value="0.95118468179573312" table:style-name="ce83">
            <text:p>95,1%</text:p>
          </table:table-cell>
          <table:table-cell office:value-type="float" office:value="695370" table:style-name="ce82">
            <text:p>695.370</text:p>
          </table:table-cell>
          <table:table-cell office:value-type="percentage" office:value="0.94206592624386465" table:style-name="ce83">
            <text:p>94,2%</text:p>
          </table:table-cell>
          <table:table-cell office:value-type="float" office:value="952112" table:style-name="ce82">
            <text:p>952.112</text:p>
          </table:table-cell>
          <table:table-cell office:value-type="percentage" office:value="0.94180315852800645" table:style-name="ce83">
            <text:p>94,2%</text:p>
          </table:table-cell>
          <table:table-cell office:value-type="float" office:value="1055984" table:style-name="ce82">
            <text:p>1.055.984</text:p>
          </table:table-cell>
          <table:table-cell office:value-type="percentage" office:value="0.92341805798928689" table:style-name="ce83">
            <text:p>92,3%</text:p>
          </table:table-cell>
          <table:table-cell office:value-type="float" office:value="785027" table:style-name="ce82">
            <text:p>785.027</text:p>
          </table:table-cell>
          <table:table-cell office:value-type="percentage" office:value="0.89466721740182542" table:style-name="ce83">
            <text:p>89,5%</text:p>
          </table:table-cell>
          <table:table-cell office:value-type="float" office:value="642695" table:style-name="ce82">
            <text:p>642.695</text:p>
          </table:table-cell>
          <table:table-cell office:value-type="percentage" office:value="0.86685171832244656" table:style-name="ce83">
            <text:p>86,7%</text:p>
          </table:table-cell>
          <table:table-cell office:value-type="float" office:value="510066" table:style-name="ce82">
            <text:p>510.066</text:p>
          </table:table-cell>
          <table:table-cell office:value-type="percentage" office:value="0.87899833799659943" table:style-name="ce83">
            <text:p>87,9%</text:p>
          </table:table-cell>
          <table:table-cell office:value-type="float" office:value="5530354" table:style-name="ce82">
            <text:p>5.530.354</text:p>
          </table:table-cell>
          <table:table-cell office:value-type="float" office:value="6006507.0008919984" table:style-name="ce82">
            <text:p>6.006.507</text:p>
          </table:table-cell>
          <table:table-cell office:value-type="percentage" office:value="0.92072713794868011" table:style-name="ce83">
            <text:p>92,1%</text:p>
          </table:table-cell>
          <table:table-cell office:value-type="percentage" office:value="0.81696695676869957" table:style-name="ce83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2920" table:style-name="ce82">
            <text:p>72.920</text:p>
          </table:table-cell>
          <table:table-cell office:value-type="percentage" office:value="1" table:style-name="ce83">
            <text:p>100,0%</text:p>
          </table:table-cell>
          <table:table-cell office:value-type="float" office:value="103970" table:style-name="ce82">
            <text:p>103.970</text:p>
          </table:table-cell>
          <table:table-cell office:value-type="percentage" office:value="0.9722334014789985" table:style-name="ce83">
            <text:p>97,2%</text:p>
          </table:table-cell>
          <table:table-cell office:value-type="float" office:value="149980" table:style-name="ce82">
            <text:p>149.980</text:p>
          </table:table-cell>
          <table:table-cell office:value-type="percentage" office:value="0.94432596209236852" table:style-name="ce83">
            <text:p>94,4%</text:p>
          </table:table-cell>
          <table:table-cell office:value-type="float" office:value="210177" table:style-name="ce82">
            <text:p>210.177</text:p>
          </table:table-cell>
          <table:table-cell office:value-type="percentage" office:value="0.94487364367535653" table:style-name="ce83">
            <text:p>94,5%</text:p>
          </table:table-cell>
          <table:table-cell office:value-type="float" office:value="237238" table:style-name="ce82">
            <text:p>237.238</text:p>
          </table:table-cell>
          <table:table-cell office:value-type="percentage" office:value="0.94093829777673876" table:style-name="ce83">
            <text:p>94,1%</text:p>
          </table:table-cell>
          <table:table-cell office:value-type="float" office:value="175389" table:style-name="ce82">
            <text:p>175.389</text:p>
          </table:table-cell>
          <table:table-cell office:value-type="percentage" office:value="0.8997966264190983" table:style-name="ce83">
            <text:p>90,0%</text:p>
          </table:table-cell>
          <table:table-cell office:value-type="float" office:value="150793" table:style-name="ce82">
            <text:p>150.793</text:p>
          </table:table-cell>
          <table:table-cell office:value-type="percentage" office:value="0.85540233693585277" table:style-name="ce83">
            <text:p>85,5%</text:p>
          </table:table-cell>
          <table:table-cell office:value-type="float" office:value="132836" table:style-name="ce82">
            <text:p>132.836</text:p>
          </table:table-cell>
          <table:table-cell office:value-type="percentage" office:value="0.90763869839786093" table:style-name="ce83">
            <text:p>90,8%</text:p>
          </table:table-cell>
          <table:table-cell office:value-type="float" office:value="1233303" table:style-name="ce82">
            <text:p>1.233.303</text:p>
          </table:table-cell>
          <table:table-cell office:value-type="float" office:value="1329419.0966020001" table:style-name="ce82">
            <text:p>1.329.419</text:p>
          </table:table-cell>
          <table:table-cell office:value-type="percentage" office:value="0.92770068005817496" table:style-name="ce83">
            <text:p>92,8%</text:p>
          </table:table-cell>
          <table:table-cell office:value-type="percentage" office:value="0.81004264869613418" table:style-name="ce83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598" table:style-name="ce82">
            <text:p>42.598</text:p>
          </table:table-cell>
          <table:table-cell office:value-type="percentage" office:value="1" table:style-name="ce83">
            <text:p>100,0%</text:p>
          </table:table-cell>
          <table:table-cell office:value-type="float" office:value="56022" table:style-name="ce82">
            <text:p>56.022</text:p>
          </table:table-cell>
          <table:table-cell office:value-type="percentage" office:value="0.96739327776818029" table:style-name="ce83">
            <text:p>96,7%</text:p>
          </table:table-cell>
          <table:table-cell office:value-type="float" office:value="72670" table:style-name="ce82">
            <text:p>72.670</text:p>
          </table:table-cell>
          <table:table-cell office:value-type="percentage" office:value="0.93768632628601234" table:style-name="ce83">
            <text:p>93,8%</text:p>
          </table:table-cell>
          <table:table-cell office:value-type="float" office:value="92604" table:style-name="ce82">
            <text:p>92.604</text:p>
          </table:table-cell>
          <table:table-cell office:value-type="percentage" office:value="0.93540979897417487" table:style-name="ce83">
            <text:p>93,5%</text:p>
          </table:table-cell>
          <table:table-cell office:value-type="float" office:value="96712" table:style-name="ce82">
            <text:p>96.712</text:p>
          </table:table-cell>
          <table:table-cell office:value-type="percentage" office:value="0.92547679518527481" table:style-name="ce83">
            <text:p>92,5%</text:p>
          </table:table-cell>
          <table:table-cell office:value-type="float" office:value="66187" table:style-name="ce82">
            <text:p>66.187</text:p>
          </table:table-cell>
          <table:table-cell office:value-type="percentage" office:value="0.89019239795061" table:style-name="ce83">
            <text:p>89,0%</text:p>
          </table:table-cell>
          <table:table-cell office:value-type="float" office:value="60192" table:style-name="ce82">
            <text:p>60.192</text:p>
          </table:table-cell>
          <table:table-cell office:value-type="percentage" office:value="0.86213678021900375" table:style-name="ce83">
            <text:p>86,2%</text:p>
          </table:table-cell>
          <table:table-cell office:value-type="float" office:value="53426" table:style-name="ce82">
            <text:p>53.426</text:p>
          </table:table-cell>
          <table:table-cell office:value-type="percentage" office:value="0.91608654288775115" table:style-name="ce83">
            <text:p>91,6%</text:p>
          </table:table-cell>
          <table:table-cell office:value-type="float" office:value="540411" table:style-name="ce82">
            <text:p>540.411</text:p>
          </table:table-cell>
          <table:table-cell office:value-type="float" office:value="583256.26343300007" table:style-name="ce82">
            <text:p>583.256</text:p>
          </table:table-cell>
          <table:table-cell office:value-type="percentage" office:value="0.92654127161735689" table:style-name="ce83">
            <text:p>92,7%</text:p>
          </table:table-cell>
          <table:table-cell office:value-type="percentage" office:value="0.81985453769377159" table:style-name="ce83">
            <text:p>82,0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5542" table:style-name="ce82">
            <text:p>165.542</text:p>
          </table:table-cell>
          <table:table-cell office:value-type="percentage" office:value="1" table:style-name="ce83">
            <text:p>100,0%</text:p>
          </table:table-cell>
          <table:table-cell office:value-type="float" office:value="215450" table:style-name="ce82">
            <text:p>215.450</text:p>
          </table:table-cell>
          <table:table-cell office:value-type="percentage" office:value="0.97794129275339237" table:style-name="ce83">
            <text:p>97,8%</text:p>
          </table:table-cell>
          <table:table-cell office:value-type="float" office:value="281995" table:style-name="ce82">
            <text:p>281.995</text:p>
          </table:table-cell>
          <table:table-cell office:value-type="percentage" office:value="0.97551166111413312" table:style-name="ce83">
            <text:p>97,6%</text:p>
          </table:table-cell>
          <table:table-cell office:value-type="float" office:value="328556" table:style-name="ce82">
            <text:p>328.556</text:p>
          </table:table-cell>
          <table:table-cell office:value-type="percentage" office:value="0.96854343370026941" table:style-name="ce83">
            <text:p>96,9%</text:p>
          </table:table-cell>
          <table:table-cell office:value-type="float" office:value="327761" table:style-name="ce82">
            <text:p>327.761</text:p>
          </table:table-cell>
          <table:table-cell office:value-type="percentage" office:value="0.96220872155671322" table:style-name="ce83">
            <text:p>96,2%</text:p>
          </table:table-cell>
          <table:table-cell office:value-type="float" office:value="213430" table:style-name="ce82">
            <text:p>213.430</text:p>
          </table:table-cell>
          <table:table-cell office:value-type="percentage" office:value="0.93643026831754472" table:style-name="ce83">
            <text:p>93,6%</text:p>
          </table:table-cell>
          <table:table-cell office:value-type="float" office:value="177027" table:style-name="ce82">
            <text:p>177.027</text:p>
          </table:table-cell>
          <table:table-cell office:value-type="percentage" office:value="0.8795356520520895" table:style-name="ce83">
            <text:p>88,0%</text:p>
          </table:table-cell>
          <table:table-cell office:value-type="float" office:value="161379" table:style-name="ce82">
            <text:p>161.379</text:p>
          </table:table-cell>
          <table:table-cell office:value-type="percentage" office:value="0.92005698399267155" table:style-name="ce83">
            <text:p>92,0%</text:p>
          </table:table-cell>
          <table:table-cell office:value-type="float" office:value="1871140" table:style-name="ce82">
            <text:p>1.871.140</text:p>
          </table:table-cell>
          <table:table-cell office:value-type="float" office:value="1953592.4880969999" table:style-name="ce82">
            <text:p>1.953.592</text:p>
          </table:table-cell>
          <table:table-cell office:value-type="percentage" office:value="0.95779442816279603" table:style-name="ce83">
            <text:p>95,8%</text:p>
          </table:table-cell>
          <table:table-cell office:value-type="percentage" office:value="0.85953641659988189" table:style-name="ce83">
            <text:p>86,0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413" table:style-name="ce82">
            <text:p>2.413</text:p>
          </table:table-cell>
          <table:table-cell office:value-type="percentage" office:value="0.85448220373366912" table:style-name="ce83">
            <text:p>85,4%</text:p>
          </table:table-cell>
          <table:table-cell office:value-type="float" office:value="3939" table:style-name="ce82">
            <text:p>3.939</text:p>
          </table:table-cell>
          <table:table-cell office:value-type="percentage" office:value="0.89638859712326302" table:style-name="ce83">
            <text:p>89,6%</text:p>
          </table:table-cell>
          <table:table-cell office:value-type="float" office:value="7733" table:style-name="ce82">
            <text:p>7.733</text:p>
          </table:table-cell>
          <table:table-cell office:value-type="percentage" office:value="0.90287443777418852" table:style-name="ce83">
            <text:p>90,3%</text:p>
          </table:table-cell>
          <table:table-cell office:value-type="float" office:value="10710" table:style-name="ce82">
            <text:p>10.710</text:p>
          </table:table-cell>
          <table:table-cell office:value-type="percentage" office:value="0.93184451824097136" table:style-name="ce83">
            <text:p>93,2%</text:p>
          </table:table-cell>
          <table:table-cell office:value-type="float" office:value="11359" table:style-name="ce82">
            <text:p>11.359</text:p>
          </table:table-cell>
          <table:table-cell office:value-type="percentage" office:value="0.93322746434226589" table:style-name="ce83">
            <text:p>93,3%</text:p>
          </table:table-cell>
          <table:table-cell office:value-type="float" office:value="9677" table:style-name="ce82">
            <text:p>9.677</text:p>
          </table:table-cell>
          <table:table-cell office:value-type="percentage" office:value="0.87289270764163107" table:style-name="ce83">
            <text:p>87,3%</text:p>
          </table:table-cell>
          <table:table-cell office:value-type="float" office:value="9943" table:style-name="ce82">
            <text:p>9.943</text:p>
          </table:table-cell>
          <table:table-cell office:value-type="percentage" office:value="0.91395799735631511" table:style-name="ce83">
            <text:p>91,4%</text:p>
          </table:table-cell>
          <table:table-cell office:value-type="float" office:value="9955" table:style-name="ce82">
            <text:p>9.955</text:p>
          </table:table-cell>
          <table:table-cell office:value-type="percentage" office:value="1.0617816873232493" table:style-name="ce83">
            <text:p>106,2%</text:p>
          </table:table-cell>
          <table:table-cell office:value-type="float" office:value="65729" table:style-name="ce82">
            <text:p>65.729</text:p>
          </table:table-cell>
          <table:table-cell office:value-type="float" office:value="70789.104772000006" table:style-name="ce82">
            <text:p>70.789</text:p>
          </table:table-cell>
          <table:table-cell office:value-type="percentage" office:value="0.92851859352794808" table:style-name="ce83">
            <text:p>92,9%</text:p>
          </table:table-cell>
          <table:table-cell office:value-type="percentage" office:value="0.796594199625832" table:style-name="ce83">
            <text:p>79,7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103" table:style-name="ce82">
            <text:p>2.103</text:p>
          </table:table-cell>
          <table:table-cell office:value-type="percentage" office:value="0.86173174887436488" table:style-name="ce83">
            <text:p>86,2%</text:p>
          </table:table-cell>
          <table:table-cell office:value-type="float" office:value="3433" table:style-name="ce82">
            <text:p>3.433</text:p>
          </table:table-cell>
          <table:table-cell office:value-type="percentage" office:value="0.88192501940329449" table:style-name="ce83">
            <text:p>88,2%</text:p>
          </table:table-cell>
          <table:table-cell office:value-type="float" office:value="7520" table:style-name="ce82">
            <text:p>7.520</text:p>
          </table:table-cell>
          <table:table-cell office:value-type="percentage" office:value="0.91545390949307492" table:style-name="ce83">
            <text:p>91,5%</text:p>
          </table:table-cell>
          <table:table-cell office:value-type="float" office:value="10179" table:style-name="ce82">
            <text:p>10.179</text:p>
          </table:table-cell>
          <table:table-cell office:value-type="percentage" office:value="0.95544726850100992" table:style-name="ce83">
            <text:p>95,5%</text:p>
          </table:table-cell>
          <table:table-cell office:value-type="float" office:value="10723" table:style-name="ce82">
            <text:p>10.723</text:p>
          </table:table-cell>
          <table:table-cell office:value-type="percentage" office:value="0.99168995942426585" table:style-name="ce83">
            <text:p>99,2%</text:p>
          </table:table-cell>
          <table:table-cell office:value-type="float" office:value="9432" table:style-name="ce82">
            <text:p>9.432</text:p>
          </table:table-cell>
          <table:table-cell office:value-type="percentage" office:value="0.87854561790873931" table:style-name="ce83">
            <text:p>87,9%</text:p>
          </table:table-cell>
          <table:table-cell office:value-type="float" office:value="10455" table:style-name="ce82">
            <text:p>10.455</text:p>
          </table:table-cell>
          <table:table-cell office:value-type="percentage" office:value="0.87942642608332422" table:style-name="ce83">
            <text:p>87,9%</text:p>
          </table:table-cell>
          <table:table-cell office:value-type="float" office:value="9274" table:style-name="ce82">
            <text:p>9.274</text:p>
          </table:table-cell>
          <table:table-cell office:value-type="percentage" office:value="0.97258001656581683" table:style-name="ce83">
            <text:p>97,3%</text:p>
          </table:table-cell>
          <table:table-cell office:value-type="float" office:value="63119" table:style-name="ce82">
            <text:p>63.119</text:p>
          </table:table-cell>
          <table:table-cell office:value-type="float" office:value="68173.882384000011" table:style-name="ce82">
            <text:p>68.174</text:p>
          </table:table-cell>
          <table:table-cell office:value-type="percentage" office:value="0.92585309495023915" table:style-name="ce83">
            <text:p>92,6%</text:p>
          </table:table-cell>
          <table:table-cell office:value-type="percentage" office:value="0.75831655487523153" table:style-name="ce83">
            <text:p>75,8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30" table:style-name="ce82">
            <text:p>30</text:p>
          </table:table-cell>
          <table:table-cell office:value-type="string" table:style-name="ce83">
            <text:p>-</text:p>
          </table:table-cell>
          <table:table-cell office:value-type="float" office:value="20" table:style-name="ce82">
            <text:p>20</text:p>
          </table:table-cell>
          <table:table-cell office:value-type="string" table:style-name="ce83">
            <text:p>-</text:p>
          </table:table-cell>
          <table:table-cell office:value-type="float" office:value="3697" table:style-name="ce82">
            <text:p>3.697</text:p>
          </table:table-cell>
          <table:table-cell office:value-type="string" table:style-name="ce83">
            <text:p>-</text:p>
          </table:table-cell>
          <table:table-cell office:value-type="float" office:value="9666" table:style-name="ce82">
            <text:p>9.666</text:p>
          </table:table-cell>
          <table:table-cell office:value-type="string" table:style-name="ce83">
            <text:p>-</text:p>
          </table:table-cell>
          <table:table-cell office:value-type="float" office:value="22700" table:style-name="ce82">
            <text:p>22.700</text:p>
          </table:table-cell>
          <table:table-cell office:value-type="string" table:style-name="ce83">
            <text:p>-</text:p>
          </table:table-cell>
          <table:table-cell office:value-type="float" office:value="32686" table:style-name="ce82">
            <text:p>32.686</text:p>
          </table:table-cell>
          <table:table-cell office:value-type="string" table:style-name="ce83">
            <text:p>-</text:p>
          </table:table-cell>
          <table:table-cell office:value-type="float" office:value="25144" table:style-name="ce82">
            <text:p>25.144</text:p>
          </table:table-cell>
          <table:table-cell office:value-type="string" table:style-name="ce83">
            <text:p>-</text:p>
          </table:table-cell>
          <table:table-cell office:value-type="float" office:value="1239" table:style-name="ce82">
            <text:p>1.239</text:p>
          </table:table-cell>
          <table:table-cell office:value-type="string" table:style-name="ce83">
            <text:p>-</text:p>
          </table:table-cell>
          <table:table-cell office:value-type="float" office:value="95182" table:style-name="ce82">
            <text:p>95.182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string" table:style-name="ce83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float" office:value="33" table:style-name="ce85">
            <text:p>33</text:p>
          </table:table-cell>
          <table:table-cell office:value-type="string" table:style-name="ce86">
            <text:p>-</text:p>
          </table:table-cell>
          <table:table-cell office:value-type="float" office:value="52" table:style-name="ce85">
            <text:p>52</text:p>
          </table:table-cell>
          <table:table-cell office:value-type="string" table:style-name="ce86">
            <text:p>-</text:p>
          </table:table-cell>
          <table:table-cell office:value-type="float" office:value="320" table:style-name="ce85">
            <text:p>320</text:p>
          </table:table-cell>
          <table:table-cell office:value-type="string" table:style-name="ce86">
            <text:p>-</text:p>
          </table:table-cell>
          <table:table-cell office:value-type="float" office:value="924" table:style-name="ce85">
            <text:p>924</text:p>
          </table:table-cell>
          <table:table-cell office:value-type="string" table:style-name="ce86">
            <text:p>-</text:p>
          </table:table-cell>
          <table:table-cell office:value-type="float" office:value="1972" table:style-name="ce85">
            <text:p>1.972</text:p>
          </table:table-cell>
          <table:table-cell office:value-type="string" table:style-name="ce86">
            <text:p>-</text:p>
          </table:table-cell>
          <table:table-cell office:value-type="float" office:value="2431" table:style-name="ce85">
            <text:p>2.431</text:p>
          </table:table-cell>
          <table:table-cell office:value-type="string" table:style-name="ce86">
            <text:p>-</text:p>
          </table:table-cell>
          <table:table-cell office:value-type="float" office:value="2130" table:style-name="ce85">
            <text:p>2.130</text:p>
          </table:table-cell>
          <table:table-cell office:value-type="string" table:style-name="ce86">
            <text:p>-</text:p>
          </table:table-cell>
          <table:table-cell office:value-type="float" office:value="271" table:style-name="ce85">
            <text:p>271</text:p>
          </table:table-cell>
          <table:table-cell office:value-type="string" table:style-name="ce86">
            <text:p>-</text:p>
          </table:table-cell>
          <table:table-cell office:value-type="float" office:value="8133" table:style-name="ce85">
            <text:p>8.133</text:p>
          </table:table-cell>
          <table:table-cell office:value-type="string" table:style-name="ce85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table:number-columns-repeated="24" table:style-name="ce61"/>
          <table:table-cell table:number-columns-repeated="16339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52947" table:style-name="ce89">
            <text:p>2.952.947</text:p>
          </table:table-cell>
          <table:table-cell office:value-type="percentage" office:value="1" table:style-name="ce90">
            <text:p>100,0%</text:p>
          </table:table-cell>
          <table:table-cell office:value-type="float" office:value="3970790" table:style-name="ce89">
            <text:p>3.970.790</text:p>
          </table:table-cell>
          <table:table-cell office:value-type="percentage" office:value="0.97127790346634968" table:style-name="ce90">
            <text:p>97,1%</text:p>
          </table:table-cell>
          <table:table-cell office:value-type="float" office:value="5341211" table:style-name="ce89">
            <text:p>5.341.211</text:p>
          </table:table-cell>
          <table:table-cell office:value-type="percentage" office:value="0.9454865630366911" table:style-name="ce90">
            <text:p>94,5%</text:p>
          </table:table-cell>
          <table:table-cell office:value-type="float" office:value="6776066" table:style-name="ce89">
            <text:p>6.776.066</text:p>
          </table:table-cell>
          <table:table-cell office:value-type="percentage" office:value="0.93735126973685168" table:style-name="ce90">
            <text:p>93,7%</text:p>
          </table:table-cell>
          <table:table-cell office:value-type="float" office:value="7143766" table:style-name="ce89">
            <text:p>7.143.766</text:p>
          </table:table-cell>
          <table:table-cell office:value-type="percentage" office:value="0.92329355940216196" table:style-name="ce90">
            <text:p>92,3%</text:p>
          </table:table-cell>
          <table:table-cell office:value-type="float" office:value="5142335" table:style-name="ce89">
            <text:p>5.142.335</text:p>
          </table:table-cell>
          <table:table-cell office:value-type="percentage" office:value="0.88873927586610946" table:style-name="ce90">
            <text:p>88,9%</text:p>
          </table:table-cell>
          <table:table-cell office:value-type="float" office:value="4270052" table:style-name="ce89">
            <text:p>4.270.052</text:p>
          </table:table-cell>
          <table:table-cell office:value-type="percentage" office:value="0.86385411650704236" table:style-name="ce90">
            <text:p>86,4%</text:p>
          </table:table-cell>
          <table:table-cell office:value-type="float" office:value="3687810" table:style-name="ce89">
            <text:p>3.687.810</text:p>
          </table:table-cell>
          <table:table-cell office:value-type="percentage" office:value="0.91405068369503817" table:style-name="ce90">
            <text:p>91,4%</text:p>
          </table:table-cell>
          <table:table-cell office:value-type="float" office:value="39284977" table:style-name="ce89">
            <text:p>39.284.977</text:p>
          </table:table-cell>
          <table:table-cell office:value-type="float" office:value="42350585.205100007" table:style-name="ce89">
            <text:p>42.350.585</text:p>
          </table:table-cell>
          <table:table-cell office:value-type="percentage" office:value="0.92761355739823792" table:style-name="ce90">
            <text:p>92,8%</text:p>
          </table:table-cell>
          <table:table-cell office:value-type="percentage" office:value="0.82822224330624672" table:style-name="ce90">
            <text:p>82,8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3" table:default-cell-style-name="ce61"/>
        <table:table-column table:style-name="co3" table:number-columns-repeated="20" table:default-cell-style-name="ce61"/>
        <table:table-column table:style-name="co4" table:number-columns-repeated="16343" table:default-cell-style-name="ce61"/>
        <table:table-row table:style-name="ro10">
          <table:table-cell table:style-name="ce72"/>
          <table:table-cell office:value-type="string" table:style-name="ce73">
            <text:p>Personas pauta completa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pauta completa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pauta completa sobre Población a Vacunar INE</text:p>
          </table:table-cell>
          <table:table-cell office:value-type="string" table:style-name="ce76">
            <text:p>% pauta completa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0910" table:style-name="ce92">
            <text:p>430.910</text:p>
          </table:table-cell>
          <table:table-cell office:value-type="percentage" office:value="1" table:style-name="ce93">
            <text:p>100,0%</text:p>
          </table:table-cell>
          <table:table-cell office:value-type="float" office:value="653116" table:style-name="ce92">
            <text:p>653.116</text:p>
          </table:table-cell>
          <table:table-cell office:value-type="percentage" office:value="0.97146928469132487" table:style-name="ce93">
            <text:p>97,1%</text:p>
          </table:table-cell>
          <table:table-cell office:value-type="float" office:value="934179" table:style-name="ce92">
            <text:p>934.179</text:p>
          </table:table-cell>
          <table:table-cell office:value-type="percentage" office:value="0.94467443176687982" table:style-name="ce93">
            <text:p>94,5%</text:p>
          </table:table-cell>
          <table:table-cell office:value-type="float" office:value="1222997" table:style-name="ce92">
            <text:p>1.222.997</text:p>
          </table:table-cell>
          <table:table-cell office:value-type="percentage" office:value="0.93665120134600544" table:style-name="ce93">
            <text:p>93,7%</text:p>
          </table:table-cell>
          <table:table-cell office:value-type="float" office:value="1268166" table:style-name="ce92">
            <text:p>1.268.166</text:p>
          </table:table-cell>
          <table:table-cell office:value-type="percentage" office:value="0.92088985324265149" table:style-name="ce93">
            <text:p>92,1%</text:p>
          </table:table-cell>
          <table:table-cell office:value-type="float" office:value="954114" table:style-name="ce92">
            <text:p>954.114</text:p>
          </table:table-cell>
          <table:table-cell office:value-type="percentage" office:value="0.88422559615953633" table:style-name="ce93">
            <text:p>88,4%</text:p>
          </table:table-cell>
          <table:table-cell office:value-type="float" office:value="794929" table:style-name="ce92">
            <text:p>794.929</text:p>
          </table:table-cell>
          <table:table-cell office:value-type="percentage" office:value="0.85937028561685147" table:style-name="ce93">
            <text:p>85,9%</text:p>
          </table:table-cell>
          <table:table-cell office:value-type="float" office:value="761023" table:style-name="ce92">
            <text:p>761.023</text:p>
          </table:table-cell>
          <table:table-cell office:value-type="percentage" office:value="0.97422253706847606" table:style-name="ce93">
            <text:p>97,4%</text:p>
          </table:table-cell>
          <table:table-cell office:value-type="float" office:value="7019434" table:style-name="ce92">
            <text:p>7.019.434</text:p>
          </table:table-cell>
          <table:table-cell office:value-type="float" office:value="7549680.891117" table:style-name="ce92">
            <text:p>7.549.681</text:p>
          </table:table-cell>
          <table:table-cell office:value-type="percentage" office:value="0.92976565516287035" table:style-name="ce93">
            <text:p>93,0%</text:p>
          </table:table-cell>
          <table:table-cell office:value-type="percentage" office:value="0.82396363840531206" table:style-name="ce93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0545" table:style-name="ce94">
            <text:p>100.545</text:p>
          </table:table-cell>
          <table:table-cell office:value-type="percentage" office:value="1" table:style-name="ce95">
            <text:p>100,0%</text:p>
          </table:table-cell>
          <table:table-cell office:value-type="float" office:value="119285" table:style-name="ce94">
            <text:p>119.285</text:p>
          </table:table-cell>
          <table:table-cell office:value-type="percentage" office:value="0.98519530273928857" table:style-name="ce95">
            <text:p>98,5%</text:p>
          </table:table-cell>
          <table:table-cell office:value-type="float" office:value="155587" table:style-name="ce94">
            <text:p>155.587</text:p>
          </table:table-cell>
          <table:table-cell office:value-type="percentage" office:value="0.94931299904162902" table:style-name="ce95">
            <text:p>94,9%</text:p>
          </table:table-cell>
          <table:table-cell office:value-type="float" office:value="188559" table:style-name="ce94">
            <text:p>188.559</text:p>
          </table:table-cell>
          <table:table-cell office:value-type="percentage" office:value="0.94184619799940228" table:style-name="ce95">
            <text:p>94,2%</text:p>
          </table:table-cell>
          <table:table-cell office:value-type="float" office:value="191304" table:style-name="ce94">
            <text:p>191.304</text:p>
          </table:table-cell>
          <table:table-cell office:value-type="percentage" office:value="0.92560741478208286" table:style-name="ce95">
            <text:p>92,6%</text:p>
          </table:table-cell>
          <table:table-cell office:value-type="float" office:value="130318" table:style-name="ce94">
            <text:p>130.318</text:p>
          </table:table-cell>
          <table:table-cell office:value-type="percentage" office:value="0.8718218726514162" table:style-name="ce95">
            <text:p>87,2%</text:p>
          </table:table-cell>
          <table:table-cell office:value-type="float" office:value="108687" table:style-name="ce94">
            <text:p>108.687</text:p>
          </table:table-cell>
          <table:table-cell office:value-type="percentage" office:value="0.83374411269784232" table:style-name="ce95">
            <text:p>83,4%</text:p>
          </table:table-cell>
          <table:table-cell office:value-type="float" office:value="98469" table:style-name="ce94">
            <text:p>98.469</text:p>
          </table:table-cell>
          <table:table-cell office:value-type="percentage" office:value="0.91745524575284332" table:style-name="ce95">
            <text:p>91,7%</text:p>
          </table:table-cell>
          <table:table-cell office:value-type="float" office:value="1092754" table:style-name="ce94">
            <text:p>1.092.754</text:p>
          </table:table-cell>
          <table:table-cell office:value-type="float" office:value="1176072.6972429999" table:style-name="ce94">
            <text:p>1.176.073</text:p>
          </table:table-cell>
          <table:table-cell office:value-type="percentage" office:value="0.92915514709395164" table:style-name="ce95">
            <text:p>92,9%</text:p>
          </table:table-cell>
          <table:table-cell office:value-type="percentage" office:value="0.83152318660168956" table:style-name="ce95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8611" table:style-name="ce94">
            <text:p>88.611</text:p>
          </table:table-cell>
          <table:table-cell office:value-type="percentage" office:value="1" table:style-name="ce95">
            <text:p>100,0%</text:p>
          </table:table-cell>
          <table:table-cell office:value-type="float" office:value="114540" table:style-name="ce94">
            <text:p>114.540</text:p>
          </table:table-cell>
          <table:table-cell office:value-type="percentage" office:value="0.99614014889785618" table:style-name="ce95">
            <text:p>99,6%</text:p>
          </table:table-cell>
          <table:table-cell office:value-type="float" office:value="149095" table:style-name="ce94">
            <text:p>149.095</text:p>
          </table:table-cell>
          <table:table-cell office:value-type="percentage" office:value="0.96863952002971676" table:style-name="ce95">
            <text:p>96,9%</text:p>
          </table:table-cell>
          <table:table-cell office:value-type="float" office:value="154855" table:style-name="ce94">
            <text:p>154.855</text:p>
          </table:table-cell>
          <table:table-cell office:value-type="percentage" office:value="0.95449795481728916" table:style-name="ce95">
            <text:p>95,4%</text:p>
          </table:table-cell>
          <table:table-cell office:value-type="float" office:value="152577" table:style-name="ce94">
            <text:p>152.577</text:p>
          </table:table-cell>
          <table:table-cell office:value-type="percentage" office:value="0.93452871246213709" table:style-name="ce95">
            <text:p>93,5%</text:p>
          </table:table-cell>
          <table:table-cell office:value-type="float" office:value="92168" table:style-name="ce94">
            <text:p>92.168</text:p>
          </table:table-cell>
          <table:table-cell office:value-type="percentage" office:value="0.89269911779446598" table:style-name="ce95">
            <text:p>89,3%</text:p>
          </table:table-cell>
          <table:table-cell office:value-type="float" office:value="67747" table:style-name="ce94">
            <text:p>67.747</text:p>
          </table:table-cell>
          <table:table-cell office:value-type="percentage" office:value="0.86195569619991608" table:style-name="ce95">
            <text:p>86,2%</text:p>
          </table:table-cell>
          <table:table-cell office:value-type="float" office:value="67350" table:style-name="ce94">
            <text:p>67.350</text:p>
          </table:table-cell>
          <table:table-cell office:value-type="percentage" office:value="1.0157254490812551" table:style-name="ce95">
            <text:p>101,6%</text:p>
          </table:table-cell>
          <table:table-cell office:value-type="float" office:value="886943" table:style-name="ce94">
            <text:p>886.943</text:p>
          </table:table-cell>
          <table:table-cell office:value-type="float" office:value="926948.79131500004" table:style-name="ce94">
            <text:p>926.949</text:p>
          </table:table-cell>
          <table:table-cell office:value-type="percentage" office:value="0.95684142242825898" table:style-name="ce95">
            <text:p>95,7%</text:p>
          </table:table-cell>
          <table:table-cell office:value-type="percentage" office:value="0.8814479846535217" table:style-name="ce95">
            <text:p>88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454" table:style-name="ce94">
            <text:p>51.454</text:p>
          </table:table-cell>
          <table:table-cell office:value-type="percentage" office:value="0.95187635392822534" table:style-name="ce95">
            <text:p>95,2%</text:p>
          </table:table-cell>
          <table:table-cell office:value-type="float" office:value="79894" table:style-name="ce94">
            <text:p>79.894</text:p>
          </table:table-cell>
          <table:table-cell office:value-type="percentage" office:value="0.88874359475254239" table:style-name="ce95">
            <text:p>88,9%</text:p>
          </table:table-cell>
          <table:table-cell office:value-type="float" office:value="112227" table:style-name="ce94">
            <text:p>112.227</text:p>
          </table:table-cell>
          <table:table-cell office:value-type="percentage" office:value="0.85833157286030226" table:style-name="ce95">
            <text:p>85,8%</text:p>
          </table:table-cell>
          <table:table-cell office:value-type="float" office:value="153231" table:style-name="ce94">
            <text:p>153.231</text:p>
          </table:table-cell>
          <table:table-cell office:value-type="percentage" office:value="0.84016064217629138" table:style-name="ce95">
            <text:p>84,0%</text:p>
          </table:table-cell>
          <table:table-cell office:value-type="float" office:value="173036" table:style-name="ce94">
            <text:p>173.036</text:p>
          </table:table-cell>
          <table:table-cell office:value-type="percentage" office:value="0.80107288902552964" table:style-name="ce95">
            <text:p>80,1%</text:p>
          </table:table-cell>
          <table:table-cell office:value-type="float" office:value="133821" table:style-name="ce94">
            <text:p>133.821</text:p>
          </table:table-cell>
          <table:table-cell office:value-type="percentage" office:value="0.74558587651359642" table:style-name="ce95">
            <text:p>74,6%</text:p>
          </table:table-cell>
          <table:table-cell office:value-type="float" office:value="103138" table:style-name="ce94">
            <text:p>103.138</text:p>
          </table:table-cell>
          <table:table-cell office:value-type="percentage" office:value="0.75840777987945429" table:style-name="ce95">
            <text:p>75,8%</text:p>
          </table:table-cell>
          <table:table-cell office:value-type="float" office:value="86061" table:style-name="ce94">
            <text:p>86.061</text:p>
          </table:table-cell>
          <table:table-cell office:value-type="percentage" office:value="0.85341870747455528" table:style-name="ce95">
            <text:p>85,3%</text:p>
          </table:table-cell>
          <table:table-cell office:value-type="float" office:value="892862" table:style-name="ce94">
            <text:p>892.862</text:p>
          </table:table-cell>
          <table:table-cell office:value-type="float" office:value="1089409.0493709999" table:style-name="ce94">
            <text:p>1.089.409</text:p>
          </table:table-cell>
          <table:table-cell office:value-type="percentage" office:value="0.81958379225463407" table:style-name="ce95">
            <text:p>82,0%</text:p>
          </table:table-cell>
          <table:table-cell office:value-type="percentage" office:value="0.72947438068044934" table:style-name="ce95">
            <text:p>72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3560" table:style-name="ce94">
            <text:p>93.560</text:p>
          </table:table-cell>
          <table:table-cell office:value-type="percentage" office:value="0.90679574757924453" table:style-name="ce95">
            <text:p>90,7%</text:p>
          </table:table-cell>
          <table:table-cell office:value-type="float" office:value="152906" table:style-name="ce94">
            <text:p>152.906</text:p>
          </table:table-cell>
          <table:table-cell office:value-type="percentage" office:value="0.882535999685229" table:style-name="ce95">
            <text:p>88,3%</text:p>
          </table:table-cell>
          <table:table-cell office:value-type="float" office:value="226679" table:style-name="ce94">
            <text:p>226.679</text:p>
          </table:table-cell>
          <table:table-cell office:value-type="percentage" office:value="0.86781148500106864" table:style-name="ce95">
            <text:p>86,8%</text:p>
          </table:table-cell>
          <table:table-cell office:value-type="float" office:value="325290" table:style-name="ce94">
            <text:p>325.290</text:p>
          </table:table-cell>
          <table:table-cell office:value-type="percentage" office:value="0.86268540857486065" table:style-name="ce95">
            <text:p>86,3%</text:p>
          </table:table-cell>
          <table:table-cell office:value-type="float" office:value="322908" table:style-name="ce94">
            <text:p>322.908</text:p>
          </table:table-cell>
          <table:table-cell office:value-type="percentage" office:value="0.82949126755234748" table:style-name="ce95">
            <text:p>82,9%</text:p>
          </table:table-cell>
          <table:table-cell office:value-type="float" office:value="234588" table:style-name="ce94">
            <text:p>234.588</text:p>
          </table:table-cell>
          <table:table-cell office:value-type="percentage" office:value="0.76596632183072511" table:style-name="ce95">
            <text:p>76,6%</text:p>
          </table:table-cell>
          <table:table-cell office:value-type="float" office:value="192887" table:style-name="ce94">
            <text:p>192.887</text:p>
          </table:table-cell>
          <table:table-cell office:value-type="percentage" office:value="0.75760193242341667" table:style-name="ce95">
            <text:p>75,8%</text:p>
          </table:table-cell>
          <table:table-cell office:value-type="float" office:value="171557" table:style-name="ce94">
            <text:p>171.557</text:p>
          </table:table-cell>
          <table:table-cell office:value-type="percentage" office:value="0.9357830746244501" table:style-name="ce95">
            <text:p>93,6%</text:p>
          </table:table-cell>
          <table:table-cell office:value-type="float" office:value="1720375" table:style-name="ce94">
            <text:p>1.720.375</text:p>
          </table:table-cell>
          <table:table-cell office:value-type="float" office:value="2048188.859992" table:style-name="ce94">
            <text:p>2.048.189</text:p>
          </table:table-cell>
          <table:table-cell office:value-type="percentage" office:value="0.8399493980290077" table:style-name="ce95">
            <text:p>84,0%</text:p>
          </table:table-cell>
          <table:table-cell office:value-type="percentage" office:value="0.76385178407572918" table:style-name="ce95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299" table:style-name="ce94">
            <text:p>42.299</text:p>
          </table:table-cell>
          <table:table-cell office:value-type="percentage" office:value="1" table:style-name="ce95">
            <text:p>100,0%</text:p>
          </table:table-cell>
          <table:table-cell office:value-type="float" office:value="56119" table:style-name="ce94">
            <text:p>56.119</text:p>
          </table:table-cell>
          <table:table-cell office:value-type="percentage" office:value="0.98693911878100182" table:style-name="ce95">
            <text:p>98,7%</text:p>
          </table:table-cell>
          <table:table-cell office:value-type="float" office:value="77186" table:style-name="ce94">
            <text:p>77.186</text:p>
          </table:table-cell>
          <table:table-cell office:value-type="percentage" office:value="0.9528299044068651" table:style-name="ce95">
            <text:p>95,3%</text:p>
          </table:table-cell>
          <table:table-cell office:value-type="float" office:value="85155" table:style-name="ce94">
            <text:p>85.155</text:p>
          </table:table-cell>
          <table:table-cell office:value-type="percentage" office:value="0.93056059672168645" table:style-name="ce95">
            <text:p>93,1%</text:p>
          </table:table-cell>
          <table:table-cell office:value-type="float" office:value="89364" table:style-name="ce94">
            <text:p>89.364</text:p>
          </table:table-cell>
          <table:table-cell office:value-type="percentage" office:value="0.91994569579416996" table:style-name="ce95">
            <text:p>92,0%</text:p>
          </table:table-cell>
          <table:table-cell office:value-type="float" office:value="56836" table:style-name="ce94">
            <text:p>56.836</text:p>
          </table:table-cell>
          <table:table-cell office:value-type="percentage" office:value="0.88168475124497703" table:style-name="ce95">
            <text:p>88,2%</text:p>
          </table:table-cell>
          <table:table-cell office:value-type="float" office:value="43424" table:style-name="ce94">
            <text:p>43.424</text:p>
          </table:table-cell>
          <table:table-cell office:value-type="percentage" office:value="0.84848664744763669" table:style-name="ce95">
            <text:p>84,8%</text:p>
          </table:table-cell>
          <table:table-cell office:value-type="float" office:value="46279" table:style-name="ce94">
            <text:p>46.279</text:p>
          </table:table-cell>
          <table:table-cell office:value-type="percentage" office:value="1.0001097475171687" table:style-name="ce95">
            <text:p>100,0%</text:p>
          </table:table-cell>
          <table:table-cell office:value-type="float" office:value="496662" table:style-name="ce94">
            <text:p>496.662</text:p>
          </table:table-cell>
          <table:table-cell office:value-type="float" office:value="529709.28377600003" table:style-name="ce94">
            <text:p>529.709</text:p>
          </table:table-cell>
          <table:table-cell office:value-type="percentage" office:value="0.93761241347249102" table:style-name="ce95">
            <text:p>93,8%</text:p>
          </table:table-cell>
          <table:table-cell office:value-type="percentage" office:value="0.84991317935903565" table:style-name="ce95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28682" table:style-name="ce94">
            <text:p>228.682</text:p>
          </table:table-cell>
          <table:table-cell office:value-type="percentage" office:value="1" table:style-name="ce95">
            <text:p>100,0%</text:p>
          </table:table-cell>
          <table:table-cell office:value-type="float" office:value="251364" table:style-name="ce94">
            <text:p>251.364</text:p>
          </table:table-cell>
          <table:table-cell office:value-type="percentage" office:value="1" table:style-name="ce95">
            <text:p>100,0%</text:p>
          </table:table-cell>
          <table:table-cell office:value-type="float" office:value="325075" table:style-name="ce94">
            <text:p>325.075</text:p>
          </table:table-cell>
          <table:table-cell office:value-type="percentage" office:value="0.96878137869428227" table:style-name="ce95">
            <text:p>96,9%</text:p>
          </table:table-cell>
          <table:table-cell office:value-type="float" office:value="356867" table:style-name="ce94">
            <text:p>356.867</text:p>
          </table:table-cell>
          <table:table-cell office:value-type="percentage" office:value="0.93807128760774494" table:style-name="ce95">
            <text:p>93,8%</text:p>
          </table:table-cell>
          <table:table-cell office:value-type="float" office:value="325058" table:style-name="ce94">
            <text:p>325.058</text:p>
          </table:table-cell>
          <table:table-cell office:value-type="percentage" office:value="0.91757054586366871" table:style-name="ce95">
            <text:p>91,8%</text:p>
          </table:table-cell>
          <table:table-cell office:value-type="float" office:value="217272" table:style-name="ce94">
            <text:p>217.272</text:p>
          </table:table-cell>
          <table:table-cell office:value-type="percentage" office:value="0.86950257072195625" table:style-name="ce95">
            <text:p>87,0%</text:p>
          </table:table-cell>
          <table:table-cell office:value-type="float" office:value="186674" table:style-name="ce94">
            <text:p>186.674</text:p>
          </table:table-cell>
          <table:table-cell office:value-type="percentage" office:value="0.88453339087935323" table:style-name="ce95">
            <text:p>88,5%</text:p>
          </table:table-cell>
          <table:table-cell office:value-type="float" office:value="198246" table:style-name="ce94">
            <text:p>198.246</text:p>
          </table:table-cell>
          <table:table-cell office:value-type="percentage" office:value="1.1715776473027015" table:style-name="ce95">
            <text:p>117,2%</text:p>
          </table:table-cell>
          <table:table-cell office:value-type="float" office:value="2089238" table:style-name="ce94">
            <text:p>2.089.238</text:p>
          </table:table-cell>
          <table:table-cell office:value-type="float" office:value="2168005.04715" table:style-name="ce94">
            <text:p>2.168.005</text:p>
          </table:table-cell>
          <table:table-cell office:value-type="percentage" office:value="0.9636684207661117" table:style-name="ce95">
            <text:p>96,4%</text:p>
          </table:table-cell>
          <table:table-cell office:value-type="percentage" office:value="0.87905472570342558" table:style-name="ce95">
            <text:p>87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7277" table:style-name="ce94">
            <text:p>137.277</text:p>
          </table:table-cell>
          <table:table-cell office:value-type="percentage" office:value="1" table:style-name="ce95">
            <text:p>100,0%</text:p>
          </table:table-cell>
          <table:table-cell office:value-type="float" office:value="158499" table:style-name="ce94">
            <text:p>158.499</text:p>
          </table:table-cell>
          <table:table-cell office:value-type="percentage" office:value="0.98753557597325237" table:style-name="ce95">
            <text:p>98,8%</text:p>
          </table:table-cell>
          <table:table-cell office:value-type="float" office:value="223404" table:style-name="ce94">
            <text:p>223.404</text:p>
          </table:table-cell>
          <table:table-cell office:value-type="percentage" office:value="0.93944868184025843" table:style-name="ce95">
            <text:p>93,9%</text:p>
          </table:table-cell>
          <table:table-cell office:value-type="float" office:value="287076" table:style-name="ce94">
            <text:p>287.076</text:p>
          </table:table-cell>
          <table:table-cell office:value-type="percentage" office:value="0.91425177278050573" table:style-name="ce95">
            <text:p>91,4%</text:p>
          </table:table-cell>
          <table:table-cell office:value-type="float" office:value="287489" table:style-name="ce94">
            <text:p>287.489</text:p>
          </table:table-cell>
          <table:table-cell office:value-type="percentage" office:value="0.87400138507714631" table:style-name="ce95">
            <text:p>87,4%</text:p>
          </table:table-cell>
          <table:table-cell office:value-type="float" office:value="207246" table:style-name="ce94">
            <text:p>207.246</text:p>
          </table:table-cell>
          <table:table-cell office:value-type="percentage" office:value="0.82631404248451656" table:style-name="ce95">
            <text:p>82,6%</text:p>
          </table:table-cell>
          <table:table-cell office:value-type="float" office:value="175002" table:style-name="ce94">
            <text:p>175.002</text:p>
          </table:table-cell>
          <table:table-cell office:value-type="percentage" office:value="0.80191671795655195" table:style-name="ce95">
            <text:p>80,2%</text:p>
          </table:table-cell>
          <table:table-cell office:value-type="float" office:value="168065" table:style-name="ce94">
            <text:p>168.065</text:p>
          </table:table-cell>
          <table:table-cell office:value-type="percentage" office:value="0.932120354769994" table:style-name="ce95">
            <text:p>93,2%</text:p>
          </table:table-cell>
          <table:table-cell office:value-type="float" office:value="1644058" table:style-name="ce94">
            <text:p>1.644.058</text:p>
          </table:table-cell>
          <table:table-cell office:value-type="float" office:value="1822885.5576559999" table:style-name="ce94">
            <text:p>1.822.886</text:p>
          </table:table-cell>
          <table:table-cell office:value-type="percentage" office:value="0.90189863707848483" table:style-name="ce95">
            <text:p>90,2%</text:p>
          </table:table-cell>
          <table:table-cell office:value-type="percentage" office:value="0.80198714970457485" table:style-name="ce9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55872" table:style-name="ce94">
            <text:p>455.872</text:p>
          </table:table-cell>
          <table:table-cell office:value-type="percentage" office:value="1" table:style-name="ce95">
            <text:p>100,0%</text:p>
          </table:table-cell>
          <table:table-cell office:value-type="float" office:value="618671" table:style-name="ce94">
            <text:p>618.671</text:p>
          </table:table-cell>
          <table:table-cell office:value-type="percentage" office:value="0.95267838631873691" table:style-name="ce95">
            <text:p>95,3%</text:p>
          </table:table-cell>
          <table:table-cell office:value-type="float" office:value="802643" table:style-name="ce94">
            <text:p>802.643</text:p>
          </table:table-cell>
          <table:table-cell office:value-type="percentage" office:value="0.92545671957736819" table:style-name="ce95">
            <text:p>92,5%</text:p>
          </table:table-cell>
          <table:table-cell office:value-type="float" office:value="1040450" table:style-name="ce94">
            <text:p>1.040.450</text:p>
          </table:table-cell>
          <table:table-cell office:value-type="percentage" office:value="0.93199294759221896" table:style-name="ce95">
            <text:p>93,2%</text:p>
          </table:table-cell>
          <table:table-cell office:value-type="float" office:value="1157138" table:style-name="ce94">
            <text:p>1.157.138</text:p>
          </table:table-cell>
          <table:table-cell office:value-type="percentage" office:value="0.91915106535389834" table:style-name="ce95">
            <text:p>91,9%</text:p>
          </table:table-cell>
          <table:table-cell office:value-type="float" office:value="820855" table:style-name="ce94">
            <text:p>820.855</text:p>
          </table:table-cell>
          <table:table-cell office:value-type="percentage" office:value="0.86766930703149914" table:style-name="ce95">
            <text:p>86,8%</text:p>
          </table:table-cell>
          <table:table-cell office:value-type="float" office:value="686069" table:style-name="ce94">
            <text:p>686.069</text:p>
          </table:table-cell>
          <table:table-cell office:value-type="percentage" office:value="0.82007928950267817" table:style-name="ce95">
            <text:p>82,0%</text:p>
          </table:table-cell>
          <table:table-cell office:value-type="float" office:value="613758" table:style-name="ce94">
            <text:p>613.758</text:p>
          </table:table-cell>
          <table:table-cell office:value-type="percentage" office:value="0.89941865878651195" table:style-name="ce95">
            <text:p>89,9%</text:p>
          </table:table-cell>
          <table:table-cell office:value-type="float" office:value="6195456" table:style-name="ce94">
            <text:p>6.195.456</text:p>
          </table:table-cell>
          <table:table-cell office:value-type="float" office:value="6811841.3897879999" table:style-name="ce94">
            <text:p>6.811.841</text:p>
          </table:table-cell>
          <table:table-cell office:value-type="percentage" office:value="0.90951266265358788" table:style-name="ce95">
            <text:p>91,0%</text:p>
          </table:table-cell>
          <table:table-cell office:value-type="percentage" office:value="0.8067848576438279" table:style-name="ce95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5594" table:style-name="ce94">
            <text:p>295.594</text:p>
          </table:table-cell>
          <table:table-cell office:value-type="percentage" office:value="1" table:style-name="ce95">
            <text:p>100,0%</text:p>
          </table:table-cell>
          <table:table-cell office:value-type="float" office:value="435755" table:style-name="ce94">
            <text:p>435.755</text:p>
          </table:table-cell>
          <table:table-cell office:value-type="percentage" office:value="0.96849653185396789" table:style-name="ce95">
            <text:p>96,8%</text:p>
          </table:table-cell>
          <table:table-cell office:value-type="float" office:value="579774" table:style-name="ce94">
            <text:p>579.774</text:p>
          </table:table-cell>
          <table:table-cell office:value-type="percentage" office:value="0.94523336929311208" table:style-name="ce95">
            <text:p>94,5%</text:p>
          </table:table-cell>
          <table:table-cell office:value-type="float" office:value="733815" table:style-name="ce94">
            <text:p>733.815</text:p>
          </table:table-cell>
          <table:table-cell office:value-type="percentage" office:value="0.94480841186936348" table:style-name="ce95">
            <text:p>94,5%</text:p>
          </table:table-cell>
          <table:table-cell office:value-type="float" office:value="770054" table:style-name="ce94">
            <text:p>770.054</text:p>
          </table:table-cell>
          <table:table-cell office:value-type="percentage" office:value="0.92195406151934378" table:style-name="ce95">
            <text:p>92,2%</text:p>
          </table:table-cell>
          <table:table-cell office:value-type="float" office:value="530731" table:style-name="ce94">
            <text:p>530.731</text:p>
          </table:table-cell>
          <table:table-cell office:value-type="percentage" office:value="0.88197719361596649" table:style-name="ce95">
            <text:p>88,2%</text:p>
          </table:table-cell>
          <table:table-cell office:value-type="float" office:value="447428" table:style-name="ce94">
            <text:p>447.428</text:p>
          </table:table-cell>
          <table:table-cell office:value-type="percentage" office:value="0.8617715638505492" table:style-name="ce95">
            <text:p>86,2%</text:p>
          </table:table-cell>
          <table:table-cell office:value-type="float" office:value="430498" table:style-name="ce94">
            <text:p>430.498</text:p>
          </table:table-cell>
          <table:table-cell office:value-type="percentage" office:value="0.9784892291918339" table:style-name="ce95">
            <text:p>97,8%</text:p>
          </table:table-cell>
          <table:table-cell office:value-type="float" office:value="4223649" table:style-name="ce94">
            <text:p>4.223.649</text:p>
          </table:table-cell>
          <table:table-cell office:value-type="float" office:value="4528081.8524599997" table:style-name="ce94">
            <text:p>4.528.082</text:p>
          </table:table-cell>
          <table:table-cell office:value-type="percentage" office:value="0.93276781154152311" table:style-name="ce95">
            <text:p>93,3%</text:p>
          </table:table-cell>
          <table:table-cell office:value-type="percentage" office:value="0.832648047149953" table:style-name="ce95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7698" table:style-name="ce94">
            <text:p>77.698</text:p>
          </table:table-cell>
          <table:table-cell office:value-type="percentage" office:value="1" table:style-name="ce95">
            <text:p>100,0%</text:p>
          </table:table-cell>
          <table:table-cell office:value-type="float" office:value="95791" table:style-name="ce94">
            <text:p>95.791</text:p>
          </table:table-cell>
          <table:table-cell office:value-type="percentage" office:value="1" table:style-name="ce95">
            <text:p>100,0%</text:p>
          </table:table-cell>
          <table:table-cell office:value-type="float" office:value="132913" table:style-name="ce94">
            <text:p>132.913</text:p>
          </table:table-cell>
          <table:table-cell office:value-type="percentage" office:value="0.98212227798080098" table:style-name="ce95">
            <text:p>98,2%</text:p>
          </table:table-cell>
          <table:table-cell office:value-type="float" office:value="161628" table:style-name="ce94">
            <text:p>161.628</text:p>
          </table:table-cell>
          <table:table-cell office:value-type="percentage" office:value="0.96420679122918729" table:style-name="ce95">
            <text:p>96,4%</text:p>
          </table:table-cell>
          <table:table-cell office:value-type="float" office:value="146275" table:style-name="ce94">
            <text:p>146.275</text:p>
          </table:table-cell>
          <table:table-cell office:value-type="percentage" office:value="0.93968395898318191" table:style-name="ce95">
            <text:p>94,0%</text:p>
          </table:table-cell>
          <table:table-cell office:value-type="float" office:value="113417" table:style-name="ce94">
            <text:p>113.417</text:p>
          </table:table-cell>
          <table:table-cell office:value-type="percentage" office:value="0.89352250058642024" table:style-name="ce95">
            <text:p>89,4%</text:p>
          </table:table-cell>
          <table:table-cell office:value-type="float" office:value="93658" table:style-name="ce94">
            <text:p>93.658</text:p>
          </table:table-cell>
          <table:table-cell office:value-type="percentage" office:value="0.84519189103645276" table:style-name="ce95">
            <text:p>84,5%</text:p>
          </table:table-cell>
          <table:table-cell office:value-type="float" office:value="86651" table:style-name="ce94">
            <text:p>86.651</text:p>
          </table:table-cell>
          <table:table-cell office:value-type="percentage" office:value="1.0114420866310354" table:style-name="ce95">
            <text:p>101,1%</text:p>
          </table:table-cell>
          <table:table-cell office:value-type="float" office:value="908031" table:style-name="ce94">
            <text:p>908.031</text:p>
          </table:table-cell>
          <table:table-cell office:value-type="float" office:value="948307.09296599997" table:style-name="ce94">
            <text:p>948.307</text:p>
          </table:table-cell>
          <table:table-cell office:value-type="percentage" office:value="0.95752842801161664" table:style-name="ce95">
            <text:p>95,8%</text:p>
          </table:table-cell>
          <table:table-cell office:value-type="percentage" office:value="0.86206807347895342" table:style-name="ce95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1841" table:style-name="ce94">
            <text:p>241.841</text:p>
          </table:table-cell>
          <table:table-cell office:value-type="percentage" office:value="1" table:style-name="ce95">
            <text:p>100,0%</text:p>
          </table:table-cell>
          <table:table-cell office:value-type="float" office:value="291605" table:style-name="ce94">
            <text:p>291.605</text:p>
          </table:table-cell>
          <table:table-cell office:value-type="percentage" office:value="0.98786617255240206" table:style-name="ce95">
            <text:p>98,8%</text:p>
          </table:table-cell>
          <table:table-cell office:value-type="float" office:value="348245" table:style-name="ce94">
            <text:p>348.245</text:p>
          </table:table-cell>
          <table:table-cell office:value-type="percentage" office:value="0.96671909578349469" table:style-name="ce95">
            <text:p>96,7%</text:p>
          </table:table-cell>
          <table:table-cell office:value-type="float" office:value="393067" table:style-name="ce94">
            <text:p>393.067</text:p>
          </table:table-cell>
          <table:table-cell office:value-type="percentage" office:value="0.95116943962616074" table:style-name="ce95">
            <text:p>95,1%</text:p>
          </table:table-cell>
          <table:table-cell office:value-type="float" office:value="411491" table:style-name="ce94">
            <text:p>411.491</text:p>
          </table:table-cell>
          <table:table-cell office:value-type="percentage" office:value="0.93568768337654584" table:style-name="ce95">
            <text:p>93,6%</text:p>
          </table:table-cell>
          <table:table-cell office:value-type="float" office:value="267561" table:style-name="ce94">
            <text:p>267.561</text:p>
          </table:table-cell>
          <table:table-cell office:value-type="percentage" office:value="0.90266273053322155" table:style-name="ce95">
            <text:p>90,3%</text:p>
          </table:table-cell>
          <table:table-cell office:value-type="float" office:value="202708" table:style-name="ce94">
            <text:p>202.708</text:p>
          </table:table-cell>
          <table:table-cell office:value-type="percentage" office:value="0.88292902453353261" table:style-name="ce95">
            <text:p>88,3%</text:p>
          </table:table-cell>
          <table:table-cell office:value-type="float" office:value="193252" table:style-name="ce94">
            <text:p>193.252</text:p>
          </table:table-cell>
          <table:table-cell office:value-type="percentage" office:value="1.038757774528011" table:style-name="ce95">
            <text:p>103,9%</text:p>
          </table:table-cell>
          <table:table-cell office:value-type="float" office:value="2349770" table:style-name="ce94">
            <text:p>2.349.770</text:p>
          </table:table-cell>
          <table:table-cell office:value-type="float" office:value="2457737.9663920002" table:style-name="ce94">
            <text:p>2.457.738</text:p>
          </table:table-cell>
          <table:table-cell office:value-type="percentage" office:value="0.95607018816961231" table:style-name="ce95">
            <text:p>95,6%</text:p>
          </table:table-cell>
          <table:table-cell office:value-type="percentage" office:value="0.87304784793719403" table:style-name="ce95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5135" table:style-name="ce94">
            <text:p>25.135</text:p>
          </table:table-cell>
          <table:table-cell office:value-type="percentage" office:value="1" table:style-name="ce95">
            <text:p>100,0%</text:p>
          </table:table-cell>
          <table:table-cell office:value-type="float" office:value="30724" table:style-name="ce94">
            <text:p>30.724</text:p>
          </table:table-cell>
          <table:table-cell office:value-type="percentage" office:value="1" table:style-name="ce95">
            <text:p>100,0%</text:p>
          </table:table-cell>
          <table:table-cell office:value-type="float" office:value="39736" table:style-name="ce94">
            <text:p>39.736</text:p>
          </table:table-cell>
          <table:table-cell office:value-type="percentage" office:value="1.0032477470297614" table:style-name="ce95">
            <text:p>100,3%</text:p>
          </table:table-cell>
          <table:table-cell office:value-type="float" office:value="46343" table:style-name="ce94">
            <text:p>46.343</text:p>
          </table:table-cell>
          <table:table-cell office:value-type="percentage" office:value="0.97095035379825489" table:style-name="ce95">
            <text:p>97,1%</text:p>
          </table:table-cell>
          <table:table-cell office:value-type="float" office:value="48679" table:style-name="ce94">
            <text:p>48.679</text:p>
          </table:table-cell>
          <table:table-cell office:value-type="percentage" office:value="0.95116722809091347" table:style-name="ce95">
            <text:p>95,1%</text:p>
          </table:table-cell>
          <table:table-cell office:value-type="float" office:value="32499" table:style-name="ce94">
            <text:p>32.499</text:p>
          </table:table-cell>
          <table:table-cell office:value-type="percentage" office:value="0.90702317587536807" table:style-name="ce95">
            <text:p>90,7%</text:p>
          </table:table-cell>
          <table:table-cell office:value-type="float" office:value="25565" table:style-name="ce94">
            <text:p>25.565</text:p>
          </table:table-cell>
          <table:table-cell office:value-type="percentage" office:value="0.84449957845966961" table:style-name="ce95">
            <text:p>84,4%</text:p>
          </table:table-cell>
          <table:table-cell office:value-type="float" office:value="25759" table:style-name="ce94">
            <text:p>25.759</text:p>
          </table:table-cell>
          <table:table-cell office:value-type="percentage" office:value="0.97253798799424507" table:style-name="ce95">
            <text:p>97,3%</text:p>
          </table:table-cell>
          <table:table-cell office:value-type="float" office:value="274440" table:style-name="ce94">
            <text:p>274.440</text:p>
          </table:table-cell>
          <table:table-cell office:value-type="float" office:value="281978.88969400001" table:style-name="ce94">
            <text:p>281.979</text:p>
          </table:table-cell>
          <table:table-cell office:value-type="percentage" office:value="0.97326434719215638" table:style-name="ce95">
            <text:p>97,3%</text:p>
          </table:table-cell>
          <table:table-cell office:value-type="percentage" office:value="0.86871293825985096" table:style-name="ce95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2615" table:style-name="ce94">
            <text:p>372.615</text:p>
          </table:table-cell>
          <table:table-cell office:value-type="percentage" office:value="0.99379575989650382" table:style-name="ce95">
            <text:p>99,4%</text:p>
          </table:table-cell>
          <table:table-cell office:value-type="float" office:value="511713" table:style-name="ce94">
            <text:p>511.713</text:p>
          </table:table-cell>
          <table:table-cell office:value-type="percentage" office:value="0.94800006052552233" table:style-name="ce95">
            <text:p>94,8%</text:p>
          </table:table-cell>
          <table:table-cell office:value-type="float" office:value="692152" table:style-name="ce94">
            <text:p>692.152</text:p>
          </table:table-cell>
          <table:table-cell office:value-type="percentage" office:value="0.93770627864524414" table:style-name="ce95">
            <text:p>93,8%</text:p>
          </table:table-cell>
          <table:table-cell office:value-type="float" office:value="963395" table:style-name="ce94">
            <text:p>963.395</text:p>
          </table:table-cell>
          <table:table-cell office:value-type="percentage" office:value="0.95296399363739637" table:style-name="ce95">
            <text:p>95,3%</text:p>
          </table:table-cell>
          <table:table-cell office:value-type="float" office:value="1054604" table:style-name="ce94">
            <text:p>1.054.604</text:p>
          </table:table-cell>
          <table:table-cell office:value-type="percentage" office:value="0.92221130019747832" table:style-name="ce95">
            <text:p>92,2%</text:p>
          </table:table-cell>
          <table:table-cell office:value-type="float" office:value="776014" table:style-name="ce94">
            <text:p>776.014</text:p>
          </table:table-cell>
          <table:table-cell office:value-type="percentage" office:value="0.8843954233992718" table:style-name="ce95">
            <text:p>88,4%</text:p>
          </table:table-cell>
          <table:table-cell office:value-type="float" office:value="632295" table:style-name="ce94">
            <text:p>632.295</text:p>
          </table:table-cell>
          <table:table-cell office:value-type="percentage" office:value="0.85282444586731088" table:style-name="ce95">
            <text:p>85,3%</text:p>
          </table:table-cell>
          <table:table-cell office:value-type="float" office:value="540252" table:style-name="ce94">
            <text:p>540.252</text:p>
          </table:table-cell>
          <table:table-cell office:value-type="percentage" office:value="0.93101796649715685" table:style-name="ce95">
            <text:p>93,1%</text:p>
          </table:table-cell>
          <table:table-cell office:value-type="float" office:value="5543040" table:style-name="ce94">
            <text:p>5.543.040</text:p>
          </table:table-cell>
          <table:table-cell office:value-type="float" office:value="6006507.0008919984" table:style-name="ce94">
            <text:p>6.006.507</text:p>
          </table:table-cell>
          <table:table-cell office:value-type="percentage" office:value="0.92283918077125837" table:style-name="ce95">
            <text:p>92,3%</text:p>
          </table:table-cell>
          <table:table-cell office:value-type="percentage" office:value="0.81884098559462426" table:style-name="ce95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5974" table:style-name="ce94">
            <text:p>75.974</text:p>
          </table:table-cell>
          <table:table-cell office:value-type="percentage" office:value="1" table:style-name="ce95">
            <text:p>100,0%</text:p>
          </table:table-cell>
          <table:table-cell office:value-type="float" office:value="108345" table:style-name="ce94">
            <text:p>108.345</text:p>
          </table:table-cell>
          <table:table-cell office:value-type="percentage" office:value="1" table:style-name="ce95">
            <text:p>100,0%</text:p>
          </table:table-cell>
          <table:table-cell office:value-type="float" office:value="154056" table:style-name="ce94">
            <text:p>154.056</text:p>
          </table:table-cell>
          <table:table-cell office:value-type="percentage" office:value="0.96998986808975818" table:style-name="ce95">
            <text:p>97,0%</text:p>
          </table:table-cell>
          <table:table-cell office:value-type="float" office:value="212097" table:style-name="ce94">
            <text:p>212.097</text:p>
          </table:table-cell>
          <table:table-cell office:value-type="percentage" office:value="0.95350521323747173" table:style-name="ce95">
            <text:p>95,4%</text:p>
          </table:table-cell>
          <table:table-cell office:value-type="float" office:value="236143" table:style-name="ce94">
            <text:p>236.143</text:p>
          </table:table-cell>
          <table:table-cell office:value-type="percentage" office:value="0.93659528596553843" table:style-name="ce95">
            <text:p>93,7%</text:p>
          </table:table-cell>
          <table:table-cell office:value-type="float" office:value="172206" table:style-name="ce94">
            <text:p>172.206</text:p>
          </table:table-cell>
          <table:table-cell office:value-type="percentage" office:value="0.88346690983543574" table:style-name="ce95">
            <text:p>88,3%</text:p>
          </table:table-cell>
          <table:table-cell office:value-type="float" office:value="145912" table:style-name="ce94">
            <text:p>145.912</text:p>
          </table:table-cell>
          <table:table-cell office:value-type="percentage" office:value="0.82771392430009449" table:style-name="ce95">
            <text:p>82,8%</text:p>
          </table:table-cell>
          <table:table-cell office:value-type="float" office:value="134212" table:style-name="ce94">
            <text:p>134.212</text:p>
          </table:table-cell>
          <table:table-cell office:value-type="percentage" office:value="0.91704059885402833" table:style-name="ce95">
            <text:p>91,7%</text:p>
          </table:table-cell>
          <table:table-cell office:value-type="float" office:value="1238945" table:style-name="ce94">
            <text:p>1.238.945</text:p>
          </table:table-cell>
          <table:table-cell office:value-type="float" office:value="1329419.0966020001" table:style-name="ce94">
            <text:p>1.329.419</text:p>
          </table:table-cell>
          <table:table-cell office:value-type="percentage" office:value="0.93194463895301927" table:style-name="ce95">
            <text:p>93,2%</text:p>
          </table:table-cell>
          <table:table-cell office:value-type="percentage" office:value="0.8137483565586332" table:style-name="ce95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326" table:style-name="ce94">
            <text:p>42.326</text:p>
          </table:table-cell>
          <table:table-cell office:value-type="percentage" office:value="1" table:style-name="ce95">
            <text:p>100,0%</text:p>
          </table:table-cell>
          <table:table-cell office:value-type="float" office:value="55915" table:style-name="ce94">
            <text:p>55.915</text:p>
          </table:table-cell>
          <table:table-cell office:value-type="percentage" office:value="0.96554559148919716" table:style-name="ce95">
            <text:p>96,6%</text:p>
          </table:table-cell>
          <table:table-cell office:value-type="float" office:value="72499" table:style-name="ce94">
            <text:p>72.499</text:p>
          </table:table-cell>
          <table:table-cell office:value-type="percentage" office:value="0.93547985371418207" table:style-name="ce95">
            <text:p>93,5%</text:p>
          </table:table-cell>
          <table:table-cell office:value-type="float" office:value="92870" table:style-name="ce94">
            <text:p>92.870</text:p>
          </table:table-cell>
          <table:table-cell office:value-type="percentage" office:value="0.93809671321683319" table:style-name="ce95">
            <text:p>93,8%</text:p>
          </table:table-cell>
          <table:table-cell office:value-type="float" office:value="96653" table:style-name="ce94">
            <text:p>96.653</text:p>
          </table:table-cell>
          <table:table-cell office:value-type="percentage" office:value="0.92491219998596219" table:style-name="ce95">
            <text:p>92,5%</text:p>
          </table:table-cell>
          <table:table-cell office:value-type="float" office:value="65849" table:style-name="ce94">
            <text:p>65.849</text:p>
          </table:table-cell>
          <table:table-cell office:value-type="percentage" office:value="0.88564641413947931" table:style-name="ce95">
            <text:p>88,6%</text:p>
          </table:table-cell>
          <table:table-cell office:value-type="float" office:value="59508" table:style-name="ce94">
            <text:p>59.508</text:p>
          </table:table-cell>
          <table:table-cell office:value-type="percentage" office:value="0.85233977135287864" table:style-name="ce95">
            <text:p>85,2%</text:p>
          </table:table-cell>
          <table:table-cell office:value-type="float" office:value="56206" table:style-name="ce94">
            <text:p>56.206</text:p>
          </table:table-cell>
          <table:table-cell office:value-type="percentage" office:value="0.96375473045986859" table:style-name="ce95">
            <text:p>96,4%</text:p>
          </table:table-cell>
          <table:table-cell office:value-type="float" office:value="541826" table:style-name="ce94">
            <text:p>541.826</text:p>
          </table:table-cell>
          <table:table-cell office:value-type="float" office:value="583256.26343300007" table:style-name="ce94">
            <text:p>583.256</text:p>
          </table:table-cell>
          <table:table-cell office:value-type="percentage" office:value="0.92896730643037617" table:style-name="ce95">
            <text:p>92,9%</text:p>
          </table:table-cell>
          <table:table-cell office:value-type="percentage" office:value="0.82200122636375927" table:style-name="ce95">
            <text:p>82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4061" table:style-name="ce94">
            <text:p>164.061</text:p>
          </table:table-cell>
          <table:table-cell office:value-type="percentage" office:value="1.0269549605183279" table:style-name="ce95">
            <text:p>102,7%</text:p>
          </table:table-cell>
          <table:table-cell office:value-type="float" office:value="214973" table:style-name="ce94">
            <text:p>214.973</text:p>
          </table:table-cell>
          <table:table-cell office:value-type="percentage" office:value="0.97577615932733819" table:style-name="ce95">
            <text:p>97,6%</text:p>
          </table:table-cell>
          <table:table-cell office:value-type="float" office:value="278711" table:style-name="ce94">
            <text:p>278.711</text:p>
          </table:table-cell>
          <table:table-cell office:value-type="percentage" office:value="0.96415124587592382" table:style-name="ce95">
            <text:p>96,4%</text:p>
          </table:table-cell>
          <table:table-cell office:value-type="float" office:value="327534" table:style-name="ce94">
            <text:p>327.534</text:p>
          </table:table-cell>
          <table:table-cell office:value-type="percentage" office:value="0.96553070104817462" table:style-name="ce95">
            <text:p>96,6%</text:p>
          </table:table-cell>
          <table:table-cell office:value-type="float" office:value="325299" table:style-name="ce94">
            <text:p>325.299</text:p>
          </table:table-cell>
          <table:table-cell office:value-type="percentage" office:value="0.95498102249406502" table:style-name="ce95">
            <text:p>95,5%</text:p>
          </table:table-cell>
          <table:table-cell office:value-type="float" office:value="210097" table:style-name="ce94">
            <text:p>210.097</text:p>
          </table:table-cell>
          <table:table-cell office:value-type="percentage" office:value="0.92180663488127812" table:style-name="ce95">
            <text:p>92,2%</text:p>
          </table:table-cell>
          <table:table-cell office:value-type="float" office:value="173906" table:style-name="ce94">
            <text:p>173.906</text:p>
          </table:table-cell>
          <table:table-cell office:value-type="percentage" office:value="0.86402936899891369" table:style-name="ce95">
            <text:p>86,4%</text:p>
          </table:table-cell>
          <table:table-cell office:value-type="float" office:value="167462" table:style-name="ce94">
            <text:p>167.462</text:p>
          </table:table-cell>
          <table:table-cell office:value-type="percentage" office:value="0.9547374977746842" table:style-name="ce95">
            <text:p>95,5%</text:p>
          </table:table-cell>
          <table:table-cell office:value-type="float" office:value="1862043" table:style-name="ce94">
            <text:p>1.862.043</text:p>
          </table:table-cell>
          <table:table-cell office:value-type="float" office:value="1953592.4880969999" table:style-name="ce94">
            <text:p>1.953.592</text:p>
          </table:table-cell>
          <table:table-cell office:value-type="percentage" office:value="0.95313787872609068" table:style-name="ce95">
            <text:p>95,3%</text:p>
          </table:table-cell>
          <table:table-cell office:value-type="percentage" office:value="0.85535757226872056" table:style-name="ce95">
            <text:p>85,5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398" table:style-name="ce94">
            <text:p>2.398</text:p>
          </table:table-cell>
          <table:table-cell office:value-type="percentage" office:value="0.84917046189529155" table:style-name="ce95">
            <text:p>84,9%</text:p>
          </table:table-cell>
          <table:table-cell office:value-type="float" office:value="3909" table:style-name="ce94">
            <text:p>3.909</text:p>
          </table:table-cell>
          <table:table-cell office:value-type="percentage" office:value="0.88956157048866091" table:style-name="ce95">
            <text:p>89,0%</text:p>
          </table:table-cell>
          <table:table-cell office:value-type="float" office:value="7662" table:style-name="ce94">
            <text:p>7.662</text:p>
          </table:table-cell>
          <table:table-cell office:value-type="percentage" office:value="0.89458475911364699" table:style-name="ce95">
            <text:p>89,5%</text:p>
          </table:table-cell>
          <table:table-cell office:value-type="float" office:value="10626" table:style-name="ce94">
            <text:p>10.626</text:p>
          </table:table-cell>
          <table:table-cell office:value-type="percentage" office:value="0.92453593378417953" table:style-name="ce95">
            <text:p>92,5%</text:p>
          </table:table-cell>
          <table:table-cell office:value-type="float" office:value="11220" table:style-name="ce94">
            <text:p>11.220</text:p>
          </table:table-cell>
          <table:table-cell office:value-type="percentage" office:value="0.92180756668018515" table:style-name="ce95">
            <text:p>92,2%</text:p>
          </table:table-cell>
          <table:table-cell office:value-type="float" office:value="9409" table:style-name="ce94">
            <text:p>9.409</text:p>
          </table:table-cell>
          <table:table-cell office:value-type="percentage" office:value="0.84871835136923712" table:style-name="ce95">
            <text:p>84,9%</text:p>
          </table:table-cell>
          <table:table-cell office:value-type="float" office:value="9269" table:style-name="ce94">
            <text:p>9.269</text:p>
          </table:table-cell>
          <table:table-cell office:value-type="percentage" office:value="0.85200409106865993" table:style-name="ce95">
            <text:p>85,2%</text:p>
          </table:table-cell>
          <table:table-cell office:value-type="float" office:value="9511" table:style-name="ce94">
            <text:p>9.511</text:p>
          </table:table-cell>
          <table:table-cell office:value-type="percentage" office:value="1.0144254774617201" table:style-name="ce95">
            <text:p>101,4%</text:p>
          </table:table-cell>
          <table:table-cell office:value-type="float" office:value="64004" table:style-name="ce94">
            <text:p>64.004</text:p>
          </table:table-cell>
          <table:table-cell office:value-type="float" office:value="70789.104772000006" table:style-name="ce94">
            <text:p>70.789</text:p>
          </table:table-cell>
          <table:table-cell office:value-type="percentage" office:value="0.90415043679597717" table:style-name="ce95">
            <text:p>90,4%</text:p>
          </table:table-cell>
          <table:table-cell office:value-type="percentage" office:value="0.7756882829930738" table:style-name="ce95">
            <text:p>77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057" table:style-name="ce94">
            <text:p>2.057</text:p>
          </table:table-cell>
          <table:table-cell office:value-type="percentage" office:value="0.84288264737735075" table:style-name="ce95">
            <text:p>84,3%</text:p>
          </table:table-cell>
          <table:table-cell office:value-type="float" office:value="3372" table:style-name="ce94">
            <text:p>3.372</text:p>
          </table:table-cell>
          <table:table-cell office:value-type="percentage" office:value="0.86625434472120855" table:style-name="ce95">
            <text:p>86,6%</text:p>
          </table:table-cell>
          <table:table-cell office:value-type="float" office:value="7412" table:style-name="ce94">
            <text:p>7.412</text:p>
          </table:table-cell>
          <table:table-cell office:value-type="percentage" office:value="0.90230643313333392" table:style-name="ce95">
            <text:p>90,2%</text:p>
          </table:table-cell>
          <table:table-cell office:value-type="float" office:value="10068" table:style-name="ce94">
            <text:p>10.068</text:p>
          </table:table-cell>
          <table:table-cell office:value-type="percentage" office:value="0.94502830329778642" table:style-name="ce95">
            <text:p>94,5%</text:p>
          </table:table-cell>
          <table:table-cell office:value-type="float" office:value="10594" table:style-name="ce94">
            <text:p>10.594</text:p>
          </table:table-cell>
          <table:table-cell office:value-type="percentage" office:value="0.97975971557779284" table:style-name="ce95">
            <text:p>98,0%</text:p>
          </table:table-cell>
          <table:table-cell office:value-type="float" office:value="9175" table:style-name="ce94">
            <text:p>9.175</text:p>
          </table:table-cell>
          <table:table-cell office:value-type="percentage" office:value="0.85460729901533961" table:style-name="ce95">
            <text:p>85,5%</text:p>
          </table:table-cell>
          <table:table-cell office:value-type="float" office:value="9767" table:style-name="ce94">
            <text:p>9.767</text:p>
          </table:table-cell>
          <table:table-cell office:value-type="percentage" office:value="0.82155503620811354" table:style-name="ce95">
            <text:p>82,2%</text:p>
          </table:table-cell>
          <table:table-cell office:value-type="float" office:value="9043" table:style-name="ce94">
            <text:p>9.043</text:p>
          </table:table-cell>
          <table:table-cell office:value-type="percentage" office:value="0.94835465708482658" table:style-name="ce95">
            <text:p>94,8%</text:p>
          </table:table-cell>
          <table:table-cell office:value-type="float" office:value="61488" table:style-name="ce94">
            <text:p>61.488</text:p>
          </table:table-cell>
          <table:table-cell office:value-type="float" office:value="68173.882384000011" table:style-name="ce94">
            <text:p>68.174</text:p>
          </table:table-cell>
          <table:table-cell office:value-type="percentage" office:value="0.90192897704812036" table:style-name="ce95">
            <text:p>90,2%</text:p>
          </table:table-cell>
          <table:table-cell office:value-type="percentage" office:value="0.73872159454630515" table:style-name="ce95">
            <text:p>73,9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23" table:style-name="ce94">
            <text:p>23</text:p>
          </table:table-cell>
          <table:table-cell office:value-type="string" table:style-name="ce95">
            <text:p>-</text:p>
          </table:table-cell>
          <table:table-cell office:value-type="float" office:value="19" table:style-name="ce94">
            <text:p>19</text:p>
          </table:table-cell>
          <table:table-cell office:value-type="string" table:style-name="ce95">
            <text:p>-</text:p>
          </table:table-cell>
          <table:table-cell office:value-type="float" office:value="3702" table:style-name="ce94">
            <text:p>3.702</text:p>
          </table:table-cell>
          <table:table-cell office:value-type="string" table:style-name="ce95">
            <text:p>-</text:p>
          </table:table-cell>
          <table:table-cell office:value-type="float" office:value="9846" table:style-name="ce94">
            <text:p>9.846</text:p>
          </table:table-cell>
          <table:table-cell office:value-type="string" table:style-name="ce95">
            <text:p>-</text:p>
          </table:table-cell>
          <table:table-cell office:value-type="float" office:value="22741" table:style-name="ce94">
            <text:p>22.741</text:p>
          </table:table-cell>
          <table:table-cell office:value-type="string" table:style-name="ce95">
            <text:p>-</text:p>
          </table:table-cell>
          <table:table-cell office:value-type="float" office:value="32584" table:style-name="ce94">
            <text:p>32.584</text:p>
          </table:table-cell>
          <table:table-cell office:value-type="string" table:style-name="ce95">
            <text:p>-</text:p>
          </table:table-cell>
          <table:table-cell office:value-type="float" office:value="24602" table:style-name="ce94">
            <text:p>24.602</text:p>
          </table:table-cell>
          <table:table-cell office:value-type="string" table:style-name="ce95">
            <text:p>-</text:p>
          </table:table-cell>
          <table:table-cell office:value-type="float" office:value="1342" table:style-name="ce94">
            <text:p>1.342</text:p>
          </table:table-cell>
          <table:table-cell office:value-type="string" table:style-name="ce95">
            <text:p>-</text:p>
          </table:table-cell>
          <table:table-cell office:value-type="float" office:value="94859" table:style-name="ce94">
            <text:p>94.859</text:p>
          </table:table-cell>
          <table:table-cell office:value-type="string" table:style-name="ce94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96">
            <text:p>Sanidad Exterior</text:p>
          </table:table-cell>
          <table:table-cell office:value-type="float" office:value="31" table:style-name="ce97">
            <text:p>31</text:p>
          </table:table-cell>
          <table:table-cell office:value-type="string" table:style-name="ce98">
            <text:p>-</text:p>
          </table:table-cell>
          <table:table-cell office:value-type="float" office:value="49" table:style-name="ce97">
            <text:p>49</text:p>
          </table:table-cell>
          <table:table-cell office:value-type="string" table:style-name="ce98">
            <text:p>-</text:p>
          </table:table-cell>
          <table:table-cell office:value-type="float" office:value="313" table:style-name="ce97">
            <text:p>313</text:p>
          </table:table-cell>
          <table:table-cell office:value-type="string" table:style-name="ce98">
            <text:p>-</text:p>
          </table:table-cell>
          <table:table-cell office:value-type="float" office:value="922" table:style-name="ce97">
            <text:p>922</text:p>
          </table:table-cell>
          <table:table-cell office:value-type="string" table:style-name="ce98">
            <text:p>-</text:p>
          </table:table-cell>
          <table:table-cell office:value-type="float" office:value="1986" table:style-name="ce97">
            <text:p>1.986</text:p>
          </table:table-cell>
          <table:table-cell office:value-type="string" table:style-name="ce98">
            <text:p>-</text:p>
          </table:table-cell>
          <table:table-cell office:value-type="float" office:value="2451" table:style-name="ce97">
            <text:p>2.451</text:p>
          </table:table-cell>
          <table:table-cell office:value-type="string" table:style-name="ce98">
            <text:p>-</text:p>
          </table:table-cell>
          <table:table-cell office:value-type="float" office:value="2142" table:style-name="ce97">
            <text:p>2.142</text:p>
          </table:table-cell>
          <table:table-cell office:value-type="string" table:style-name="ce98">
            <text:p>-</text:p>
          </table:table-cell>
          <table:table-cell office:value-type="float" office:value="257" table:style-name="ce97">
            <text:p>257</text:p>
          </table:table-cell>
          <table:table-cell office:value-type="string" table:style-name="ce98">
            <text:p>-</text:p>
          </table:table-cell>
          <table:table-cell office:value-type="float" office:value="8151" table:style-name="ce97">
            <text:p>8.151</text:p>
          </table:table-cell>
          <table:table-cell office:value-type="string" table:style-name="ce97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number-columns-repeated="20" table:style-name="ce61"/>
          <table:table-cell table:number-columns-repeated="16343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28963" table:style-name="ce99">
            <text:p>2.928.963</text:p>
          </table:table-cell>
          <table:table-cell office:value-type="percentage" office:value="1" table:style-name="ce100">
            <text:p>100,0%</text:p>
          </table:table-cell>
          <table:table-cell office:value-type="float" office:value="3956564" table:style-name="ce99">
            <text:p>3.956.564</text:p>
          </table:table-cell>
          <table:table-cell office:value-type="percentage" office:value="0.96779814264930508" table:style-name="ce100">
            <text:p>96,8%</text:p>
          </table:table-cell>
          <table:table-cell office:value-type="float" office:value="5323250" table:style-name="ce99">
            <text:p>5.323.250</text:p>
          </table:table-cell>
          <table:table-cell office:value-type="percentage" office:value="0.94230715593992931" table:style-name="ce100">
            <text:p>94,2%</text:p>
          </table:table-cell>
          <table:table-cell office:value-type="float" office:value="6776691" table:style-name="ce99">
            <text:p>6.776.691</text:p>
          </table:table-cell>
          <table:table-cell office:value-type="percentage" office:value="0.93743772765263722" table:style-name="ce100">
            <text:p>93,7%</text:p>
          </table:table-cell>
          <table:table-cell office:value-type="float" office:value="7102779" table:style-name="ce99">
            <text:p>7.102.779</text:p>
          </table:table-cell>
          <table:table-cell office:value-type="percentage" office:value="0.91799620880036226" table:style-name="ce100">
            <text:p>91,8%</text:p>
          </table:table-cell>
          <table:table-cell office:value-type="float" office:value="5069211" table:style-name="ce99">
            <text:p>5.069.211</text:p>
          </table:table-cell>
          <table:table-cell office:value-type="percentage" office:value="0.87610140400275682" table:style-name="ce100">
            <text:p>87,6%</text:p>
          </table:table-cell>
          <table:table-cell office:value-type="float" office:value="4185317" table:style-name="ce99">
            <text:p>4.185.317</text:p>
          </table:table-cell>
          <table:table-cell office:value-type="percentage" office:value="0.84671177759355276" table:style-name="ce100">
            <text:p>84,7%</text:p>
          </table:table-cell>
          <table:table-cell office:value-type="float" office:value="3865253" table:style-name="ce99">
            <text:p>3.865.253</text:p>
          </table:table-cell>
          <table:table-cell office:value-type="percentage" office:value="0.95803122918596606" table:style-name="ce100">
            <text:p>95,8%</text:p>
          </table:table-cell>
          <table:table-cell office:value-type="float" office:value="39208028" table:style-name="ce99">
            <text:p>39.208.028</text:p>
          </table:table-cell>
          <table:table-cell office:value-type="float" office:value="42350585.205100007" table:style-name="ce99">
            <text:p>42.350.585</text:p>
          </table:table-cell>
          <table:table-cell office:value-type="percentage" office:value="0.92579660493754945" table:style-name="ce100">
            <text:p>92,6%</text:p>
          </table:table-cell>
          <table:table-cell office:value-type="percentage" office:value="0.82659997244682448" table:style-name="ce100">
            <text:p>82,7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2">
          <table:table-cell table:number-columns-spanned="1" table:number-rows-spanned="2" table:style-name="ce47"/>
          <table:table-cell office:value-type="string" table:number-columns-spanned="2" table:number-rows-spanned="1" table:style-name="ce48">
            <text:p><text:s/>Mayores de 80 años</text:p>
          </table:table-cell>
          <table:covered-table-cell/>
          <table:table-cell office:value-type="string" table:number-columns-spanned="2" table:number-rows-spanned="1" table:style-name="ce48">
            <text:p>70-79 años</text:p>
          </table:table-cell>
          <table:covered-table-cell/>
          <table:table-cell office:value-type="string" table:number-columns-spanned="2" table:number-rows-spanned="1" table:style-name="ce48">
            <text:p>60-69 años</text:p>
          </table:table-cell>
          <table:covered-table-cell/>
          <table:table-cell table:number-columns-repeated="16377"/>
        </table:table-row>
        <table:table-row table:style-name="ro13">
          <table:covered-table-cell/>
          <table:table-cell office:value-type="string" table:style-name="ce101">
            <text:p>Nº Personas &gt; 80 años con <text:s/>dosis de recuerdo adaptadas</text:p>
          </table:table-cell>
          <table:table-cell office:value-type="string" table:style-name="ce101">
            <text:p>% Dosis de recuerdo adaptadas en &gt; 80 años (1)</text:p>
          </table:table-cell>
          <table:table-cell office:value-type="string" table:style-name="ce101">
            <text:p>Nº Personas 70-79 años con <text:s/>dosis de recuerdo adaptadas</text:p>
          </table:table-cell>
          <table:table-cell office:value-type="string" table:style-name="ce101">
            <text:p>% Dosis de recuerdo adaptadas en 70-79 años (1)</text:p>
          </table:table-cell>
          <table:table-cell office:value-type="string" table:style-name="ce101">
            <text:p>Nº Personas 60-69 años con <text:s/>dosis de recuerdo adaptadas</text:p>
          </table:table-cell>
          <table:table-cell office:value-type="string" table:style-name="ce101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312499" table:style-name="ce102">
            <text:p>312.499</text:p>
          </table:table-cell>
          <table:table-cell office:value-type="percentage" office:value="0.7432303892912524" table:style-name="ce103">
            <text:p>74,32%</text:p>
          </table:table-cell>
          <table:table-cell office:value-type="float" office:value="431807" table:style-name="ce102">
            <text:p>431.807</text:p>
          </table:table-cell>
          <table:table-cell office:value-type="percentage" office:value="0.64228596055632836" table:style-name="ce103">
            <text:p>64,23%</text:p>
          </table:table-cell>
          <table:table-cell office:value-type="float" office:value="420856" table:style-name="ce102">
            <text:p>420.856</text:p>
          </table:table-cell>
          <table:table-cell office:value-type="percentage" office:value="0.42558428594057668" table:style-name="ce103">
            <text:p>42,5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75293" table:style-name="ce104">
            <text:p>75.293</text:p>
          </table:table-cell>
          <table:table-cell office:value-type="percentage" office:value="0.77578734955003459" table:style-name="ce105">
            <text:p>77,58%</text:p>
          </table:table-cell>
          <table:table-cell office:value-type="float" office:value="83266" table:style-name="ce104">
            <text:p>83.266</text:p>
          </table:table-cell>
          <table:table-cell office:value-type="percentage" office:value="0.6877081953128189" table:style-name="ce105">
            <text:p>68,77%</text:p>
          </table:table-cell>
          <table:table-cell office:value-type="float" office:value="79755" table:style-name="ce104">
            <text:p>79.755</text:p>
          </table:table-cell>
          <table:table-cell office:value-type="percentage" office:value="0.48662457813676674" table:style-name="ce105">
            <text:p>48,6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72162" table:style-name="ce104">
            <text:p>72.162</text:p>
          </table:table-cell>
          <table:table-cell office:value-type="percentage" office:value="0.85511185500344666" table:style-name="ce105">
            <text:p>85,51%</text:p>
          </table:table-cell>
          <table:table-cell office:value-type="float" office:value="91606" table:style-name="ce104">
            <text:p>91.606</text:p>
          </table:table-cell>
          <table:table-cell office:value-type="percentage" office:value="0.7966860003486731" table:style-name="ce105">
            <text:p>79,67%</text:p>
          </table:table-cell>
          <table:table-cell office:value-type="float" office:value="103582" table:style-name="ce104">
            <text:p>103.582</text:p>
          </table:table-cell>
          <table:table-cell office:value-type="percentage" office:value="0.6729509290299347" table:style-name="ce105">
            <text:p>67,3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37135" table:style-name="ce104">
            <text:p>37.135</text:p>
          </table:table-cell>
          <table:table-cell office:value-type="percentage" office:value="0.68698115604471266" table:style-name="ce105">
            <text:p>68,70%</text:p>
          </table:table-cell>
          <table:table-cell office:value-type="float" office:value="49596" table:style-name="ce104">
            <text:p>49.596</text:p>
          </table:table-cell>
          <table:table-cell office:value-type="percentage" office:value="0.55170760414232722" table:style-name="ce105">
            <text:p>55,17%</text:p>
          </table:table-cell>
          <table:table-cell office:value-type="float" office:value="41879" table:style-name="ce104">
            <text:p>41.879</text:p>
          </table:table-cell>
          <table:table-cell office:value-type="percentage" office:value="0.32029786004986854" table:style-name="ce105">
            <text:p>32,0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53427" table:style-name="ce104">
            <text:p>53.427</text:p>
          </table:table-cell>
          <table:table-cell office:value-type="percentage" office:value="0.51782146650188432" table:style-name="ce105">
            <text:p>51,78%</text:p>
          </table:table-cell>
          <table:table-cell office:value-type="float" office:value="67560" table:style-name="ce104">
            <text:p>67.560</text:p>
          </table:table-cell>
          <table:table-cell office:value-type="percentage" office:value="0.3899397809028689" table:style-name="ce105">
            <text:p>38,99%</text:p>
          </table:table-cell>
          <table:table-cell office:value-type="float" office:value="68654" table:style-name="ce104">
            <text:p>68.654</text:p>
          </table:table-cell>
          <table:table-cell office:value-type="percentage" office:value="0.26283303566392724" table:style-name="ce105">
            <text:p>26,2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32295" table:style-name="ce104">
            <text:p>32.295</text:p>
          </table:table-cell>
          <table:table-cell office:value-type="percentage" office:value="0.78242376268643876" table:style-name="ce105">
            <text:p>78,24%</text:p>
          </table:table-cell>
          <table:table-cell office:value-type="float" office:value="39067" table:style-name="ce104">
            <text:p>39.067</text:p>
          </table:table-cell>
          <table:table-cell office:value-type="percentage" office:value="0.6870534142343484" table:style-name="ce105">
            <text:p>68,71%</text:p>
          </table:table-cell>
          <table:table-cell office:value-type="float" office:value="36270" table:style-name="ce104">
            <text:p>36.270</text:p>
          </table:table-cell>
          <table:table-cell office:value-type="percentage" office:value="0.44773845817683255" table:style-name="ce105">
            <text:p>44,7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stilla y León<text:s/></text:p>
          </table:table-cell>
          <table:table-cell office:value-type="float" office:value="184912" table:style-name="ce104">
            <text:p>184.912</text:p>
          </table:table-cell>
          <table:table-cell office:value-type="percentage" office:value="0.8481555359157763" table:style-name="ce105">
            <text:p>84,82%</text:p>
          </table:table-cell>
          <table:table-cell office:value-type="float" office:value="184295" table:style-name="ce104">
            <text:p>184.295</text:p>
          </table:table-cell>
          <table:table-cell office:value-type="percentage" office:value="0.73831320575907633" table:style-name="ce105">
            <text:p>73,83%</text:p>
          </table:table-cell>
          <table:table-cell office:value-type="float" office:value="177824" table:style-name="ce104">
            <text:p>177.824</text:p>
          </table:table-cell>
          <table:table-cell office:value-type="percentage" office:value="0.52994718106569882" table:style-name="ce105">
            <text:p>52,99%</text:p>
          </table:table-cell>
          <table:table-cell table:number-columns-repeated="16377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04253" table:style-name="ce104">
            <text:p>104.253</text:p>
          </table:table-cell>
          <table:table-cell office:value-type="percentage" office:value="0.78796867020244521" table:style-name="ce105">
            <text:p>78,80%</text:p>
          </table:table-cell>
          <table:table-cell office:value-type="float" office:value="110978" table:style-name="ce104">
            <text:p>110.978</text:p>
          </table:table-cell>
          <table:table-cell office:value-type="percentage" office:value="0.69145371989955517" table:style-name="ce105">
            <text:p>69,15%</text:p>
          </table:table-cell>
          <table:table-cell office:value-type="float" office:value="114175" table:style-name="ce104">
            <text:p>114.175</text:p>
          </table:table-cell>
          <table:table-cell office:value-type="percentage" office:value="0.48012369182786124" table:style-name="ce105">
            <text:p>48,0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337928" table:style-name="ce104">
            <text:p>337.928</text:p>
          </table:table-cell>
          <table:table-cell office:value-type="percentage" office:value="0.74298369681201115" table:style-name="ce105">
            <text:p>74,30%</text:p>
          </table:table-cell>
          <table:table-cell office:value-type="float" office:value="398027" table:style-name="ce104">
            <text:p>398.027</text:p>
          </table:table-cell>
          <table:table-cell office:value-type="percentage" office:value="0.6129133579419237" table:style-name="ce105">
            <text:p>61,29%</text:p>
          </table:table-cell>
          <table:table-cell office:value-type="float" office:value="367293" table:style-name="ce104">
            <text:p>367.293</text:p>
          </table:table-cell>
          <table:table-cell office:value-type="percentage" office:value="0.4234931032896696" table:style-name="ce105">
            <text:p>42,3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210062" table:style-name="ce104">
            <text:p>210.062</text:p>
          </table:table-cell>
          <table:table-cell office:value-type="percentage" office:value="0.71950086938534374" table:style-name="ce105">
            <text:p>71,95%</text:p>
          </table:table-cell>
          <table:table-cell office:value-type="float" office:value="304269" table:style-name="ce104">
            <text:p>304.269</text:p>
          </table:table-cell>
          <table:table-cell office:value-type="percentage" office:value="0.67625952943896217" table:style-name="ce105">
            <text:p>67,63%</text:p>
          </table:table-cell>
          <table:table-cell office:value-type="float" office:value="292547" table:style-name="ce104">
            <text:p>292.547</text:p>
          </table:table-cell>
          <table:table-cell office:value-type="percentage" office:value="0.47695341027122995" table:style-name="ce105">
            <text:p>47,7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54040" table:style-name="ce104">
            <text:p>54.040</text:p>
          </table:table-cell>
          <table:table-cell office:value-type="percentage" office:value="0.73961404856365787" table:style-name="ce105">
            <text:p>73,96%</text:p>
          </table:table-cell>
          <table:table-cell office:value-type="float" office:value="60202" table:style-name="ce104">
            <text:p>60.202</text:p>
          </table:table-cell>
          <table:table-cell office:value-type="percentage" office:value="0.6459328456438691" table:style-name="ce105">
            <text:p>64,59%</text:p>
          </table:table-cell>
          <table:table-cell office:value-type="float" office:value="66073" table:style-name="ce104">
            <text:p>66.073</text:p>
          </table:table-cell>
          <table:table-cell office:value-type="percentage" office:value="0.48822737635163954" table:style-name="ce105">
            <text:p>48,82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07696" table:style-name="ce104">
            <text:p>207.696</text:p>
          </table:table-cell>
          <table:table-cell office:value-type="percentage" office:value="0.87540486445454313" table:style-name="ce105">
            <text:p>87,54%</text:p>
          </table:table-cell>
          <table:table-cell office:value-type="float" office:value="246405" table:style-name="ce104">
            <text:p>246.405</text:p>
          </table:table-cell>
          <table:table-cell office:value-type="percentage" office:value="0.83474276589144436" table:style-name="ce105">
            <text:p>83,47%</text:p>
          </table:table-cell>
          <table:table-cell office:value-type="float" office:value="267325" table:style-name="ce104">
            <text:p>267.325</text:p>
          </table:table-cell>
          <table:table-cell office:value-type="percentage" office:value="0.74208727269687358" table:style-name="ce105">
            <text:p>74,2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17575" table:style-name="ce104">
            <text:p>17.575</text:p>
          </table:table-cell>
          <table:table-cell office:value-type="percentage" office:value="0.79528771408487997" table:style-name="ce105">
            <text:p>79,53%</text:p>
          </table:table-cell>
          <table:table-cell office:value-type="float" office:value="21616" table:style-name="ce104">
            <text:p>21.616</text:p>
          </table:table-cell>
          <table:table-cell office:value-type="percentage" office:value="0.75118741502390018" table:style-name="ce105">
            <text:p>75,12%</text:p>
          </table:table-cell>
          <table:table-cell office:value-type="float" office:value="23526" table:style-name="ce104">
            <text:p>23.526</text:p>
          </table:table-cell>
          <table:table-cell office:value-type="percentage" office:value="0.59398043327517025" table:style-name="ce105">
            <text:p>59,4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276619" table:style-name="ce104">
            <text:p>276.619</text:p>
          </table:table-cell>
          <table:table-cell office:value-type="percentage" office:value="0.73776629847647301" table:style-name="ce105">
            <text:p>73,78%</text:p>
          </table:table-cell>
          <table:table-cell office:value-type="float" office:value="345011" table:style-name="ce104">
            <text:p>345.011</text:p>
          </table:table-cell>
          <table:table-cell office:value-type="percentage" office:value="0.63916775395968251" table:style-name="ce105">
            <text:p>63,92%</text:p>
          </table:table-cell>
          <table:table-cell office:value-type="float" office:value="320281" table:style-name="ce104">
            <text:p>320.281</text:p>
          </table:table-cell>
          <table:table-cell office:value-type="percentage" office:value="0.43390686529949696" table:style-name="ce105">
            <text:p>43,3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47425" table:style-name="ce104">
            <text:p>47.425</text:p>
          </table:table-cell>
          <table:table-cell office:value-type="percentage" office:value="0.66299182899572484" table:style-name="ce105">
            <text:p>66,30%</text:p>
          </table:table-cell>
          <table:table-cell office:value-type="float" office:value="64067" table:style-name="ce104">
            <text:p>64.067</text:p>
          </table:table-cell>
          <table:table-cell office:value-type="percentage" office:value="0.59909663684288728" table:style-name="ce105">
            <text:p>59,91%</text:p>
          </table:table-cell>
          <table:table-cell office:value-type="float" office:value="66212" table:style-name="ce104">
            <text:p>66.212</text:p>
          </table:table-cell>
          <table:table-cell office:value-type="percentage" office:value="0.4168936565012662" table:style-name="ce105">
            <text:p>41,6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Navarra</text:p>
          </table:table-cell>
          <table:table-cell office:value-type="float" office:value="36090" table:style-name="ce104">
            <text:p>36.090</text:p>
          </table:table-cell>
          <table:table-cell office:value-type="percentage" office:value="0.86215180414030224" table:style-name="ce105">
            <text:p>86,22%</text:p>
          </table:table-cell>
          <table:table-cell office:value-type="float" office:value="43694" table:style-name="ce104">
            <text:p>43.694</text:p>
          </table:table-cell>
          <table:table-cell office:value-type="percentage" office:value="0.75451218947561438" table:style-name="ce105">
            <text:p>75,45%</text:p>
          </table:table-cell>
          <table:table-cell office:value-type="float" office:value="44455" table:style-name="ce104">
            <text:p>44.455</text:p>
          </table:table-cell>
          <table:table-cell office:value-type="percentage" office:value="0.57361835193401234" table:style-name="ce105">
            <text:p>57,3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28227" table:style-name="ce104">
            <text:p>128.227</text:p>
          </table:table-cell>
          <table:table-cell office:value-type="percentage" office:value="0.80264873262008418" table:style-name="ce105">
            <text:p>80,26%</text:p>
          </table:table-cell>
          <table:table-cell office:value-type="float" office:value="153628" table:style-name="ce104">
            <text:p>153.628</text:p>
          </table:table-cell>
          <table:table-cell office:value-type="percentage" office:value="0.69732729135817206" table:style-name="ce105">
            <text:p>69,73%</text:p>
          </table:table-cell>
          <table:table-cell office:value-type="float" office:value="132190" table:style-name="ce104">
            <text:p>132.190</text:p>
          </table:table-cell>
          <table:table-cell office:value-type="percentage" office:value="0.45728784724082788" table:style-name="ce105">
            <text:p>45,7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930" table:style-name="ce106">
            <text:p>930</text:p>
          </table:table-cell>
          <table:table-cell office:value-type="percentage" office:value="0.32932799397940832" table:style-name="ce105">
            <text:p>32,93%</text:p>
          </table:table-cell>
          <table:table-cell office:value-type="float" office:value="1108" table:style-name="ce106">
            <text:p>1108</text:p>
          </table:table-cell>
          <table:table-cell office:value-type="percentage" office:value="0.25214485037130629" table:style-name="ce105">
            <text:p>25,21%</text:p>
          </table:table-cell>
          <table:table-cell office:value-type="float" office:value="1403" table:style-name="ce106">
            <text:p>1403</text:p>
          </table:table-cell>
          <table:table-cell office:value-type="percentage" office:value="0.16380872057379886" table:style-name="ce105">
            <text:p>16,3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900" table:style-name="ce106">
            <text:p>900</text:p>
          </table:table-cell>
          <table:table-cell office:value-type="percentage" office:value="0.36878676841984231" table:style-name="ce105">
            <text:p>36,88%</text:p>
          </table:table-cell>
          <table:table-cell office:value-type="float" office:value="1083" table:style-name="ce106">
            <text:p>1083</text:p>
          </table:table-cell>
          <table:table-cell office:value-type="percentage" office:value="0.27821869968359103" table:style-name="ce105">
            <text:p>27,82%</text:p>
          </table:table-cell>
          <table:table-cell office:value-type="float" office:value="1605" table:style-name="ce104">
            <text:p>1.605</text:p>
          </table:table-cell>
          <table:table-cell office:value-type="percentage" office:value="0.1953861070128172" table:style-name="ce105">
            <text:p>19,5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101" table:style-name="ce106">
            <text:p>101</text:p>
          </table:table-cell>
          <table:table-cell office:value-type="percentage" office:value="0" table:style-name="ce105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07">
            <text:p>Sanidad Exterior</text:p>
          </table:table-cell>
          <table:table-cell office:value-type="float" office:value="3" table:style-name="ce108">
            <text:p>3</text:p>
          </table:table-cell>
          <table:table-cell office:value-type="percentage" office:value="0" table:style-name="ce109">
            <text:p>0,00%</text:p>
          </table:table-cell>
          <table:table-cell office:value-type="float" office:value="19" table:style-name="ce108">
            <text:p>19</text:p>
          </table:table-cell>
          <table:table-cell office:value-type="percentage" office:value="0" table:style-name="ce109">
            <text:p>0,00%</text:p>
          </table:table-cell>
          <table:table-cell office:value-type="float" office:value="114" table:style-name="ce108">
            <text:p>114</text:p>
          </table:table-cell>
          <table:table-cell office:value-type="percentage" office:value="0" table:style-name="ce109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10">
            <text:p>Totales</text:p>
          </table:table-cell>
          <table:table-cell office:value-type="float" office:value="2189471" table:style-name="ce111">
            <text:p>2.189.471</text:p>
          </table:table-cell>
          <table:table-cell office:value-type="percentage" office:value="0.75936614181416839" table:style-name="ce112">
            <text:p>75,94%</text:p>
          </table:table-cell>
          <table:table-cell office:value-type="float" office:value="2697304" table:style-name="ce111">
            <text:p>2.697.304</text:p>
          </table:table-cell>
          <table:table-cell office:value-type="percentage" office:value="0.65977595746221751" table:style-name="ce112">
            <text:p>65,98%</text:p>
          </table:table-cell>
          <table:table-cell office:value-type="float" office:value="2626120" table:style-name="ce111">
            <text:p>2.626.120</text:p>
          </table:table-cell>
          <table:table-cell office:value-type="percentage" office:value="0.46486857997594838" table:style-name="ce112">
            <text:p>46,49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Dosis_refuerzo" table:style-name="ta3">
        <table:table-column table:style-name="co4" table:number-columns-repeated="16384" table:default-cell-style-name="ce113"/>
        <table:table-row table:style-name="ro14">
          <table:table-cell table:number-columns-spanned="1" table:number-rows-spanned="2" table:style-name="ce124"/>
          <table:table-cell office:value-type="string" table:number-columns-spanned="2" table:number-rows-spanned="1" table:style-name="ce125">
            <text:p><text:s/>Mayores de 70 años</text:p>
          </table:table-cell>
          <table:covered-table-cell/>
          <table:table-cell office:value-type="string" table:number-columns-spanned="2" table:number-rows-spanned="1" table:style-name="ce125">
            <text:p>60-69 años</text:p>
          </table:table-cell>
          <table:covered-table-cell/>
          <table:table-cell office:value-type="string" table:number-columns-spanned="2" table:number-rows-spanned="1" table:style-name="ce125">
            <text:p>50-59 años</text:p>
          </table:table-cell>
          <table:covered-table-cell/>
          <table:table-cell office:value-type="string" table:number-columns-spanned="2" table:number-rows-spanned="1" table:style-name="ce125">
            <text:p>40-49 años</text:p>
          </table:table-cell>
          <table:covered-table-cell/>
          <table:table-cell office:value-type="string" table:number-columns-spanned="2" table:number-rows-spanned="1" table:style-name="ce125">
            <text:p>30-39 años</text:p>
          </table:table-cell>
          <table:covered-table-cell/>
          <table:table-cell office:value-type="string" table:number-columns-spanned="2" table:number-rows-spanned="1" table:style-name="ce125">
            <text:p>20-29 años</text:p>
          </table:table-cell>
          <table:covered-table-cell/>
          <table:table-cell office:value-type="string" table:number-columns-spanned="2" table:number-rows-spanned="1" table:style-name="ce126">
            <text:p>18-19 años</text:p>
          </table:table-cell>
          <table:covered-table-cell/>
          <table:table-cell table:number-columns-repeated="16369"/>
        </table:table-row>
        <table:table-row table:style-name="ro15">
          <table:covered-table-cell/>
          <table:table-cell office:value-type="string" table:style-name="ce114">
            <text:p>Nº Personas &gt; 70 años con <text:s/>dosis de recuerdo</text:p>
          </table:table-cell>
          <table:table-cell office:value-type="string" table:style-name="ce114">
            <text:p>% Dosis de recuerdo en &gt; 70 años</text:p>
          </table:table-cell>
          <table:table-cell office:value-type="string" table:style-name="ce114">
            <text:p>Nº Personas 60-69 años con <text:s/>dosis de recuerdo</text:p>
          </table:table-cell>
          <table:table-cell office:value-type="string" table:style-name="ce114">
            <text:p>% Dosis de recuerdo en 60-69 años</text:p>
          </table:table-cell>
          <table:table-cell office:value-type="string" table:style-name="ce114">
            <text:p>Nº Personas 50-59 años con <text:s/>dosis de recuerdo</text:p>
          </table:table-cell>
          <table:table-cell office:value-type="string" table:style-name="ce114">
            <text:p>% Dosis de recuerdo en 50-59 años</text:p>
          </table:table-cell>
          <table:table-cell office:value-type="string" table:style-name="ce114">
            <text:p>Nº Personas 40-49 años con <text:s/>dosis de recuerdo</text:p>
          </table:table-cell>
          <table:table-cell office:value-type="string" table:style-name="ce114">
            <text:p>% Dosis de recuerdo en 40-49 años</text:p>
          </table:table-cell>
          <table:table-cell office:value-type="string" table:style-name="ce114">
            <text:p>Nº Personas 30-39 años con <text:s/>dosis de recuerdo</text:p>
          </table:table-cell>
          <table:table-cell office:value-type="string" table:style-name="ce114">
            <text:p>% Dosis de recuerdo en 30-39 años</text:p>
          </table:table-cell>
          <table:table-cell office:value-type="string" table:style-name="ce114">
            <text:p>Nº Personas 20-29 años con <text:s/>dosis de recuerdo</text:p>
          </table:table-cell>
          <table:table-cell office:value-type="string" table:style-name="ce114">
            <text:p>% Dosis de recuerdo en 20-29 años</text:p>
          </table:table-cell>
          <table:table-cell office:value-type="string" table:style-name="ce114">
            <text:p>Nº Personas 18-19 años con <text:s/>dosis de recuerdo</text:p>
          </table:table-cell>
          <table:table-cell office:value-type="string" table:style-name="ce114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115">
            <text:p>Andalucía</text:p>
          </table:table-cell>
          <table:table-cell office:value-type="float" office:value="1010824" table:style-name="ce116">
            <text:p>1.010.824</text:p>
          </table:table-cell>
          <table:table-cell office:value-type="percentage" office:value="0.93247209937769016" table:style-name="ce117">
            <text:p>93,2%</text:p>
          </table:table-cell>
          <table:table-cell office:value-type="float" office:value="888894" table:style-name="ce116">
            <text:p>888.894</text:p>
          </table:table-cell>
          <table:table-cell office:value-type="percentage" office:value="0.95152427960808372" table:style-name="ce117">
            <text:p>95,2%</text:p>
          </table:table-cell>
          <table:table-cell office:value-type="float" office:value="913596" table:style-name="ce116">
            <text:p>913.596</text:p>
          </table:table-cell>
          <table:table-cell office:value-type="percentage" office:value="0.74701409733629764" table:style-name="ce117">
            <text:p>74,7%</text:p>
          </table:table-cell>
          <table:table-cell office:value-type="float" office:value="746713" table:style-name="ce116">
            <text:p>746.713</text:p>
          </table:table-cell>
          <table:table-cell office:value-type="percentage" office:value="0.58881329415865113" table:style-name="ce117">
            <text:p>58,9%</text:p>
          </table:table-cell>
          <table:table-cell office:value-type="float" office:value="423387" table:style-name="ce116">
            <text:p>423.387</text:p>
          </table:table-cell>
          <table:table-cell office:value-type="percentage" office:value="0.44374886019909571" table:style-name="ce117">
            <text:p>44,4%</text:p>
          </table:table-cell>
          <table:table-cell office:value-type="float" office:value="304652" table:style-name="ce116">
            <text:p>304.652</text:p>
          </table:table-cell>
          <table:table-cell office:value-type="percentage" office:value="0.38324428974159958" table:style-name="ce117">
            <text:p>38,3%</text:p>
          </table:table-cell>
          <table:table-cell office:value-type="float" office:value="40048" table:style-name="ce116">
            <text:p>40.048</text:p>
          </table:table-cell>
          <table:table-cell office:value-type="percentage" office:value="0.23934259674286568" table:style-name="ce117">
            <text:p>23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ragón</text:p>
          </table:table-cell>
          <table:table-cell office:value-type="float" office:value="205270" table:style-name="ce119">
            <text:p>205.270</text:p>
          </table:table-cell>
          <table:table-cell office:value-type="percentage" office:value="0.93376700177409822" table:style-name="ce83">
            <text:p>93,4%</text:p>
          </table:table-cell>
          <table:table-cell office:value-type="float" office:value="148473" table:style-name="ce119">
            <text:p>148.473</text:p>
          </table:table-cell>
          <table:table-cell office:value-type="percentage" office:value="0.9542763855592048" table:style-name="ce83">
            <text:p>95,4%</text:p>
          </table:table-cell>
          <table:table-cell office:value-type="float" office:value="148285" table:style-name="ce119">
            <text:p>148.285</text:p>
          </table:table-cell>
          <table:table-cell office:value-type="percentage" office:value="0.78641168016376839" table:style-name="ce83">
            <text:p>78,6%</text:p>
          </table:table-cell>
          <table:table-cell office:value-type="float" office:value="119858" table:style-name="ce119">
            <text:p>119.858</text:p>
          </table:table-cell>
          <table:table-cell office:value-type="percentage" office:value="0.62653159369380673" table:style-name="ce83">
            <text:p>62,7%</text:p>
          </table:table-cell>
          <table:table-cell office:value-type="float" office:value="63357" table:style-name="ce119">
            <text:p>63.357</text:p>
          </table:table-cell>
          <table:table-cell office:value-type="percentage" office:value="0.48617228625362574" table:style-name="ce83">
            <text:p>48,6%</text:p>
          </table:table-cell>
          <table:table-cell office:value-type="float" office:value="48336" table:style-name="ce119">
            <text:p>48.336</text:p>
          </table:table-cell>
          <table:table-cell office:value-type="percentage" office:value="0.44472660023737892" table:style-name="ce83">
            <text:p>44,5%</text:p>
          </table:table-cell>
          <table:table-cell office:value-type="float" office:value="11062" table:style-name="ce116">
            <text:p>11.062</text:p>
          </table:table-cell>
          <table:table-cell office:value-type="percentage" office:value="0.48884175173449995" table:style-name="ce117">
            <text:p>48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sturias<text:s/></text:p>
          </table:table-cell>
          <table:table-cell office:value-type="float" office:value="193765" table:style-name="ce119">
            <text:p>193.765</text:p>
          </table:table-cell>
          <table:table-cell office:value-type="percentage" office:value="0.95379791386702506" table:style-name="ce83">
            <text:p>95,4%</text:p>
          </table:table-cell>
          <table:table-cell office:value-type="float" office:value="144922" table:style-name="ce119">
            <text:p>144.922</text:p>
          </table:table-cell>
          <table:table-cell office:value-type="percentage" office:value="0.9720111338408397" table:style-name="ce83">
            <text:p>97,2%</text:p>
          </table:table-cell>
          <table:table-cell office:value-type="float" office:value="147289" table:style-name="ce119">
            <text:p>147.289</text:p>
          </table:table-cell>
          <table:table-cell office:value-type="percentage" office:value="0.95114139033289202" table:style-name="ce83">
            <text:p>95,1%</text:p>
          </table:table-cell>
          <table:table-cell office:value-type="float" office:value="130123" table:style-name="ce119">
            <text:p>130.123</text:p>
          </table:table-cell>
          <table:table-cell office:value-type="percentage" office:value="0.85283496201917719" table:style-name="ce83">
            <text:p>85,3%</text:p>
          </table:table-cell>
          <table:table-cell office:value-type="float" office:value="64725" table:style-name="ce119">
            <text:p>64.725</text:p>
          </table:table-cell>
          <table:table-cell office:value-type="percentage" office:value="0.70225023869455772" table:style-name="ce83">
            <text:p>70,2%</text:p>
          </table:table-cell>
          <table:table-cell office:value-type="float" office:value="46048" table:style-name="ce119">
            <text:p>46.048</text:p>
          </table:table-cell>
          <table:table-cell office:value-type="percentage" office:value="0.67970537440772283" table:style-name="ce83">
            <text:p>68,0%</text:p>
          </table:table-cell>
          <table:table-cell office:value-type="float" office:value="10851" table:style-name="ce116">
            <text:p>10.851</text:p>
          </table:table-cell>
          <table:table-cell office:value-type="percentage" office:value="0.74989633724948168" table:style-name="ce117">
            <text:p>75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Baleares</text:p>
          </table:table-cell>
          <table:table-cell office:value-type="float" office:value="122057" table:style-name="ce119">
            <text:p>122.057</text:p>
          </table:table-cell>
          <table:table-cell office:value-type="percentage" office:value="0.92926424460212564" table:style-name="ce83">
            <text:p>92,9%</text:p>
          </table:table-cell>
          <table:table-cell office:value-type="float" office:value="101091" table:style-name="ce119">
            <text:p>101.091</text:p>
          </table:table-cell>
          <table:table-cell office:value-type="percentage" office:value="0.90077254136705076" table:style-name="ce83">
            <text:p>90,1%</text:p>
          </table:table-cell>
          <table:table-cell office:value-type="float" office:value="113798" table:style-name="ce119">
            <text:p>113.798</text:p>
          </table:table-cell>
          <table:table-cell office:value-type="percentage" office:value="0.74265651206348582" table:style-name="ce83">
            <text:p>74,3%</text:p>
          </table:table-cell>
          <table:table-cell office:value-type="float" office:value="89827" table:style-name="ce119">
            <text:p>89.827</text:p>
          </table:table-cell>
          <table:table-cell office:value-type="percentage" office:value="0.51912318823828563" table:style-name="ce83">
            <text:p>51,9%</text:p>
          </table:table-cell>
          <table:table-cell office:value-type="float" office:value="43934" table:style-name="ce119">
            <text:p>43.934</text:p>
          </table:table-cell>
          <table:table-cell office:value-type="percentage" office:value="0.32830422728869163" table:style-name="ce83">
            <text:p>32,8%</text:p>
          </table:table-cell>
          <table:table-cell office:value-type="float" office:value="30338" table:style-name="ce119">
            <text:p>30.338</text:p>
          </table:table-cell>
          <table:table-cell office:value-type="percentage" office:value="0.29414958599158408" table:style-name="ce83">
            <text:p>29,4%</text:p>
          </table:table-cell>
          <table:table-cell office:value-type="float" office:value="3920" table:style-name="ce116">
            <text:p>3.920</text:p>
          </table:table-cell>
          <table:table-cell office:value-type="percentage" office:value="0.19663907700025082" table:style-name="ce117">
            <text:p>19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arias</text:p>
          </table:table-cell>
          <table:table-cell office:value-type="float" office:value="227609" table:style-name="ce119">
            <text:p>227.609</text:p>
          </table:table-cell>
          <table:table-cell office:value-type="percentage" office:value="0.92349046115894284" table:style-name="ce83">
            <text:p>92,3%</text:p>
          </table:table-cell>
          <table:table-cell office:value-type="float" office:value="203330" table:style-name="ce119">
            <text:p>203.330</text:p>
          </table:table-cell>
          <table:table-cell office:value-type="percentage" office:value="0.89699531054927895" table:style-name="ce83">
            <text:p>89,7%</text:p>
          </table:table-cell>
          <table:table-cell office:value-type="float" office:value="250966" table:style-name="ce119">
            <text:p>250.966</text:p>
          </table:table-cell>
          <table:table-cell office:value-type="percentage" office:value="0.77151464846752127" table:style-name="ce83">
            <text:p>77,2%</text:p>
          </table:table-cell>
          <table:table-cell office:value-type="float" office:value="198111" table:style-name="ce119">
            <text:p>198.111</text:p>
          </table:table-cell>
          <table:table-cell office:value-type="percentage" office:value="0.6135214983834405" table:style-name="ce83">
            <text:p>61,4%</text:p>
          </table:table-cell>
          <table:table-cell office:value-type="float" office:value="93533" table:style-name="ce119">
            <text:p>93.533</text:p>
          </table:table-cell>
          <table:table-cell office:value-type="percentage" office:value="0.398711784063976" table:style-name="ce83">
            <text:p>39,9%</text:p>
          </table:table-cell>
          <table:table-cell office:value-type="float" office:value="57140" table:style-name="ce119">
            <text:p>57.140</text:p>
          </table:table-cell>
          <table:table-cell office:value-type="percentage" office:value="0.29623561981885765" table:style-name="ce83">
            <text:p>29,6%</text:p>
          </table:table-cell>
          <table:table-cell office:value-type="float" office:value="7176" table:style-name="ce116">
            <text:p>7.176</text:p>
          </table:table-cell>
          <table:table-cell office:value-type="percentage" office:value="0.17428051001821493" table:style-name="ce117">
            <text:p>17,4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tabria</text:p>
          </table:table-cell>
          <table:table-cell office:value-type="float" office:value="93089" table:style-name="ce119">
            <text:p>93.089</text:p>
          </table:table-cell>
          <table:table-cell office:value-type="percentage" office:value="0.9458534008006666" table:style-name="ce83">
            <text:p>94,6%</text:p>
          </table:table-cell>
          <table:table-cell office:value-type="float" office:value="77067" table:style-name="ce119">
            <text:p>77.067</text:p>
          </table:table-cell>
          <table:table-cell office:value-type="percentage" office:value="0.99845826963438966" table:style-name="ce83">
            <text:p>99,8%</text:p>
          </table:table-cell>
          <table:table-cell office:value-type="float" office:value="74409" table:style-name="ce119">
            <text:p>74.409</text:p>
          </table:table-cell>
          <table:table-cell office:value-type="percentage" office:value="0.87380658798661259" table:style-name="ce83">
            <text:p>87,4%</text:p>
          </table:table-cell>
          <table:table-cell office:value-type="float" office:value="64804" table:style-name="ce119">
            <text:p>64.804</text:p>
          </table:table-cell>
          <table:table-cell office:value-type="percentage" office:value="0.7251689718454859" table:style-name="ce83">
            <text:p>72,5%</text:p>
          </table:table-cell>
          <table:table-cell office:value-type="float" office:value="33164" table:style-name="ce119">
            <text:p>33.164</text:p>
          </table:table-cell>
          <table:table-cell office:value-type="percentage" office:value="0.58350341332957989" table:style-name="ce83">
            <text:p>58,4%</text:p>
          </table:table-cell>
          <table:table-cell office:value-type="float" office:value="21933" table:style-name="ce119">
            <text:p>21.933</text:p>
          </table:table-cell>
          <table:table-cell office:value-type="percentage" office:value="0.50508935151068535" table:style-name="ce83">
            <text:p>50,5%</text:p>
          </table:table-cell>
          <table:table-cell office:value-type="float" office:value="3203" table:style-name="ce116">
            <text:p>3.203</text:p>
          </table:table-cell>
          <table:table-cell office:value-type="percentage" office:value="0.32194190370891546" table:style-name="ce117">
            <text:p>32,2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y León<text:s/></text:p>
          </table:table-cell>
          <table:table-cell office:value-type="float" office:value="453058" table:style-name="ce119">
            <text:p>453.058</text:p>
          </table:table-cell>
          <table:table-cell office:value-type="percentage" office:value="0.94378038771284423" table:style-name="ce83">
            <text:p>94,4%</text:p>
          </table:table-cell>
          <table:table-cell office:value-type="float" office:value="312838" table:style-name="ce119">
            <text:p>312.838</text:p>
          </table:table-cell>
          <table:table-cell office:value-type="percentage" office:value="0.96235637929708528" table:style-name="ce83">
            <text:p>96,2%</text:p>
          </table:table-cell>
          <table:table-cell office:value-type="float" office:value="317772" table:style-name="ce119">
            <text:p>317.772</text:p>
          </table:table-cell>
          <table:table-cell office:value-type="percentage" office:value="0.89044938310350918" table:style-name="ce83">
            <text:p>89,0%</text:p>
          </table:table-cell>
          <table:table-cell office:value-type="float" office:value="244246" table:style-name="ce119">
            <text:p>244.246</text:p>
          </table:table-cell>
          <table:table-cell office:value-type="percentage" office:value="0.75139205926326991" table:style-name="ce83">
            <text:p>75,1%</text:p>
          </table:table-cell>
          <table:table-cell office:value-type="float" office:value="134151" table:style-name="ce119">
            <text:p>134.151</text:p>
          </table:table-cell>
          <table:table-cell office:value-type="percentage" office:value="0.61743344747597484" table:style-name="ce83">
            <text:p>61,7%</text:p>
          </table:table-cell>
          <table:table-cell office:value-type="float" office:value="102765" table:style-name="ce119">
            <text:p>102.765</text:p>
          </table:table-cell>
          <table:table-cell office:value-type="percentage" office:value="0.55050515872590722" table:style-name="ce83">
            <text:p>55,1%</text:p>
          </table:table-cell>
          <table:table-cell office:value-type="float" office:value="13963" table:style-name="ce116">
            <text:p>13.963</text:p>
          </table:table-cell>
          <table:table-cell office:value-type="percentage" office:value="0.29345130511537976" table:style-name="ce117">
            <text:p>29,3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- La Mancha</text:p>
          </table:table-cell>
          <table:table-cell office:value-type="float" office:value="278521" table:style-name="ce119">
            <text:p>278.521</text:p>
          </table:table-cell>
          <table:table-cell office:value-type="percentage" office:value="0.94166193335497128" table:style-name="ce83">
            <text:p>94,2%</text:p>
          </table:table-cell>
          <table:table-cell office:value-type="float" office:value="215522" table:style-name="ce119">
            <text:p>215.522</text:p>
          </table:table-cell>
          <table:table-cell office:value-type="percentage" office:value="0.96471862634509675" table:style-name="ce83">
            <text:p>96,5%</text:p>
          </table:table-cell>
          <table:table-cell office:value-type="float" office:value="238011" table:style-name="ce119">
            <text:p>238.011</text:p>
          </table:table-cell>
          <table:table-cell office:value-type="percentage" office:value="0.82908707101952095" table:style-name="ce83">
            <text:p>82,9%</text:p>
          </table:table-cell>
          <table:table-cell office:value-type="float" office:value="195664" table:style-name="ce119">
            <text:p>195.664</text:p>
          </table:table-cell>
          <table:table-cell office:value-type="percentage" office:value="0.68059647499556508" table:style-name="ce83">
            <text:p>68,1%</text:p>
          </table:table-cell>
          <table:table-cell office:value-type="float" office:value="107458" table:style-name="ce119">
            <text:p>107.458</text:p>
          </table:table-cell>
          <table:table-cell office:value-type="percentage" office:value="0.51850457909923475" table:style-name="ce83">
            <text:p>51,9%</text:p>
          </table:table-cell>
          <table:table-cell office:value-type="float" office:value="79856" table:style-name="ce119">
            <text:p>79.856</text:p>
          </table:table-cell>
          <table:table-cell office:value-type="percentage" office:value="0.456314784973886" table:style-name="ce83">
            <text:p>45,6%</text:p>
          </table:table-cell>
          <table:table-cell office:value-type="float" office:value="12426" table:style-name="ce116">
            <text:p>12.426</text:p>
          </table:table-cell>
          <table:table-cell office:value-type="percentage" office:value="0.33611035975114956" table:style-name="ce117">
            <text:p>33,6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taluña</text:p>
          </table:table-cell>
          <table:table-cell office:value-type="float" office:value="992989" table:style-name="ce119">
            <text:p>992.989</text:p>
          </table:table-cell>
          <table:table-cell office:value-type="percentage" office:value="0.92410354913670278" table:style-name="ce83">
            <text:p>92,4%</text:p>
          </table:table-cell>
          <table:table-cell office:value-type="float" office:value="748773" table:style-name="ce119">
            <text:p>748.773</text:p>
          </table:table-cell>
          <table:table-cell office:value-type="percentage" office:value="0.9328842337128711" table:style-name="ce83">
            <text:p>93,3%</text:p>
          </table:table-cell>
          <table:table-cell office:value-type="float" office:value="820849" table:style-name="ce119">
            <text:p>820.849</text:p>
          </table:table-cell>
          <table:table-cell office:value-type="percentage" office:value="0.78893651785285213" table:style-name="ce83">
            <text:p>78,9%</text:p>
          </table:table-cell>
          <table:table-cell office:value-type="float" office:value="717661" table:style-name="ce119">
            <text:p>717.661</text:p>
          </table:table-cell>
          <table:table-cell office:value-type="percentage" office:value="0.62020346752072786" table:style-name="ce83">
            <text:p>62,0%</text:p>
          </table:table-cell>
          <table:table-cell office:value-type="float" office:value="388588" table:style-name="ce119">
            <text:p>388.588</text:p>
          </table:table-cell>
          <table:table-cell office:value-type="percentage" office:value="0.47339420482301992" table:style-name="ce83">
            <text:p>47,3%</text:p>
          </table:table-cell>
          <table:table-cell office:value-type="float" office:value="274208" table:style-name="ce119">
            <text:p>274.208</text:p>
          </table:table-cell>
          <table:table-cell office:value-type="percentage" office:value="0.39967991557700466" table:style-name="ce83">
            <text:p>40,0%</text:p>
          </table:table-cell>
          <table:table-cell office:value-type="float" office:value="40479" table:style-name="ce116">
            <text:p>40.479</text:p>
          </table:table-cell>
          <table:table-cell office:value-type="percentage" office:value="0.2844304224402035" table:style-name="ce117">
            <text:p>28,4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. Valenciana</text:p>
          </table:table-cell>
          <table:table-cell office:value-type="float" office:value="702827" table:style-name="ce119">
            <text:p>702.827</text:p>
          </table:table-cell>
          <table:table-cell office:value-type="percentage" office:value="0.96100083544244952" table:style-name="ce83">
            <text:p>96,1%</text:p>
          </table:table-cell>
          <table:table-cell office:value-type="float" office:value="571260" table:style-name="ce119">
            <text:p>571.260</text:p>
          </table:table-cell>
          <table:table-cell office:value-type="percentage" office:value="0.98531496755632364" table:style-name="ce83">
            <text:p>98,5%</text:p>
          </table:table-cell>
          <table:table-cell office:value-type="float" office:value="625882" table:style-name="ce119">
            <text:p>625.882</text:p>
          </table:table-cell>
          <table:table-cell office:value-type="percentage" office:value="0.85291524430544485" table:style-name="ce83">
            <text:p>85,3%</text:p>
          </table:table-cell>
          <table:table-cell office:value-type="float" office:value="554002" table:style-name="ce119">
            <text:p>554.002</text:p>
          </table:table-cell>
          <table:table-cell office:value-type="percentage" office:value="0.71943266316388199" table:style-name="ce83">
            <text:p>71,9%</text:p>
          </table:table-cell>
          <table:table-cell office:value-type="float" office:value="310931" table:style-name="ce119">
            <text:p>310.931</text:p>
          </table:table-cell>
          <table:table-cell office:value-type="percentage" office:value="0.58585422747116711" table:style-name="ce83">
            <text:p>58,6%</text:p>
          </table:table-cell>
          <table:table-cell office:value-type="float" office:value="243067" table:style-name="ce119">
            <text:p>243.067</text:p>
          </table:table-cell>
          <table:table-cell office:value-type="percentage" office:value="0.5432538866588591" table:style-name="ce83">
            <text:p>54,3%</text:p>
          </table:table-cell>
          <table:table-cell office:value-type="float" office:value="51475" table:style-name="ce116">
            <text:p>51.475</text:p>
          </table:table-cell>
          <table:table-cell office:value-type="percentage" office:value="0.53859353583124936" table:style-name="ce117">
            <text:p>53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Extremadura</text:p>
          </table:table-cell>
          <table:table-cell office:value-type="float" office:value="156569" table:style-name="ce119">
            <text:p>156.569</text:p>
          </table:table-cell>
          <table:table-cell office:value-type="percentage" office:value="0.90247220284859564" table:style-name="ce83">
            <text:p>90,2%</text:p>
          </table:table-cell>
          <table:table-cell office:value-type="float" office:value="128809" table:style-name="ce119">
            <text:p>128.809</text:p>
          </table:table-cell>
          <table:table-cell office:value-type="percentage" office:value="0.96912265918307461" table:style-name="ce83">
            <text:p>96,9%</text:p>
          </table:table-cell>
          <table:table-cell office:value-type="float" office:value="137523" table:style-name="ce119">
            <text:p>137.523</text:p>
          </table:table-cell>
          <table:table-cell office:value-type="percentage" office:value="0.85086123691439597" table:style-name="ce83">
            <text:p>85,1%</text:p>
          </table:table-cell>
          <table:table-cell office:value-type="float" office:value="109081" table:style-name="ce119">
            <text:p>109.081</text:p>
          </table:table-cell>
          <table:table-cell office:value-type="percentage" office:value="0.74572551700564005" table:style-name="ce83">
            <text:p>74,6%</text:p>
          </table:table-cell>
          <table:table-cell office:value-type="float" office:value="73827" table:style-name="ce119">
            <text:p>73.827</text:p>
          </table:table-cell>
          <table:table-cell office:value-type="percentage" office:value="0.65093416330885145" table:style-name="ce83">
            <text:p>65,1%</text:p>
          </table:table-cell>
          <table:table-cell office:value-type="float" office:value="52296" table:style-name="ce119">
            <text:p>52.296</text:p>
          </table:table-cell>
          <table:table-cell office:value-type="percentage" office:value="0.55837194900595788" table:style-name="ce83">
            <text:p>55,8%</text:p>
          </table:table-cell>
          <table:table-cell office:value-type="float" office:value="7164" table:style-name="ce116">
            <text:p>7.164</text:p>
          </table:table-cell>
          <table:table-cell office:value-type="percentage" office:value="0.37176959003632587" table:style-name="ce117">
            <text:p>37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Galicia</text:p>
          </table:table-cell>
          <table:table-cell office:value-type="float" office:value="510326" table:style-name="ce119">
            <text:p>510.326</text:p>
          </table:table-cell>
          <table:table-cell office:value-type="percentage" office:value="0.95665915575334715" table:style-name="ce83">
            <text:p>95,7%</text:p>
          </table:table-cell>
          <table:table-cell office:value-type="float" office:value="339571" table:style-name="ce119">
            <text:p>339.571</text:p>
          </table:table-cell>
          <table:table-cell office:value-type="percentage" office:value="0.97509224827348562" table:style-name="ce83">
            <text:p>97,5%</text:p>
          </table:table-cell>
          <table:table-cell office:value-type="float" office:value="379513" table:style-name="ce119">
            <text:p>379.513</text:p>
          </table:table-cell>
          <table:table-cell office:value-type="percentage" office:value="0.96551732910674259" table:style-name="ce83">
            <text:p>96,6%</text:p>
          </table:table-cell>
          <table:table-cell office:value-type="float" office:value="394412" table:style-name="ce119">
            <text:p>394.412</text:p>
          </table:table-cell>
          <table:table-cell office:value-type="percentage" office:value="0.95849483949831227" table:style-name="ce83">
            <text:p>95,8%</text:p>
          </table:table-cell>
          <table:table-cell office:value-type="float" office:value="209681" table:style-name="ce119">
            <text:p>209.681</text:p>
          </table:table-cell>
          <table:table-cell office:value-type="percentage" office:value="0.78367549829758443" table:style-name="ce83">
            <text:p>78,4%</text:p>
          </table:table-cell>
          <table:table-cell office:value-type="float" office:value="153359" table:style-name="ce119">
            <text:p>153.359</text:p>
          </table:table-cell>
          <table:table-cell office:value-type="percentage" office:value="0.75655129545947863" table:style-name="ce83">
            <text:p>75,7%</text:p>
          </table:table-cell>
          <table:table-cell office:value-type="float" office:value="28632" table:style-name="ce116">
            <text:p>28.632</text:p>
          </table:table-cell>
          <table:table-cell office:value-type="percentage" office:value="0.68607576737833365" table:style-name="ce117">
            <text:p>68,6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La Rioja</text:p>
          </table:table-cell>
          <table:table-cell office:value-type="float" office:value="46309" table:style-name="ce119">
            <text:p>46.309</text:p>
          </table:table-cell>
          <table:table-cell office:value-type="percentage" office:value="0.82903381728996217" table:style-name="ce83">
            <text:p>82,9%</text:p>
          </table:table-cell>
          <table:table-cell office:value-type="float" office:value="37444" table:style-name="ce119">
            <text:p>37.444</text:p>
          </table:table-cell>
          <table:table-cell office:value-type="percentage" office:value="0.94231930742903158" table:style-name="ce83">
            <text:p>94,2%</text:p>
          </table:table-cell>
          <table:table-cell office:value-type="float" office:value="38367" table:style-name="ce119">
            <text:p>38.367</text:p>
          </table:table-cell>
          <table:table-cell office:value-type="percentage" office:value="0.82789202252767413" table:style-name="ce83">
            <text:p>82,8%</text:p>
          </table:table-cell>
          <table:table-cell office:value-type="float" office:value="34844" table:style-name="ce119">
            <text:p>34.844</text:p>
          </table:table-cell>
          <table:table-cell office:value-type="percentage" office:value="0.71579120359908788" table:style-name="ce83">
            <text:p>71,6%</text:p>
          </table:table-cell>
          <table:table-cell office:value-type="float" office:value="18330" table:style-name="ce119">
            <text:p>18.330</text:p>
          </table:table-cell>
          <table:table-cell office:value-type="percentage" office:value="0.56401735438013478" table:style-name="ce83">
            <text:p>56,4%</text:p>
          </table:table-cell>
          <table:table-cell office:value-type="float" office:value="12602" table:style-name="ce119">
            <text:p>12.602</text:p>
          </table:table-cell>
          <table:table-cell office:value-type="percentage" office:value="0.49293956581263448" table:style-name="ce83">
            <text:p>49,3%</text:p>
          </table:table-cell>
          <table:table-cell office:value-type="float" office:value="2165" table:style-name="ce116">
            <text:p>2.165</text:p>
          </table:table-cell>
          <table:table-cell office:value-type="percentage" office:value="0.38861963740800576" table:style-name="ce117">
            <text:p>38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adrid</text:p>
          </table:table-cell>
          <table:table-cell office:value-type="float" office:value="841271" table:style-name="ce119">
            <text:p>841.271</text:p>
          </table:table-cell>
          <table:table-cell office:value-type="percentage" office:value="0.95131105200785226" table:style-name="ce83">
            <text:p>95,1%</text:p>
          </table:table-cell>
          <table:table-cell office:value-type="float" office:value="642724" table:style-name="ce119">
            <text:p>642.724</text:p>
          </table:table-cell>
          <table:table-cell office:value-type="percentage" office:value="0.92858794022122304" table:style-name="ce83">
            <text:p>92,9%</text:p>
          </table:table-cell>
          <table:table-cell office:value-type="float" office:value="744118" table:style-name="ce119">
            <text:p>744.118</text:p>
          </table:table-cell>
          <table:table-cell office:value-type="percentage" office:value="0.77239138671053931" table:style-name="ce83">
            <text:p>77,2%</text:p>
          </table:table-cell>
          <table:table-cell office:value-type="float" office:value="659019" table:style-name="ce119">
            <text:p>659.019</text:p>
          </table:table-cell>
          <table:table-cell office:value-type="percentage" office:value="0.62489711778070256" table:style-name="ce83">
            <text:p>62,5%</text:p>
          </table:table-cell>
          <table:table-cell office:value-type="float" office:value="391109" table:style-name="ce119">
            <text:p>391.109</text:p>
          </table:table-cell>
          <table:table-cell office:value-type="percentage" office:value="0.503997350563263" table:style-name="ce83">
            <text:p>50,4%</text:p>
          </table:table-cell>
          <table:table-cell office:value-type="float" office:value="284061" table:style-name="ce119">
            <text:p>284.061</text:p>
          </table:table-cell>
          <table:table-cell office:value-type="percentage" office:value="0.44925390838137264" table:style-name="ce83">
            <text:p>44,9%</text:p>
          </table:table-cell>
          <table:table-cell office:value-type="float" office:value="34869" table:style-name="ce116">
            <text:p>34.869</text:p>
          </table:table-cell>
          <table:table-cell office:value-type="percentage" office:value="0.28224409512554433" table:style-name="ce117">
            <text:p>28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urcia<text:s/></text:p>
          </table:table-cell>
          <table:table-cell office:value-type="float" office:value="164216" table:style-name="ce119">
            <text:p>164.216</text:p>
          </table:table-cell>
          <table:table-cell office:value-type="percentage" office:value="0.8909336530688643" table:style-name="ce83">
            <text:p>89,1%</text:p>
          </table:table-cell>
          <table:table-cell office:value-type="float" office:value="137239" table:style-name="ce119">
            <text:p>137.239</text:p>
          </table:table-cell>
          <table:table-cell office:value-type="percentage" office:value="0.89083839642727325" table:style-name="ce83">
            <text:p>89,1%</text:p>
          </table:table-cell>
          <table:table-cell office:value-type="float" office:value="158054" table:style-name="ce119">
            <text:p>158.054</text:p>
          </table:table-cell>
          <table:table-cell office:value-type="percentage" office:value="0.74519677317453803" table:style-name="ce83">
            <text:p>74,5%</text:p>
          </table:table-cell>
          <table:table-cell office:value-type="float" office:value="139101" table:style-name="ce119">
            <text:p>139.101</text:p>
          </table:table-cell>
          <table:table-cell office:value-type="percentage" office:value="0.58905409010641852" table:style-name="ce83">
            <text:p>58,9%</text:p>
          </table:table-cell>
          <table:table-cell office:value-type="float" office:value="69826" table:style-name="ce119">
            <text:p>69.826</text:p>
          </table:table-cell>
          <table:table-cell office:value-type="percentage" office:value="0.40547948387396493" table:style-name="ce83">
            <text:p>40,5%</text:p>
          </table:table-cell>
          <table:table-cell office:value-type="float" office:value="52034" table:style-name="ce119">
            <text:p>52.034</text:p>
          </table:table-cell>
          <table:table-cell office:value-type="percentage" office:value="0.35661220461648119" table:style-name="ce83">
            <text:p>35,7%</text:p>
          </table:table-cell>
          <table:table-cell office:value-type="float" office:value="6580" table:style-name="ce116">
            <text:p>6.580</text:p>
          </table:table-cell>
          <table:table-cell office:value-type="percentage" office:value="0.21461187214611871" table:style-name="ce117">
            <text:p>21,5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Navarra</text:p>
          </table:table-cell>
          <table:table-cell office:value-type="float" office:value="93704" table:style-name="ce119">
            <text:p>93.704</text:p>
          </table:table-cell>
          <table:table-cell office:value-type="percentage" office:value="0.95381765250760886" table:style-name="ce83">
            <text:p>95,4%</text:p>
          </table:table-cell>
          <table:table-cell office:value-type="float" office:value="72470" table:style-name="ce119">
            <text:p>72.470</text:p>
          </table:table-cell>
          <table:table-cell office:value-type="percentage" office:value="0.99959999448268255" table:style-name="ce83">
            <text:p>100,0%</text:p>
          </table:table-cell>
          <table:table-cell office:value-type="float" office:value="77652" table:style-name="ce119">
            <text:p>77.652</text:p>
          </table:table-cell>
          <table:table-cell office:value-type="percentage" office:value="0.83613653494131579" table:style-name="ce83">
            <text:p>83,6%</text:p>
          </table:table-cell>
          <table:table-cell office:value-type="float" office:value="65578" table:style-name="ce119">
            <text:p>65.578</text:p>
          </table:table-cell>
          <table:table-cell office:value-type="percentage" office:value="0.67848902775909703" table:style-name="ce83">
            <text:p>67,8%</text:p>
          </table:table-cell>
          <table:table-cell office:value-type="float" office:value="34421" table:style-name="ce119">
            <text:p>34.421</text:p>
          </table:table-cell>
          <table:table-cell office:value-type="percentage" office:value="0.5227262373004905" table:style-name="ce83">
            <text:p>52,3%</text:p>
          </table:table-cell>
          <table:table-cell office:value-type="float" office:value="26925" table:style-name="ce119">
            <text:p>26.925</text:p>
          </table:table-cell>
          <table:table-cell office:value-type="percentage" office:value="0.45246017342206091" table:style-name="ce83">
            <text:p>45,2%</text:p>
          </table:table-cell>
          <table:table-cell office:value-type="float" office:value="4095" table:style-name="ce116">
            <text:p>4.095</text:p>
          </table:table-cell>
          <table:table-cell office:value-type="percentage" office:value="0.30614533492822965" table:style-name="ce117">
            <text:p>30,6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País Vasco</text:p>
          </table:table-cell>
          <table:table-cell office:value-type="float" office:value="352928" table:style-name="ce119">
            <text:p>352.928</text:p>
          </table:table-cell>
          <table:table-cell office:value-type="percentage" office:value="0.9311249122769989" table:style-name="ce83">
            <text:p>93,1%</text:p>
          </table:table-cell>
          <table:table-cell office:value-type="float" office:value="261690" table:style-name="ce119">
            <text:p>261.690</text:p>
          </table:table-cell>
          <table:table-cell office:value-type="percentage" office:value="0.93892957220920592" table:style-name="ce83">
            <text:p>93,9%</text:p>
          </table:table-cell>
          <table:table-cell office:value-type="float" office:value="272733" table:style-name="ce119">
            <text:p>272.733</text:p>
          </table:table-cell>
          <table:table-cell office:value-type="percentage" office:value="0.8326860722856253" table:style-name="ce83">
            <text:p>83,3%</text:p>
          </table:table-cell>
          <table:table-cell office:value-type="float" office:value="202811" table:style-name="ce119">
            <text:p>202.811</text:p>
          </table:table-cell>
          <table:table-cell office:value-type="percentage" office:value="0.62346026271215094" table:style-name="ce83">
            <text:p>62,3%</text:p>
          </table:table-cell>
          <table:table-cell office:value-type="float" office:value="93462" table:style-name="ce119">
            <text:p>93.462</text:p>
          </table:table-cell>
          <table:table-cell office:value-type="percentage" office:value="0.44485166375531304" table:style-name="ce83">
            <text:p>44,5%</text:p>
          </table:table-cell>
          <table:table-cell office:value-type="float" office:value="66104" table:style-name="ce119">
            <text:p>66.104</text:p>
          </table:table-cell>
          <table:table-cell office:value-type="percentage" office:value="0.380113394592481" table:style-name="ce83">
            <text:p>38,0%</text:p>
          </table:table-cell>
          <table:table-cell office:value-type="float" office:value="11896" table:style-name="ce116">
            <text:p>11.896</text:p>
          </table:table-cell>
          <table:table-cell office:value-type="percentage" office:value="0.30863428808634286" table:style-name="ce117">
            <text:p>30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euta</text:p>
          </table:table-cell>
          <table:table-cell office:value-type="float" office:value="5749" table:style-name="ce119">
            <text:p>5.749</text:p>
          </table:table-cell>
          <table:table-cell office:value-type="percentage" office:value="0.91152687490090378" table:style-name="ce83">
            <text:p>91,2%</text:p>
          </table:table-cell>
          <table:table-cell office:value-type="float" office:value="7355" table:style-name="ce119">
            <text:p>7.355</text:p>
          </table:table-cell>
          <table:table-cell office:value-type="percentage" office:value="0.95993213260245369" table:style-name="ce83">
            <text:p>96,0%</text:p>
          </table:table-cell>
          <table:table-cell office:value-type="float" office:value="9294" table:style-name="ce119">
            <text:p>9.294</text:p>
          </table:table-cell>
          <table:table-cell office:value-type="percentage" office:value="0.87464709203839641" table:style-name="ce83">
            <text:p>87,5%</text:p>
          </table:table-cell>
          <table:table-cell office:value-type="float" office:value="8978" table:style-name="ce119">
            <text:p>8.978</text:p>
          </table:table-cell>
          <table:table-cell office:value-type="percentage" office:value="0.80017825311942958" table:style-name="ce83">
            <text:p>80,0%</text:p>
          </table:table-cell>
          <table:table-cell office:value-type="float" office:value="6429" table:style-name="ce119">
            <text:p>6.429</text:p>
          </table:table-cell>
          <table:table-cell office:value-type="percentage" office:value="0.68328196407694763" table:style-name="ce83">
            <text:p>68,3%</text:p>
          </table:table-cell>
          <table:table-cell office:value-type="float" office:value="5319" table:style-name="ce119">
            <text:p>5.319</text:p>
          </table:table-cell>
          <table:table-cell office:value-type="percentage" office:value="0.57384831157622185" table:style-name="ce83">
            <text:p>57,4%</text:p>
          </table:table-cell>
          <table:table-cell office:value-type="float" office:value="1032" table:style-name="ce116">
            <text:p>1.032</text:p>
          </table:table-cell>
          <table:table-cell office:value-type="percentage" office:value="0.43673296656792215" table:style-name="ce117">
            <text:p>43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elilla</text:p>
          </table:table-cell>
          <table:table-cell office:value-type="float" office:value="4598" table:style-name="ce119">
            <text:p>4.598</text:p>
          </table:table-cell>
          <table:table-cell office:value-type="percentage" office:value="0.84693313685761651" table:style-name="ce83">
            <text:p>84,7%</text:p>
          </table:table-cell>
          <table:table-cell office:value-type="float" office:value="6230" table:style-name="ce119">
            <text:p>6.230</text:p>
          </table:table-cell>
          <table:table-cell office:value-type="percentage" office:value="0.84052887209929839" table:style-name="ce83">
            <text:p>84,1%</text:p>
          </table:table-cell>
          <table:table-cell office:value-type="float" office:value="8059" table:style-name="ce119">
            <text:p>8.059</text:p>
          </table:table-cell>
          <table:table-cell office:value-type="percentage" office:value="0.80045689312673818" table:style-name="ce83">
            <text:p>80,0%</text:p>
          </table:table-cell>
          <table:table-cell office:value-type="float" office:value="7794" table:style-name="ce119">
            <text:p>7.794</text:p>
          </table:table-cell>
          <table:table-cell office:value-type="percentage" office:value="0.73569945252029456" table:style-name="ce83">
            <text:p>73,6%</text:p>
          </table:table-cell>
          <table:table-cell office:value-type="float" office:value="5095" table:style-name="ce119">
            <text:p>5.095</text:p>
          </table:table-cell>
          <table:table-cell office:value-type="percentage" office:value="0.55531335149863759" table:style-name="ce83">
            <text:p>55,5%</text:p>
          </table:table-cell>
          <table:table-cell office:value-type="float" office:value="4518" table:style-name="ce119">
            <text:p>4.518</text:p>
          </table:table-cell>
          <table:table-cell office:value-type="percentage" office:value="0.46257806900788367" table:style-name="ce83">
            <text:p>46,3%</text:p>
          </table:table-cell>
          <table:table-cell office:value-type="float" office:value="975" table:style-name="ce116">
            <text:p>975</text:p>
          </table:table-cell>
          <table:table-cell office:value-type="percentage" office:value="0.40372670807453415" table:style-name="ce117">
            <text:p>40,4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Fuerzas Armadas</text:p>
          </table:table-cell>
          <table:table-cell office:value-type="float" office:value="7" table:style-name="ce119">
            <text:p>7</text:p>
          </table:table-cell>
          <table:table-cell office:value-type="percentage" office:value="0.16666666666666666" table:style-name="ce83">
            <text:p>16,7%</text:p>
          </table:table-cell>
          <table:table-cell office:value-type="float" office:value="2389" table:style-name="ce119">
            <text:p>2.389</text:p>
          </table:table-cell>
          <table:table-cell office:value-type="percentage" office:value="0.64532685035116155" table:style-name="ce83">
            <text:p>64,5%</text:p>
          </table:table-cell>
          <table:table-cell office:value-type="float" office:value="7443" table:style-name="ce119">
            <text:p>7.443</text:p>
          </table:table-cell>
          <table:table-cell office:value-type="percentage" office:value="0.75594149908592323" table:style-name="ce83">
            <text:p>75,6%</text:p>
          </table:table-cell>
          <table:table-cell office:value-type="float" office:value="15352" table:style-name="ce119">
            <text:p>15.352</text:p>
          </table:table-cell>
          <table:table-cell office:value-type="percentage" office:value="0.67508025152807705" table:style-name="ce83">
            <text:p>67,5%</text:p>
          </table:table-cell>
          <table:table-cell office:value-type="float" office:value="15473" table:style-name="ce119">
            <text:p>15.473</text:p>
          </table:table-cell>
          <table:table-cell office:value-type="percentage" office:value="0.47486496439970538" table:style-name="ce83">
            <text:p>47,5%</text:p>
          </table:table-cell>
          <table:table-cell office:value-type="float" office:value="11104" table:style-name="ce119">
            <text:p>11.104</text:p>
          </table:table-cell>
          <table:table-cell office:value-type="percentage" office:value="0.45134541907162018" table:style-name="ce83">
            <text:p>45,1%</text:p>
          </table:table-cell>
          <table:table-cell office:value-type="float" office:value="256" table:style-name="ce116">
            <text:p>256</text:p>
          </table:table-cell>
          <table:table-cell office:value-type="percentage" office:value="0.19364599092284418" table:style-name="ce117">
            <text:p>19,4%</text:p>
          </table:table-cell>
          <table:table-cell table:number-columns-repeated="16369"/>
        </table:table-row>
        <table:table-row table:style-name="ro16">
          <table:table-cell office:value-type="string" table:style-name="ce120">
            <text:p>Sanidad Exterior</text:p>
          </table:table-cell>
          <table:table-cell office:value-type="float" office:value="79" table:style-name="ce119">
            <text:p>79</text:p>
          </table:table-cell>
          <table:table-cell office:value-type="percentage" office:value="0.98750000000000004" table:style-name="ce86">
            <text:p>98,8%</text:p>
          </table:table-cell>
          <table:table-cell office:value-type="float" office:value="303" table:style-name="ce119">
            <text:p>303</text:p>
          </table:table-cell>
          <table:table-cell office:value-type="percentage" office:value="0.96805111821086265" table:style-name="ce86">
            <text:p>96,8%</text:p>
          </table:table-cell>
          <table:table-cell office:value-type="float" office:value="707" table:style-name="ce119">
            <text:p>707</text:p>
          </table:table-cell>
          <table:table-cell office:value-type="percentage" office:value="0.76681127982646424" table:style-name="ce86">
            <text:p>76,7%</text:p>
          </table:table-cell>
          <table:table-cell office:value-type="float" office:value="945" table:style-name="ce119">
            <text:p>945</text:p>
          </table:table-cell>
          <table:table-cell office:value-type="percentage" office:value="0.47583081570996977" table:style-name="ce86">
            <text:p>47,6%</text:p>
          </table:table-cell>
          <table:table-cell office:value-type="float" office:value="1192" table:style-name="ce119">
            <text:p>1.192</text:p>
          </table:table-cell>
          <table:table-cell office:value-type="percentage" office:value="0.48633210934312526" table:style-name="ce86">
            <text:p>48,6%</text:p>
          </table:table-cell>
          <table:table-cell office:value-type="float" office:value="957" table:style-name="ce119">
            <text:p>957</text:p>
          </table:table-cell>
          <table:table-cell office:value-type="percentage" office:value="0.44677871148459386" table:style-name="ce86">
            <text:p>44,7%</text:p>
          </table:table-cell>
          <table:table-cell office:value-type="float" office:value="20" table:style-name="ce116">
            <text:p>20</text:p>
          </table:table-cell>
          <table:table-cell office:value-type="percentage" office:value="0.11627906976744186" table:style-name="ce117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121">
            <text:p>Totales</text:p>
          </table:table-cell>
          <table:table-cell office:value-type="float" office:value="6455765" table:style-name="ce122">
            <text:p>6.455.765</text:p>
          </table:table-cell>
          <table:table-cell office:value-type="percentage" office:value="0.9375847338918285" table:style-name="ce123">
            <text:p>93,76%</text:p>
          </table:table-cell>
          <table:table-cell office:value-type="float" office:value="5048394" table:style-name="ce122">
            <text:p>5.048.394</text:p>
          </table:table-cell>
          <table:table-cell office:value-type="percentage" office:value="0.94836688113464518" table:style-name="ce123">
            <text:p>94,84%</text:p>
          </table:table-cell>
          <table:table-cell office:value-type="float" office:value="5484320" table:style-name="ce122">
            <text:p>5.484.320</text:p>
          </table:table-cell>
          <table:table-cell office:value-type="percentage" office:value="0.80929173249894382" table:style-name="ce123">
            <text:p>80,93%</text:p>
          </table:table-cell>
          <table:table-cell office:value-type="float" office:value="4698924" table:style-name="ce122">
            <text:p>4.698.924</text:p>
          </table:table-cell>
          <table:table-cell office:value-type="percentage" office:value="0.66156134099061792" table:style-name="ce123">
            <text:p>66,16%</text:p>
          </table:table-cell>
          <table:table-cell office:value-type="float" office:value="2582073" table:style-name="ce122">
            <text:p>2.582.073</text:p>
          </table:table-cell>
          <table:table-cell office:value-type="percentage" office:value="0.50936388325520476" table:style-name="ce123">
            <text:p>50,94%</text:p>
          </table:table-cell>
          <table:table-cell office:value-type="float" office:value="1877622" table:style-name="ce122">
            <text:p>1.877.622</text:p>
          </table:table-cell>
          <table:table-cell office:value-type="percentage" office:value="0.44862121554950318" table:style-name="ce123">
            <text:p>44,86%</text:p>
          </table:table-cell>
          <table:table-cell office:value-type="float" office:value="292287" table:style-name="ce122">
            <text:p>292.287</text:p>
          </table:table-cell>
          <table:table-cell office:value-type="percentage" office:value="0.33332154928999236" table:style-name="ce123">
            <text:p>33,33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113"/>
        <table:table-row table:style-name="ro17">
          <table:table-cell table:style-name="ce127"/>
          <table:table-cell office:value-type="string" table:style-name="ce128">
            <text:p>Población a vacunar de 5 a 11 años</text:p>
          </table:table-cell>
          <table:table-cell office:value-type="string" table:style-name="ce128">
            <text:p>Nº Personas con 1 dosis</text:p>
          </table:table-cell>
          <table:table-cell office:value-type="string" table:style-name="ce128">
            <text:p>% 1ª dosis</text:p>
          </table:table-cell>
          <table:table-cell office:value-type="string" table:style-name="ce128">
            <text:p>Nº Personas con pauta completa</text:p>
          </table:table-cell>
          <table:table-cell office:value-type="string" table:style-name="ce129">
            <text:p><text:s/>% PC</text:p>
          </table:table-cell>
          <table:table-cell office:value-type="string" table:style-name="ce130">
            <text:p>Fecha de la última</text:p>
            <text:p><text:s/>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31">
            <text:p>Andalucía</text:p>
          </table:table-cell>
          <table:table-cell office:value-type="float" office:value="711866.23802299995" table:style-name="ce132">
            <text:p>711.866</text:p>
          </table:table-cell>
          <table:table-cell office:value-type="float" office:value="456452" table:style-name="ce132">
            <text:p>456.452</text:p>
          </table:table-cell>
          <table:table-cell office:value-type="percentage" office:value="0.6412047314782926" table:style-name="ce133">
            <text:p>64,1%</text:p>
          </table:table-cell>
          <table:table-cell office:value-type="float" office:value="374493" table:style-name="ce132">
            <text:p>374.493</text:p>
          </table:table-cell>
          <table:table-cell office:value-type="percentage" office:value="0.52607214669998204" table:style-name="ce133">
            <text:p>52,6%</text:p>
          </table:table-cell>
          <table:table-cell office:value-type="date" office:date-value="2023-02-15T00:00:00" table:style-name="ce134">
            <text:p>15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ragón</text:p>
          </table:table-cell>
          <table:table-cell office:value-type="float" office:value="101295.991253" table:style-name="ce132">
            <text:p>101.296</text:p>
          </table:table-cell>
          <table:table-cell office:value-type="float" office:value="56320" table:style-name="ce132">
            <text:p>56.320</text:p>
          </table:table-cell>
          <table:table-cell office:value-type="percentage" office:value="0.55599436170512839" table:style-name="ce133">
            <text:p>55,6%</text:p>
          </table:table-cell>
          <table:table-cell office:value-type="float" office:value="47611" table:style-name="ce132">
            <text:p>47.611</text:p>
          </table:table-cell>
          <table:table-cell office:value-type="percentage" office:value="0.4700186000558037" table:style-name="ce133">
            <text:p>47,0%</text:p>
          </table:table-cell>
          <table:table-cell office:value-type="date" office:date-value="2023-02-15T00:00:00" table:style-name="ce134">
            <text:p>15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sturias<text:s/></text:p>
          </table:table-cell>
          <table:table-cell office:value-type="float" office:value="60559.811022999995" table:style-name="ce132">
            <text:p>60.560</text:p>
          </table:table-cell>
          <table:table-cell office:value-type="float" office:value="45216" table:style-name="ce132">
            <text:p>45.216</text:p>
          </table:table-cell>
          <table:table-cell office:value-type="percentage" office:value="0.74663376975908047" table:style-name="ce133">
            <text:p>74,7%</text:p>
          </table:table-cell>
          <table:table-cell office:value-type="float" office:value="39777" table:style-name="ce132">
            <text:p>39.777</text:p>
          </table:table-cell>
          <table:table-cell office:value-type="percentage" office:value="0.65682173256605947" table:style-name="ce133">
            <text:p>65,7%</text:p>
          </table:table-cell>
          <table:table-cell office:value-type="date" office:date-value="2023-02-15T00:00:00" table:style-name="ce134">
            <text:p>15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Baleares</text:p>
          </table:table-cell>
          <table:table-cell office:value-type="float" office:value="96555.911571000004" table:style-name="ce132">
            <text:p>96.556</text:p>
          </table:table-cell>
          <table:table-cell office:value-type="float" office:value="34427" table:style-name="ce132">
            <text:p>34.427</text:p>
          </table:table-cell>
          <table:table-cell office:value-type="percentage" office:value="0.35654989363012701" table:style-name="ce133">
            <text:p>35,7%</text:p>
          </table:table-cell>
          <table:table-cell office:value-type="float" office:value="27246" table:style-name="ce132">
            <text:p>27.246</text:p>
          </table:table-cell>
          <table:table-cell office:value-type="percentage" office:value="0.28217847624964243" table:style-name="ce133">
            <text:p>28,2%</text:p>
          </table:table-cell>
          <table:table-cell office:value-type="date" office:date-value="2023-02-15T00:00:00" table:style-name="ce134">
            <text:p>15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arias</text:p>
          </table:table-cell>
          <table:table-cell office:value-type="float" office:value="151958.11089100002" table:style-name="ce132">
            <text:p>151.958</text:p>
          </table:table-cell>
          <table:table-cell office:value-type="float" office:value="82024" table:style-name="ce132">
            <text:p>82.024</text:p>
          </table:table-cell>
          <table:table-cell office:value-type="percentage" office:value="0.5397803349821586" table:style-name="ce133">
            <text:p>54,0%</text:p>
          </table:table-cell>
          <table:table-cell office:value-type="float" office:value="63612" table:style-name="ce132">
            <text:p>63.612</text:p>
          </table:table-cell>
          <table:table-cell office:value-type="percentage" office:value="0.41861536463577825" table:style-name="ce133">
            <text:p>41,9%</text:p>
          </table:table-cell>
          <table:table-cell office:value-type="date" office:date-value="2023-02-15T00:00:00" table:style-name="ce134">
            <text:p>15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tabria</text:p>
          </table:table-cell>
          <table:table-cell office:value-type="float" office:value="41717.294332999998" table:style-name="ce132">
            <text:p>41.717</text:p>
          </table:table-cell>
          <table:table-cell office:value-type="float" office:value="26270" table:style-name="ce132">
            <text:p>26.270</text:p>
          </table:table-cell>
          <table:table-cell office:value-type="percentage" office:value="0.629714856153061" table:style-name="ce133">
            <text:p>63,0%</text:p>
          </table:table-cell>
          <table:table-cell office:value-type="float" office:value="23857" table:style-name="ce132">
            <text:p>23.857</text:p>
          </table:table-cell>
          <table:table-cell office:value-type="percentage" office:value="0.57187313754257996" table:style-name="ce133">
            <text:p>57,2%</text:p>
          </table:table-cell>
          <table:table-cell office:value-type="date" office:date-value="2023-02-15T00:00:00" table:style-name="ce134">
            <text:p>15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y Leon<text:s/></text:p>
          </table:table-cell>
          <table:table-cell office:value-type="float" office:value="155567.76790400001" table:style-name="ce132">
            <text:p>155.568</text:p>
          </table:table-cell>
          <table:table-cell office:value-type="float" office:value="107203" table:style-name="ce132">
            <text:p>107.203</text:p>
          </table:table-cell>
          <table:table-cell office:value-type="percentage" office:value="0.68910804239445256" table:style-name="ce133">
            <text:p>68,9%</text:p>
          </table:table-cell>
          <table:table-cell office:value-type="float" office:value="99276" table:style-name="ce132">
            <text:p>99.276</text:p>
          </table:table-cell>
          <table:table-cell office:value-type="percentage" office:value="0.63815275707537733" table:style-name="ce133">
            <text:p>63,8%</text:p>
          </table:table-cell>
          <table:table-cell office:value-type="date" office:date-value="2023-02-14T00:00:00" table:style-name="ce134">
            <text:p>14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- La Mancha</text:p>
          </table:table-cell>
          <table:table-cell office:value-type="float" office:value="168143.211595" table:style-name="ce132">
            <text:p>168.143</text:p>
          </table:table-cell>
          <table:table-cell office:value-type="float" office:value="107750" table:style-name="ce132">
            <text:p>107.750</text:p>
          </table:table-cell>
          <table:table-cell office:value-type="percentage" office:value="0.64082277826079126" table:style-name="ce133">
            <text:p>64,1%</text:p>
          </table:table-cell>
          <table:table-cell office:value-type="float" office:value="89667" table:style-name="ce132">
            <text:p>89.667</text:p>
          </table:table-cell>
          <table:table-cell office:value-type="percentage" office:value="0.53327755042515423" table:style-name="ce133">
            <text:p>53,3%</text:p>
          </table:table-cell>
          <table:table-cell office:value-type="date" office:date-value="2023-02-15T00:00:00" table:style-name="ce134">
            <text:p>15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taluña</text:p>
          </table:table-cell>
          <table:table-cell office:value-type="float" office:value="636008.12552400003" table:style-name="ce132">
            <text:p>636.008</text:p>
          </table:table-cell>
          <table:table-cell office:value-type="float" office:value="265660" table:style-name="ce132">
            <text:p>265.660</text:p>
          </table:table-cell>
          <table:table-cell office:value-type="percentage" office:value="0.41769906600033713" table:style-name="ce133">
            <text:p>41,8%</text:p>
          </table:table-cell>
          <table:table-cell office:value-type="float" office:value="209213" table:style-name="ce132">
            <text:p>209.213</text:p>
          </table:table-cell>
          <table:table-cell office:value-type="percentage" office:value="0.32894705524026402" table:style-name="ce133">
            <text:p>32,9%</text:p>
          </table:table-cell>
          <table:table-cell office:value-type="date" office:date-value="2023-02-15T00:00:00" table:style-name="ce134">
            <text:p>15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. Valenciana</text:p>
          </table:table-cell>
          <table:table-cell office:value-type="float" office:value="403004.73383400001" table:style-name="ce132">
            <text:p>403.005</text:p>
          </table:table-cell>
          <table:table-cell office:value-type="float" office:value="266108" table:style-name="ce132">
            <text:p>266.108</text:p>
          </table:table-cell>
          <table:table-cell office:value-type="percentage" office:value="0.66030986154522797" table:style-name="ce133">
            <text:p>66,0%</text:p>
          </table:table-cell>
          <table:table-cell office:value-type="float" office:value="205520" table:style-name="ce132">
            <text:p>205.520</text:p>
          </table:table-cell>
          <table:table-cell office:value-type="percentage" office:value="0.50996919575802024" table:style-name="ce133">
            <text:p>51,0%</text:p>
          </table:table-cell>
          <table:table-cell office:value-type="date" office:date-value="2023-02-15T00:00:00" table:style-name="ce134">
            <text:p>15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Extremadura</text:p>
          </table:table-cell>
          <table:table-cell office:value-type="float" office:value="76572.953594999999" table:style-name="ce132">
            <text:p>76.573</text:p>
          </table:table-cell>
          <table:table-cell office:value-type="float" office:value="62162" table:style-name="ce132">
            <text:p>62.162</text:p>
          </table:table-cell>
          <table:table-cell office:value-type="percentage" office:value="0.81180099606421618" table:style-name="ce133">
            <text:p>81,2%</text:p>
          </table:table-cell>
          <table:table-cell office:value-type="float" office:value="53347" table:style-name="ce132">
            <text:p>53.347</text:p>
          </table:table-cell>
          <table:table-cell office:value-type="percentage" office:value="0.69668202015761616" table:style-name="ce133">
            <text:p>69,7%</text:p>
          </table:table-cell>
          <table:table-cell office:value-type="date" office:date-value="2023-02-14T00:00:00" table:style-name="ce134">
            <text:p>14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Galicia</text:p>
          </table:table-cell>
          <table:table-cell office:value-type="float" office:value="174389.62124499999" table:style-name="ce132">
            <text:p>174.390</text:p>
          </table:table-cell>
          <table:table-cell office:value-type="float" office:value="144747" table:style-name="ce132">
            <text:p>144.747</text:p>
          </table:table-cell>
          <table:table-cell office:value-type="percentage" office:value="0.83002072581283337" table:style-name="ce133">
            <text:p>83,0%</text:p>
          </table:table-cell>
          <table:table-cell office:value-type="float" office:value="128408" table:style-name="ce132">
            <text:p>128.408</text:p>
          </table:table-cell>
          <table:table-cell office:value-type="percentage" office:value="0.73632822345315829" table:style-name="ce133">
            <text:p>73,6%</text:p>
          </table:table-cell>
          <table:table-cell office:value-type="date" office:date-value="2023-02-15T00:00:00" table:style-name="ce134">
            <text:p>15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La Rioja</text:p>
          </table:table-cell>
          <table:table-cell office:value-type="float" office:value="24985.563856000001" table:style-name="ce132">
            <text:p>24.986</text:p>
          </table:table-cell>
          <table:table-cell office:value-type="float" office:value="17150" table:style-name="ce132">
            <text:p>17.150</text:p>
          </table:table-cell>
          <table:table-cell office:value-type="percentage" office:value="0.68639635666583609" table:style-name="ce133">
            <text:p>68,6%</text:p>
          </table:table-cell>
          <table:table-cell office:value-type="float" office:value="14928" table:style-name="ce132">
            <text:p>14.928</text:p>
          </table:table-cell>
          <table:table-cell office:value-type="percentage" office:value="0.59746500363309629" table:style-name="ce133">
            <text:p>59,7%</text:p>
          </table:table-cell>
          <table:table-cell office:value-type="date" office:date-value="2023-02-15T00:00:00" table:style-name="ce134">
            <text:p>15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adrid</text:p>
          </table:table-cell>
          <table:table-cell office:value-type="float" office:value="557396.80747899995" table:style-name="ce132">
            <text:p>557.397</text:p>
          </table:table-cell>
          <table:table-cell office:value-type="float" office:value="271781" table:style-name="ce132">
            <text:p>271.781</text:p>
          </table:table-cell>
          <table:table-cell office:value-type="percentage" office:value="0.4875898038046072" table:style-name="ce133">
            <text:p>48,8%</text:p>
          </table:table-cell>
          <table:table-cell office:value-type="float" office:value="243541" table:style-name="ce132">
            <text:p>243.541</text:p>
          </table:table-cell>
          <table:table-cell office:value-type="percentage" office:value="0.43692571742828912" table:style-name="ce133">
            <text:p>43,7%</text:p>
          </table:table-cell>
          <table:table-cell office:value-type="date" office:date-value="2023-02-15T00:00:00" table:style-name="ce134">
            <text:p>15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urcia<text:s/></text:p>
          </table:table-cell>
          <table:table-cell office:value-type="float" office:value="138113.43695899998" table:style-name="ce132">
            <text:p>138.113</text:p>
          </table:table-cell>
          <table:table-cell office:value-type="float" office:value="72612" table:style-name="ce132">
            <text:p>72.612</text:p>
          </table:table-cell>
          <table:table-cell office:value-type="percentage" office:value="0.52574174967172393" table:style-name="ce133">
            <text:p>52,6%</text:p>
          </table:table-cell>
          <table:table-cell office:value-type="float" office:value="52546" table:style-name="ce132">
            <text:p>52.546</text:p>
          </table:table-cell>
          <table:table-cell office:value-type="percentage" office:value="0.38045537897662107" table:style-name="ce133">
            <text:p>38,0%</text:p>
          </table:table-cell>
          <table:table-cell office:value-type="date" office:date-value="2023-02-15T00:00:00" table:style-name="ce134">
            <text:p>15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Navarra</text:p>
          </table:table-cell>
          <table:table-cell office:value-type="float" office:value="55623.848526000009" table:style-name="ce132">
            <text:p>55.624</text:p>
          </table:table-cell>
          <table:table-cell office:value-type="float" office:value="30019" table:style-name="ce132">
            <text:p>30.019</text:p>
          </table:table-cell>
          <table:table-cell office:value-type="percentage" office:value="0.53967858743122299" table:style-name="ce133">
            <text:p>54,0%</text:p>
          </table:table-cell>
          <table:table-cell office:value-type="float" office:value="26407" table:style-name="ce132">
            <text:p>26.407</text:p>
          </table:table-cell>
          <table:table-cell office:value-type="percentage" office:value="0.47474241174910242" table:style-name="ce133">
            <text:p>47,5%</text:p>
          </table:table-cell>
          <table:table-cell office:value-type="date" office:date-value="2023-02-15T00:00:00" table:style-name="ce134">
            <text:p>15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País Vasco</text:p>
          </table:table-cell>
          <table:table-cell office:value-type="float" office:value="166591.270532" table:style-name="ce132">
            <text:p>166.591</text:p>
          </table:table-cell>
          <table:table-cell office:value-type="float" office:value="88739" table:style-name="ce132">
            <text:p>88.739</text:p>
          </table:table-cell>
          <table:table-cell office:value-type="percentage" office:value="0.53267496980254081" table:style-name="ce133">
            <text:p>53,3%</text:p>
          </table:table-cell>
          <table:table-cell office:value-type="float" office:value="71495" table:style-name="ce132">
            <text:p>71.495</text:p>
          </table:table-cell>
          <table:table-cell office:value-type="percentage" office:value="0.42916414390552804" table:style-name="ce133">
            <text:p>42,9%</text:p>
          </table:table-cell>
          <table:table-cell office:value-type="date" office:date-value="2023-02-15T00:00:00" table:style-name="ce134">
            <text:p>15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euta</text:p>
          </table:table-cell>
          <table:table-cell office:value-type="float" office:value="8813.6462310000006" table:style-name="ce132">
            <text:p>8.814</text:p>
          </table:table-cell>
          <table:table-cell office:value-type="float" office:value="3245" table:style-name="ce132">
            <text:p>3.245</text:p>
          </table:table-cell>
          <table:table-cell office:value-type="percentage" office:value="0.3681790617583956" table:style-name="ce133">
            <text:p>36,8%</text:p>
          </table:table-cell>
          <table:table-cell office:value-type="float" office:value="2281" table:style-name="ce132">
            <text:p>2.281</text:p>
          </table:table-cell>
          <table:table-cell office:value-type="percentage" office:value="0.2588032172175348" table:style-name="ce133">
            <text:p>25,9%</text:p>
          </table:table-cell>
          <table:table-cell office:value-type="date" office:date-value="2023-02-15T00:00:00" table:style-name="ce134">
            <text:p>15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elilla</text:p>
          </table:table-cell>
          <table:table-cell office:value-type="float" office:value="10836.881358999999" table:style-name="ce132">
            <text:p>10.837</text:p>
          </table:table-cell>
          <table:table-cell office:value-type="float" office:value="3657" table:style-name="ce132">
            <text:p>3.657</text:p>
          </table:table-cell>
          <table:table-cell office:value-type="percentage" office:value="0.33745870964646779" table:style-name="ce133">
            <text:p>33,7%</text:p>
          </table:table-cell>
          <table:table-cell office:value-type="float" office:value="2189" table:style-name="ce132">
            <text:p>2.189</text:p>
          </table:table-cell>
          <table:table-cell office:value-type="percentage" office:value="0.20199538294124092" table:style-name="ce133">
            <text:p>20,2%</text:p>
          </table:table-cell>
          <table:table-cell office:value-type="date" office:date-value="2023-02-14T00:00:00" table:style-name="ce134">
            <text:p>14/02/2023</text:p>
          </table:table-cell>
          <table:table-cell table:number-columns-repeated="16377"/>
        </table:table-row>
        <table:table-row table:style-name="ro5">
          <table:table-cell office:value-type="string" table:style-name="ce136">
            <text:p>Min. Defensa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3-02-15T00:00:00" table:style-name="ce134">
            <text:p>15/02/2023</text:p>
          </table:table-cell>
          <table:table-cell table:number-columns-repeated="16377"/>
        </table:table-row>
        <table:table-row table:style-name="ro5">
          <table:table-cell office:value-type="string" table:style-name="ce137">
            <text:p>Sanidad Exterior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3-02-15T00:00:00" table:style-name="ce134">
            <text:p>15/02/2023</text:p>
          </table:table-cell>
          <table:table-cell table:number-columns-repeated="16377"/>
        </table:table-row>
        <table:table-row table:style-name="ro5">
          <table:table-cell office:value-type="string" table:style-name="ce138">
            <text:p>Totales</text:p>
          </table:table-cell>
          <table:table-cell office:value-type="float" office:value="3740001.2257329994" table:style-name="ce139">
            <text:p>3.740.001</text:p>
          </table:table-cell>
          <table:table-cell office:value-type="float" office:value="2141542" table:style-name="ce139">
            <text:p>2.141.542</text:p>
          </table:table-cell>
          <table:table-cell office:value-type="percentage" office:value="0.57260462517102018" table:style-name="ce140">
            <text:p>57,3%</text:p>
          </table:table-cell>
          <table:table-cell office:value-type="float" office:value="1775414" table:style-name="ce139">
            <text:p>1.775.414</text:p>
          </table:table-cell>
          <table:table-cell office:value-type="percentage" office:value="0.4747094700890207" table:style-name="ce140">
            <text:p>47,5%</text:p>
          </table:table-cell>
          <table:table-cell table:style-name="ce139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3-02-16T14:37:00Z</dc:date>
  </office:meta>
</office:document-meta>
</file>